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3.515cm"/>
    </style:style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13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3.935cm"/>
    </style:style>
    <style:style style:name="co7" style:family="table-column">
      <style:table-column-properties fo:break-before="auto" style:column-width="4.23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number:number-style style:name="N10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2" style:family="table-cell" style:parent-style-name="Default" style:data-style-name="N10061">
      <style:text-properties style:text-position=""/>
    </style:style>
    <style:style style:name="ce14" style:family="table-cell" style:parent-style-name="Default" style:data-style-name="N10002">
      <style:text-properties style:text-position=""/>
    </style:style>
    <style:style style:name="ce15" style:family="table-cell" style:parent-style-name="Default" style:data-style-name="N10002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10061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1000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8" style:family="table-cell" style:parent-style-name="Default" style:data-style-name="N1006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 style:data-style-name="N10000">
      <style:text-properties style:text-position=""/>
    </style:style>
    <style:style style:name="ce9" style:family="table-cell" style:parent-style-name="Default" style:data-style-name="N10122">
      <style:text-properties style:text-position=""/>
    </style:style>
    <style:style style:name="ce19" style:family="table-cell" style:parent-style-name="Default" style:data-style-name="N10122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10124">
      <style:text-properties style:text-position=""/>
    </style:style>
    <style:style style:name="ce21" style:family="table-cell" style:parent-style-name="Default" style:data-style-name="N10125">
      <style:text-properties style:text-position=""/>
    </style:style>
    <style:style style:name="ce22" style:family="table-cell" style:parent-style-name="Default" style:data-style-name="N10123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10123">
      <style:text-properties style:text-position=""/>
    </style:style>
    <style:style style:name="ce24" style:family="table-cell" style:parent-style-name="Default" style:data-style-name="N10123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5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0000"/>
    <style:style style:name="ce27" style:family="table-cell" style:parent-style-name="Default" style:data-style-name="N10000">
      <style:text-properties fo:font-weight="bold" style:font-weight-asian="bold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012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0120"/>
    <style:style style:name="ce32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3" style:family="table-cell" style:parent-style-name="Default" style:data-style-name="N10122"/>
    <style:style style:name="ce34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012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10061"/>
    <style:style style:name="ce37" style:family="table-cell" style:parent-style-name="Default" style:data-style-name="N10120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002"/>
    <style:style style:name="ce39" style:family="table-cell" style:parent-style-name="Default" style:data-style-name="N1000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006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0002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10061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1012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10124"/>
    <style:style style:name="ce45" style:family="table-cell" style:parent-style-name="Default" style:data-style-name="N10125"/>
    <style:style style:name="ce46" style:family="table-cell" style:parent-style-name="Default" style:data-style-name="N1012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0123"/>
    <style:style style:name="ce48" style:family="table-cell" style:parent-style-name="Default" style:data-style-name="N10123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orus" table:style-name="ta1">
        <table:table-column table:style-name="co1" table:default-cell-style-name="Default"/>
        <table:table-column table:style-name="co5" table:default-cell-style-name="ce31"/>
        <table:table-column table:style-name="co1" table:default-cell-style-name="Default"/>
        <table:table-column table:style-name="co5" table:default-cell-style-name="ce31"/>
        <table:table-column table:style-name="co1" table:default-cell-style-name="Default"/>
        <table:table-column table:style-name="co5" table:default-cell-style-name="ce31"/>
        <table:table-column table:style-name="co1" table:default-cell-style-name="Default"/>
        <table:table-column table:style-name="co5" table:default-cell-style-name="ce31"/>
        <table:table-column table:style-name="co1" table:number-columns-repeated="4" table:default-cell-style-name="Default"/>
        <table:table-row table:style-name="ro4">
          <table:table-cell table:style-name="ce25"/>
          <table:table-cell table:style-name="ce30" office:value-type="string" calcext:value-type="string" table:number-columns-spanned="4" table:number-rows-spanned="1">
            <text:p>Gauss-Bonnet</text:p>
          </table:table-cell>
          <table:covered-table-cell table:style-name="ce34"/>
          <table:covered-table-cell table:style-name="ce30"/>
          <table:covered-table-cell table:style-name="ce34"/>
          <table:table-cell table:style-name="ce30" office:value-type="string" calcext:value-type="string" table:number-columns-spanned="4" table:number-rows-spanned="1">
            <text:p>Laplace(X)</text:p>
          </table:table-cell>
          <table:covered-table-cell table:style-name="ce34"/>
          <table:covered-table-cell table:style-name="ce30"/>
          <table:covered-table-cell table:style-name="ce34"/>
          <table:table-cell table:style-name="ce25"/>
          <table:table-cell table:style-name="ce29" table:number-columns-repeated="2"/>
        </table:table-row>
        <table:table-row table:style-name="ro4">
          <table:table-cell table:style-name="ce25" office:value-type="string" calcext:value-type="string">
            <text:p>hMax</text:p>
          </table:table-cell>
          <table:table-cell table:style-name="ce30" office:value-type="string" calcext:value-type="string">
            <text:p>Err2K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MaxK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2H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MaxH</text:p>
          </table:table-cell>
          <table:table-cell table:style-name="ce34" office:value-type="string" calcext:value-type="string">
            <text:p>EOC</text:p>
          </table:table-cell>
          <table:table-cell table:style-name="ce25" office:value-type="string" calcext:value-type="string" table:number-columns-spanned="3" table:number-rows-spanned="1">
            <text:p>Bem.</text:p>
          </table:table-cell>
          <table:covered-table-cell table:number-columns-repeated="2" table:style-name="ce29"/>
        </table:table-row>
        <table:table-row table:style-name="ro5">
          <table:table-cell table:style-name="ce26" office:value-type="float" office:value="0.263248" calcext:value-type="float">
            <text:p>0.263248</text:p>
          </table:table-cell>
          <table:table-cell office:value-type="float" office:value="0.0074421" calcext:value-type="float">
            <text:p>7.44210E-03</text:p>
          </table:table-cell>
          <table:table-cell table:style-name="ce26"/>
          <table:table-cell office:value-type="float" office:value="0.011257" calcext:value-type="float">
            <text:p>1.12570E-02</text:p>
          </table:table-cell>
          <table:table-cell table:style-name="ce26"/>
          <table:table-cell office:value-type="float" office:value="0.00228385" calcext:value-type="float">
            <text:p>2.28385E-03</text:p>
          </table:table-cell>
          <table:table-cell table:style-name="ce26"/>
          <table:table-cell office:value-type="float" office:value="0.00467504" calcext:value-type="float">
            <text:p>4.67504E-03</text:p>
          </table:table-cell>
          <table:table-cell table:style-name="ce26"/>
          <table:table-cell table:style-name="ce26" office:value-type="string" calcext:value-type="string">
            <text:p>1k</text:p>
          </table:table-cell>
          <table:table-cell table:number-columns-repeated="2"/>
        </table:table-row>
        <table:table-row table:style-name="ro5">
          <table:table-cell table:style-name="ce26" office:value-type="float" office:value="0.214754" calcext:value-type="float">
            <text:p>0.214754</text:p>
          </table:table-cell>
          <table:table-cell office:value-type="float" office:value="0.00512052" calcext:value-type="float">
            <text:p>5.12052E-03</text:p>
          </table:table-cell>
          <table:table-cell table:style-name="ce26" table:formula="of:=LOG([.B3]/[.B4])/LOG([.$A3]/[.$A4])" office:value-type="float" office:value="1.836399254351" calcext:value-type="float">
            <text:p>1.8363992544</text:p>
          </table:table-cell>
          <table:table-cell office:value-type="float" office:value="0.00797924" calcext:value-type="float">
            <text:p>7.97924E-03</text:p>
          </table:table-cell>
          <table:table-cell table:style-name="ce26" table:formula="of:=LOG([.D3]/[.D4])/LOG([.$A3]/[.$A4])" office:value-type="float" office:value="1.69028142419576" calcext:value-type="float">
            <text:p>1.6902814242</text:p>
          </table:table-cell>
          <table:table-cell office:value-type="float" office:value="0.00165668" calcext:value-type="float">
            <text:p>1.65668E-03</text:p>
          </table:table-cell>
          <table:table-cell table:style-name="ce26" table:formula="of:=LOG([.F3]/[.F4])/LOG([.$A3]/[.$A4])" office:value-type="float" office:value="1.57682567324839" calcext:value-type="float">
            <text:p>1.5768256732</text:p>
          </table:table-cell>
          <table:table-cell office:value-type="float" office:value="0.00360609" calcext:value-type="float">
            <text:p>3.60609E-03</text:p>
          </table:table-cell>
          <table:table-cell table:style-name="ce26" table:formula="of:=LOG([.H3]/[.H4])/LOG([.$A3]/[.$A4])" office:value-type="float" office:value="1.27509500584889" calcext:value-type="float">
            <text:p>1.2750950058</text:p>
          </table:table-cell>
          <table:table-cell table:style-name="ce26" office:value-type="string" calcext:value-type="string">
            <text:p>2k</text:p>
          </table:table-cell>
          <table:table-cell table:number-columns-repeated="2"/>
        </table:table-row>
        <table:table-row table:style-name="ro5">
          <table:table-cell table:style-name="ce26" office:value-type="float" office:value="0.138422" calcext:value-type="float">
            <text:p>0.138422</text:p>
          </table:table-cell>
          <table:table-cell office:value-type="float" office:value="0.0022492" calcext:value-type="float">
            <text:p>2.24920E-03</text:p>
          </table:table-cell>
          <table:table-cell table:style-name="ce26" table:formula="of:=LOG([.B4]/[.B5])/LOG([.$A4]/[.$A5])" office:value-type="float" office:value="1.8731950246673" calcext:value-type="float">
            <text:p>1.8731950247</text:p>
          </table:table-cell>
          <table:table-cell office:value-type="float" office:value="0.00364177" calcext:value-type="float">
            <text:p>3.64177E-03</text:p>
          </table:table-cell>
          <table:table-cell table:style-name="ce26" table:formula="of:=LOG([.D4]/[.D5])/LOG([.$A4]/[.$A5])" office:value-type="float" office:value="1.78596993063271" calcext:value-type="float">
            <text:p>1.7859699306</text:p>
          </table:table-cell>
          <table:table-cell office:value-type="float" office:value="0.000799274" calcext:value-type="float">
            <text:p>7.99274E-04</text:p>
          </table:table-cell>
          <table:table-cell table:style-name="ce26" table:formula="of:=LOG([.F4]/[.F5])/LOG([.$A4]/[.$A5])" office:value-type="float" office:value="1.65958554290632" calcext:value-type="float">
            <text:p>1.6595855429</text:p>
          </table:table-cell>
          <table:table-cell office:value-type="float" office:value="0.00185457" calcext:value-type="float">
            <text:p>1.85457E-03</text:p>
          </table:table-cell>
          <table:table-cell table:style-name="ce26" table:formula="of:=LOG([.H4]/[.H5])/LOG([.$A4]/[.$A5])" office:value-type="float" office:value="1.51409863126235" calcext:value-type="float">
            <text:p>1.5140986313</text:p>
          </table:table-cell>
          <table:table-cell table:style-name="ce26" office:value-type="string" calcext:value-type="string">
            <text:p>5k</text:p>
          </table:table-cell>
          <table:table-cell table:number-columns-repeated="2"/>
        </table:table-row>
        <table:table-row table:style-name="ro5">
          <table:table-cell table:style-name="ce26" office:value-type="float" office:value="0.0940568" calcext:value-type="float">
            <text:p>0.0940568</text:p>
          </table:table-cell>
          <table:table-cell office:value-type="float" office:value="0.00107505" calcext:value-type="float">
            <text:p>1.07505E-03</text:p>
          </table:table-cell>
          <table:table-cell table:style-name="ce26" table:formula="of:=LOG([.B5]/[.B6])/LOG([.$A5]/[.$A6])" office:value-type="float" office:value="1.91043448226819" calcext:value-type="float">
            <text:p>1.9104344823</text:p>
          </table:table-cell>
          <table:table-cell office:value-type="float" office:value="0.00178136" calcext:value-type="float">
            <text:p>1.78136E-03</text:p>
          </table:table-cell>
          <table:table-cell table:style-name="ce26" table:formula="of:=LOG([.D5]/[.D6])/LOG([.$A5]/[.$A6])" office:value-type="float" office:value="1.85061504904695" calcext:value-type="float">
            <text:p>1.850615049</text:p>
          </table:table-cell>
          <table:table-cell office:value-type="float" office:value="0.000403593" calcext:value-type="float">
            <text:p>4.03593E-04</text:p>
          </table:table-cell>
          <table:table-cell table:style-name="ce26" table:formula="of:=LOG([.F5]/[.F6])/LOG([.$A5]/[.$A6])" office:value-type="float" office:value="1.7683294147975" calcext:value-type="float">
            <text:p>1.7683294148</text:p>
          </table:table-cell>
          <table:table-cell office:value-type="float" office:value="0.000965446" calcext:value-type="float">
            <text:p>9.65446E-04</text:p>
          </table:table-cell>
          <table:table-cell table:style-name="ce26" table:formula="of:=LOG([.H5]/[.H6])/LOG([.$A5]/[.$A6])" office:value-type="float" office:value="1.68945193539072" calcext:value-type="float">
            <text:p>1.6894519354</text:p>
          </table:table-cell>
          <table:table-cell table:style-name="ce26" office:value-type="string" calcext:value-type="string">
            <text:p>10k</text:p>
          </table:table-cell>
          <table:table-cell table:number-columns-repeated="2"/>
        </table:table-row>
        <table:table-row table:style-name="ro5">
          <table:table-cell table:style-name="ce26" office:value-type="float" office:value="0.0603108" calcext:value-type="float">
            <text:p>0.0603108</text:p>
          </table:table-cell>
          <table:table-cell office:value-type="float" office:value="0.00047009" calcext:value-type="float">
            <text:p>4.70090E-04</text:p>
          </table:table-cell>
          <table:table-cell table:style-name="ce26" table:formula="of:=LOG([.B6]/[.B7])/LOG([.$A6]/[.$A7])" office:value-type="float" office:value="1.86143395594207" calcext:value-type="float">
            <text:p>1.8614339559</text:p>
          </table:table-cell>
          <table:table-cell office:value-type="float" office:value="0.00100995" calcext:value-type="float">
            <text:p>1.00995E-03</text:p>
          </table:table-cell>
          <table:table-cell table:style-name="ce26" table:formula="of:=LOG([.D6]/[.D7])/LOG([.$A6]/[.$A7])" office:value-type="float" office:value="1.27698480443656" calcext:value-type="float">
            <text:p>1.2769848044</text:p>
          </table:table-cell>
          <table:table-cell office:value-type="float" office:value="0.000178846" calcext:value-type="float">
            <text:p>1.78846E-04</text:p>
          </table:table-cell>
          <table:table-cell table:style-name="ce26" table:formula="of:=LOG([.F6]/[.F7])/LOG([.$A6]/[.$A7])" office:value-type="float" office:value="1.83146813464412" calcext:value-type="float">
            <text:p>1.8314681346</text:p>
          </table:table-cell>
          <table:table-cell office:value-type="float" office:value="0.000493851" calcext:value-type="float">
            <text:p>4.93851E-04</text:p>
          </table:table-cell>
          <table:table-cell table:style-name="ce26" table:formula="of:=LOG([.H6]/[.H7])/LOG([.$A6]/[.$A7])" office:value-type="float" office:value="1.50849443942829" calcext:value-type="float">
            <text:p>1.5084944394</text:p>
          </table:table-cell>
          <table:table-cell table:style-name="ce26" office:value-type="string" calcext:value-type="string">
            <text:p>25k</text:p>
          </table:table-cell>
          <table:table-cell table:number-columns-repeated="2"/>
        </table:table-row>
        <table:table-row table:style-name="ro5">
          <table:table-cell table:style-name="ce26" office:value-type="float" office:value="0.0427842" calcext:value-type="float">
            <text:p>0.0427842</text:p>
          </table:table-cell>
          <table:table-cell office:value-type="float" office:value="0.000248261" calcext:value-type="float">
            <text:p>2.48261E-04</text:p>
          </table:table-cell>
          <table:table-cell table:style-name="ce26" table:formula="of:=LOG([.B7]/[.B8])/LOG([.$A7]/[.$A8])" office:value-type="float" office:value="1.85949567738724" calcext:value-type="float">
            <text:p>1.8594956774</text:p>
          </table:table-cell>
          <table:table-cell office:value-type="float" office:value="0.000600032" calcext:value-type="float">
            <text:p>6.00032E-04</text:p>
          </table:table-cell>
          <table:table-cell table:style-name="ce26" table:formula="of:=LOG([.D7]/[.D8])/LOG([.$A7]/[.$A8])" office:value-type="float" office:value="1.51648396171383" calcext:value-type="float">
            <text:p>1.5164839617</text:p>
          </table:table-cell>
          <table:table-cell office:value-type="float" office:value="0.0000938298" calcext:value-type="float">
            <text:p>9.38298E-05</text:p>
          </table:table-cell>
          <table:table-cell table:style-name="ce26" table:formula="of:=LOG([.F7]/[.F8])/LOG([.$A7]/[.$A8])" office:value-type="float" office:value="1.87871569082737" calcext:value-type="float">
            <text:p>1.8787156908</text:p>
          </table:table-cell>
          <table:table-cell office:value-type="float" office:value="0.00027763" calcext:value-type="float">
            <text:p>2.77630E-04</text:p>
          </table:table-cell>
          <table:table-cell table:style-name="ce26" table:formula="of:=LOG([.H7]/[.H8])/LOG([.$A7]/[.$A8])" office:value-type="float" office:value="1.67746453734625" calcext:value-type="float">
            <text:p>1.6774645373</text:p>
          </table:table-cell>
          <table:table-cell table:style-name="ce26" office:value-type="string" calcext:value-type="string">
            <text:p>50k</text:p>
          </table:table-cell>
          <table:table-cell table:number-columns-repeated="2"/>
        </table:table-row>
        <table:table-row table:style-name="ro5">
          <table:table-cell table:style-name="ce26" office:value-type="float" office:value="0.0297978" calcext:value-type="float">
            <text:p>0.0297978</text:p>
          </table:table-cell>
          <table:table-cell office:value-type="float" office:value="0.000130007" calcext:value-type="float">
            <text:p>1.30007E-04</text:p>
          </table:table-cell>
          <table:table-cell table:style-name="ce26" table:formula="of:=LOG([.B8]/[.B9])/LOG([.$A8]/[.$A9])" office:value-type="float" office:value="1.78830787842928" calcext:value-type="float">
            <text:p>1.7883078784</text:p>
          </table:table-cell>
          <table:table-cell office:value-type="float" office:value="0.000422122" calcext:value-type="float">
            <text:p>4.22122E-04</text:p>
          </table:table-cell>
          <table:table-cell table:style-name="ce26" table:formula="of:=LOG([.D8]/[.D9])/LOG([.$A8]/[.$A9])" office:value-type="float" office:value="0.972229079081252" calcext:value-type="float">
            <text:p>0.9722290791</text:p>
          </table:table-cell>
          <table:table-cell office:value-type="float" office:value="0.0000473737" calcext:value-type="float">
            <text:p>4.73737E-05</text:p>
          </table:table-cell>
          <table:table-cell table:style-name="ce26" table:formula="of:=LOG([.F8]/[.F9])/LOG([.$A8]/[.$A9])" office:value-type="float" office:value="1.88927414676597" calcext:value-type="float">
            <text:p>1.8892741468</text:p>
          </table:table-cell>
          <table:table-cell office:value-type="float" office:value="0.000168828" calcext:value-type="float">
            <text:p>1.68828E-04</text:p>
          </table:table-cell>
          <table:table-cell table:style-name="ce26" table:formula="of:=LOG([.H8]/[.H9])/LOG([.$A8]/[.$A9])" office:value-type="float" office:value="1.37506681741839" calcext:value-type="float">
            <text:p>1.3750668174</text:p>
          </table:table-cell>
          <table:table-cell table:style-name="ce26" office:value-type="string" calcext:value-type="string">
            <text:p>100k</text:p>
          </table:table-cell>
          <table:table-cell table:number-columns-repeated="2"/>
        </table:table-row>
        <table:table-row table:style-name="ro5">
          <table:table-cell table:style-name="ce26" office:value-type="float" office:value="0.0188374" calcext:value-type="float">
            <text:p>0.0188374</text:p>
          </table:table-cell>
          <table:table-cell office:value-type="float" office:value="0.0000625571" calcext:value-type="float">
            <text:p>6.25571E-05</text:p>
          </table:table-cell>
          <table:table-cell table:style-name="ce26" table:formula="of:=LOG([.B9]/[.B10])/LOG([.$A9]/[.$A10])" office:value-type="float" office:value="1.5951243183672" calcext:value-type="float">
            <text:p>1.5951243184</text:p>
          </table:table-cell>
          <table:table-cell office:value-type="float" office:value="0.000330561" calcext:value-type="float">
            <text:p>3.30561E-04</text:p>
          </table:table-cell>
          <table:table-cell table:style-name="ce26" table:formula="of:=LOG([.D9]/[.D10])/LOG([.$A9]/[.$A10])" office:value-type="float" office:value="0.533162509988013" calcext:value-type="float">
            <text:p>0.53316251</text:p>
          </table:table-cell>
          <table:table-cell office:value-type="float" office:value="0.000020265" calcext:value-type="float">
            <text:p>2.02650E-05</text:p>
          </table:table-cell>
          <table:table-cell table:style-name="ce26" table:formula="of:=LOG([.F9]/[.F10])/LOG([.$A9]/[.$A10])" office:value-type="float" office:value="1.85170062247889" calcext:value-type="float">
            <text:p>1.8517006225</text:p>
          </table:table-cell>
          <table:table-cell office:value-type="float" office:value="0.000112425" calcext:value-type="float">
            <text:p>1.12425E-04</text:p>
          </table:table-cell>
          <table:table-cell table:style-name="ce26" table:formula="of:=LOG([.H9]/[.H10])/LOG([.$A9]/[.$A10])" office:value-type="float" office:value="0.88661732213914" calcext:value-type="float">
            <text:p>0.8866173221</text:p>
          </table:table-cell>
          <table:table-cell table:style-name="ce26" office:value-type="string" calcext:value-type="string">
            <text:p>250k</text:p>
          </table:table-cell>
          <table:table-cell table:number-columns-repeated="2"/>
        </table:table-row>
        <table:table-row table:style-name="ro5" table:number-rows-repeated="2"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 table:number-columns-repeated="2"/>
          <table:table-cell table:number-columns-repeated="2"/>
        </table:table-row>
        <table:table-row table:style-name="ro5">
          <table:table-cell table:style-name="ce25" office:value-type="string" calcext:value-type="string">
            <text:p>Weingarten:</text:p>
          </table:table-cell>
          <table:table-cell table:style-name="ce30" office:value-type="string" calcext:value-type="string" table:number-columns-spanned="4" table:number-rows-spanned="1">
            <text:p>k1 * k2</text:p>
          </table:table-cell>
          <table:covered-table-cell table:style-name="ce34"/>
          <table:covered-table-cell table:style-name="ce37"/>
          <table:covered-table-cell table:style-name="ce34"/>
          <table:table-cell table:style-name="ce30" office:value-type="string" calcext:value-type="string" table:number-columns-spanned="4" table:number-rows-spanned="1">
            <text:p>0.5 * (k1 + k2)</text:p>
          </table:table-cell>
          <table:covered-table-cell table:style-name="ce34"/>
          <table:covered-table-cell table:style-name="ce37"/>
          <table:covered-table-cell table:style-name="ce34"/>
          <table:table-cell table:style-name="ce34"/>
          <table:table-cell table:style-name="ce29" table:number-columns-repeated="2"/>
        </table:table-row>
        <table:table-row table:style-name="ro4">
          <table:table-cell table:style-name="ce25" office:value-type="string" calcext:value-type="string">
            <text:p>hMax</text:p>
          </table:table-cell>
          <table:table-cell table:style-name="ce30" office:value-type="string" calcext:value-type="string">
            <text:p>Err2K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MaxK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2H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MaxH</text:p>
          </table:table-cell>
          <table:table-cell table:style-name="ce34" office:value-type="string" calcext:value-type="string">
            <text:p>EOC</text:p>
          </table:table-cell>
          <table:table-cell table:style-name="ce25" office:value-type="string" calcext:value-type="string" table:number-columns-spanned="3" table:number-rows-spanned="1">
            <text:p>Bem.</text:p>
          </table:table-cell>
          <table:covered-table-cell table:number-columns-repeated="2" table:style-name="ce29"/>
        </table:table-row>
        <table:table-row table:style-name="ro5">
          <table:table-cell table:style-name="ce26" office:value-type="float" office:value="0.263248" calcext:value-type="float">
            <text:p>0.263248</text:p>
          </table:table-cell>
          <table:table-cell office:value-type="float" office:value="0.0600992" calcext:value-type="float">
            <text:p>6.00992E-02</text:p>
          </table:table-cell>
          <table:table-cell table:style-name="ce26"/>
          <table:table-cell office:value-type="float" office:value="0.120032" calcext:value-type="float">
            <text:p>1.20032E-01</text:p>
          </table:table-cell>
          <table:table-cell table:style-name="ce26"/>
          <table:table-cell office:value-type="float" office:value="0.0268038" calcext:value-type="float">
            <text:p>2.68038E-02</text:p>
          </table:table-cell>
          <table:table-cell table:style-name="ce26"/>
          <table:table-cell office:value-type="float" office:value="0.0377115" calcext:value-type="float">
            <text:p>3.77115E-02</text:p>
          </table:table-cell>
          <table:table-cell table:style-name="ce26"/>
          <table:table-cell table:style-name="ce26" office:value-type="string" calcext:value-type="string">
            <text:p>1k</text:p>
          </table:table-cell>
          <table:table-cell table:number-columns-repeated="2"/>
        </table:table-row>
        <table:table-row table:style-name="ro5">
          <table:table-cell table:style-name="ce26" office:value-type="float" office:value="0.214754" calcext:value-type="float">
            <text:p>0.214754</text:p>
          </table:table-cell>
          <table:table-cell office:value-type="float" office:value="0.0406086" calcext:value-type="float">
            <text:p>4.06086E-02</text:p>
          </table:table-cell>
          <table:table-cell table:style-name="ce26" table:formula="of:=LOG([.B15]/[.B16])/LOG([.$A15]/[.$A16])" office:value-type="float" office:value="1.92539381803985" calcext:value-type="float">
            <text:p>1.925393818</text:p>
          </table:table-cell>
          <table:table-cell office:value-type="float" office:value="0.0815485" calcext:value-type="float">
            <text:p>8.15485E-02</text:p>
          </table:table-cell>
          <table:table-cell table:style-name="ce26" table:formula="of:=LOG([.D15]/[.D16])/LOG([.$A15]/[.$A16])" office:value-type="float" office:value="1.89859551439327" calcext:value-type="float">
            <text:p>1.8985955144</text:p>
          </table:table-cell>
          <table:table-cell office:value-type="float" office:value="0.0186958" calcext:value-type="float">
            <text:p>1.86958E-02</text:p>
          </table:table-cell>
          <table:table-cell table:style-name="ce26" table:formula="of:=LOG([.F15]/[.F16])/LOG([.$A15]/[.$A16])" office:value-type="float" office:value="1.76934583521205" calcext:value-type="float">
            <text:p>1.7693458352</text:p>
          </table:table-cell>
          <table:table-cell office:value-type="float" office:value="0.0274883" calcext:value-type="float">
            <text:p>2.74883E-02</text:p>
          </table:table-cell>
          <table:table-cell table:style-name="ce26" table:formula="of:=LOG([.H15]/[.H16])/LOG([.$A15]/[.$A16])" office:value-type="float" office:value="1.55304223767711" calcext:value-type="float">
            <text:p>1.5530422377</text:p>
          </table:table-cell>
          <table:table-cell table:style-name="ce26" office:value-type="string" calcext:value-type="string">
            <text:p>2k</text:p>
          </table:table-cell>
          <table:table-cell table:number-columns-repeated="2"/>
        </table:table-row>
        <table:table-row table:style-name="ro5">
          <table:table-cell table:style-name="ce26" office:value-type="float" office:value="0.138422" calcext:value-type="float">
            <text:p>0.138422</text:p>
          </table:table-cell>
          <table:table-cell office:value-type="float" office:value="0.0177129" calcext:value-type="float">
            <text:p>1.77129E-02</text:p>
          </table:table-cell>
          <table:table-cell table:style-name="ce26" table:formula="of:=LOG([.B16]/[.B17])/LOG([.$A16]/[.$A17])" office:value-type="float" office:value="1.8891456174772" calcext:value-type="float">
            <text:p>1.8891456175</text:p>
          </table:table-cell>
          <table:table-cell office:value-type="float" office:value="0.0385582" calcext:value-type="float">
            <text:p>3.85582E-02</text:p>
          </table:table-cell>
          <table:table-cell table:style-name="ce26" table:formula="of:=LOG([.D16]/[.D17])/LOG([.$A16]/[.$A17])" office:value-type="float" office:value="1.70549337020557" calcext:value-type="float">
            <text:p>1.7054933702</text:p>
          </table:table-cell>
          <table:table-cell office:value-type="float" office:value="0.0083341" calcext:value-type="float">
            <text:p>8.33410E-03</text:p>
          </table:table-cell>
          <table:table-cell table:style-name="ce26" table:formula="of:=LOG([.F16]/[.F17])/LOG([.$A16]/[.$A17])" office:value-type="float" office:value="1.83963743263364" calcext:value-type="float">
            <text:p>1.8396374326</text:p>
          </table:table-cell>
          <table:table-cell office:value-type="float" office:value="0.0122584" calcext:value-type="float">
            <text:p>1.22584E-02</text:p>
          </table:table-cell>
          <table:table-cell table:style-name="ce26" table:formula="of:=LOG([.H16]/[.H17])/LOG([.$A16]/[.$A17])" office:value-type="float" office:value="1.83873958014058" calcext:value-type="float">
            <text:p>1.8387395801</text:p>
          </table:table-cell>
          <table:table-cell table:style-name="ce26" office:value-type="string" calcext:value-type="string">
            <text:p>5k</text:p>
          </table:table-cell>
          <table:table-cell table:number-columns-repeated="2"/>
        </table:table-row>
        <table:table-row table:style-name="ro5">
          <table:table-cell table:style-name="ce26" office:value-type="float" office:value="0.0940568" calcext:value-type="float">
            <text:p>0.0940568</text:p>
          </table:table-cell>
          <table:table-cell office:value-type="float" office:value="0.00865477" calcext:value-type="float">
            <text:p>8.65477E-03</text:p>
          </table:table-cell>
          <table:table-cell table:style-name="ce26" table:formula="of:=LOG([.B17]/[.B18])/LOG([.$A17]/[.$A18])" office:value-type="float" office:value="1.85343554856887" calcext:value-type="float">
            <text:p>1.8534355486</text:p>
          </table:table-cell>
          <table:table-cell office:value-type="float" office:value="0.0176576" calcext:value-type="float">
            <text:p>1.76576E-02</text:p>
          </table:table-cell>
          <table:table-cell table:style-name="ce26" table:formula="of:=LOG([.D17]/[.D18])/LOG([.$A17]/[.$A18])" office:value-type="float" office:value="2.02118545609382" calcext:value-type="float">
            <text:p>2.0211854561</text:p>
          </table:table-cell>
          <table:table-cell office:value-type="float" office:value="0.00406833" calcext:value-type="float">
            <text:p>4.06833E-03</text:p>
          </table:table-cell>
          <table:table-cell table:style-name="ce26" table:formula="of:=LOG([.F17]/[.F18])/LOG([.$A17]/[.$A18])" office:value-type="float" office:value="1.85586914765779" calcext:value-type="float">
            <text:p>1.8558691477</text:p>
          </table:table-cell>
          <table:table-cell office:value-type="float" office:value="0.00767575" calcext:value-type="float">
            <text:p>7.67575E-03</text:p>
          </table:table-cell>
          <table:table-cell table:style-name="ce26" table:formula="of:=LOG([.H17]/[.H18])/LOG([.$A17]/[.$A18])" office:value-type="float" office:value="1.21153093147917" calcext:value-type="float">
            <text:p>1.2115309315</text:p>
          </table:table-cell>
          <table:table-cell table:style-name="ce26" office:value-type="string" calcext:value-type="string">
            <text:p>10k</text:p>
          </table:table-cell>
          <table:table-cell table:number-columns-repeated="2"/>
        </table:table-row>
        <table:table-row table:style-name="ro5">
          <table:table-cell table:style-name="ce26" office:value-type="float" office:value="0.0603108" calcext:value-type="float">
            <text:p>0.0603108</text:p>
          </table:table-cell>
          <table:table-cell office:value-type="float" office:value="0.00412595" calcext:value-type="float">
            <text:p>4.12595E-03</text:p>
          </table:table-cell>
          <table:table-cell table:style-name="ce26" table:formula="of:=LOG([.B18]/[.B19])/LOG([.$A18]/[.$A19])" office:value-type="float" office:value="1.66704519396394" calcext:value-type="float">
            <text:p>1.667045194</text:p>
          </table:table-cell>
          <table:table-cell office:value-type="float" office:value="0.014373" calcext:value-type="float">
            <text:p>1.43730E-02</text:p>
          </table:table-cell>
          <table:table-cell table:style-name="ce26" table:formula="of:=LOG([.D18]/[.D19])/LOG([.$A18]/[.$A19])" office:value-type="float" office:value="0.46314255818013" calcext:value-type="float">
            <text:p>0.4631425582</text:p>
          </table:table-cell>
          <table:table-cell office:value-type="float" office:value="0.00214116" calcext:value-type="float">
            <text:p>2.14116E-03</text:p>
          </table:table-cell>
          <table:table-cell table:style-name="ce26" table:formula="of:=LOG([.F18]/[.F19])/LOG([.$A18]/[.$A19])" office:value-type="float" office:value="1.44442546708693" calcext:value-type="float">
            <text:p>1.4444254671</text:p>
          </table:table-cell>
          <table:table-cell office:value-type="float" office:value="0.00890489" calcext:value-type="float">
            <text:p>8.90489E-03</text:p>
          </table:table-cell>
          <table:table-cell table:style-name="ce26" table:formula="of:=LOG([.H18]/[.H19])/LOG([.$A18]/[.$A19])" office:value-type="float" office:value="-0.334245452511943" calcext:value-type="float">
            <text:p>-0.3342454525</text:p>
          </table:table-cell>
          <table:table-cell table:style-name="ce26" office:value-type="string" calcext:value-type="string">
            <text:p>25k</text:p>
          </table:table-cell>
          <table:table-cell table:number-columns-repeated="2"/>
        </table:table-row>
        <table:table-row table:style-name="ro5">
          <table:table-cell table:style-name="ce26" office:value-type="float" office:value="0.0427842" calcext:value-type="float">
            <text:p>0.0427842</text:p>
          </table:table-cell>
          <table:table-cell office:value-type="float" office:value="0.0027875" calcext:value-type="float">
            <text:p>2.78750E-03</text:p>
          </table:table-cell>
          <table:table-cell table:style-name="ce26" table:formula="of:=LOG([.B19]/[.B20])/LOG([.$A19]/[.$A20])" office:value-type="float" office:value="1.14215795878407" calcext:value-type="float">
            <text:p>1.1421579588</text:p>
          </table:table-cell>
          <table:table-cell office:value-type="float" office:value="0.0100882" calcext:value-type="float">
            <text:p>1.00882E-02</text:p>
          </table:table-cell>
          <table:table-cell table:style-name="ce26" table:formula="of:=LOG([.D19]/[.D20])/LOG([.$A19]/[.$A20])" office:value-type="float" office:value="1.0309973616196" calcext:value-type="float">
            <text:p>1.0309973616</text:p>
          </table:table-cell>
          <table:table-cell office:value-type="float" office:value="0.00201619" calcext:value-type="float">
            <text:p>2.01619E-03</text:p>
          </table:table-cell>
          <table:table-cell table:style-name="ce26" table:formula="of:=LOG([.F19]/[.F20])/LOG([.$A19]/[.$A20])" office:value-type="float" office:value="0.175155066934984" calcext:value-type="float">
            <text:p>0.1751550669</text:p>
          </table:table-cell>
          <table:table-cell office:value-type="float" office:value="0.00635418" calcext:value-type="float">
            <text:p>6.35418E-03</text:p>
          </table:table-cell>
          <table:table-cell table:style-name="ce26" table:formula="of:=LOG([.H19]/[.H20])/LOG([.$A19]/[.$A20])" office:value-type="float" office:value="0.982948164731642" calcext:value-type="float">
            <text:p>0.9829481647</text:p>
          </table:table-cell>
          <table:table-cell table:style-name="ce26" office:value-type="string" calcext:value-type="string">
            <text:p>50k</text:p>
          </table:table-cell>
          <table:table-cell table:number-columns-repeated="2"/>
        </table:table-row>
        <table:table-row table:style-name="ro5">
          <table:table-cell table:style-name="ce26" office:value-type="float" office:value="0.0297978" calcext:value-type="float">
            <text:p>0.0297978</text:p>
          </table:table-cell>
          <table:table-cell office:value-type="float" office:value="0.00218022" calcext:value-type="float">
            <text:p>2.18022E-03</text:p>
          </table:table-cell>
          <table:table-cell table:style-name="ce26" table:formula="of:=LOG([.B20]/[.B21])/LOG([.$A20]/[.$A21])" office:value-type="float" office:value="0.679281286483654" calcext:value-type="float">
            <text:p>0.6792812865</text:p>
          </table:table-cell>
          <table:table-cell office:value-type="float" office:value="0.00968054" calcext:value-type="float">
            <text:p>9.68054E-03</text:p>
          </table:table-cell>
          <table:table-cell table:style-name="ce26" table:formula="of:=LOG([.D20]/[.D21])/LOG([.$A20]/[.$A21])" office:value-type="float" office:value="0.11403048583921" calcext:value-type="float">
            <text:p>0.1140304858</text:p>
          </table:table-cell>
          <table:table-cell office:value-type="float" office:value="0.00181599" calcext:value-type="float">
            <text:p>1.81599E-03</text:p>
          </table:table-cell>
          <table:table-cell table:style-name="ce26" table:formula="of:=LOG([.F20]/[.F21])/LOG([.$A20]/[.$A21])" office:value-type="float" office:value="0.289103950813395" calcext:value-type="float">
            <text:p>0.2891039508</text:p>
          </table:table-cell>
          <table:table-cell office:value-type="float" office:value="0.00607699" calcext:value-type="float">
            <text:p>6.07699E-03</text:p>
          </table:table-cell>
          <table:table-cell table:style-name="ce26" table:formula="of:=LOG([.H20]/[.H21])/LOG([.$A20]/[.$A21])" office:value-type="float" office:value="0.123304190917193" calcext:value-type="float">
            <text:p>0.1233041909</text:p>
          </table:table-cell>
          <table:table-cell table:style-name="ce26" office:value-type="string" calcext:value-type="string">
            <text:p>100k</text:p>
          </table:table-cell>
          <table:table-cell table:number-columns-repeated="2"/>
        </table:table-row>
        <table:table-row table:style-name="ro5">
          <table:table-cell table:style-name="ce26" office:value-type="float" office:value="0.0188374" calcext:value-type="float">
            <text:p>0.0188374</text:p>
          </table:table-cell>
          <table:table-cell office:value-type="float" office:value="0.00160895" calcext:value-type="float">
            <text:p>1.60895E-03</text:p>
          </table:table-cell>
          <table:table-cell table:style-name="ce26" table:formula="of:=LOG([.B21]/[.B22])/LOG([.$A21]/[.$A22])" office:value-type="float" office:value="0.662560874603664" calcext:value-type="float">
            <text:p>0.6625608746</text:p>
          </table:table-cell>
          <table:table-cell office:value-type="float" office:value="0.0107242" calcext:value-type="float">
            <text:p>1.07242E-02</text:p>
          </table:table-cell>
          <table:table-cell table:style-name="ce26" table:formula="of:=LOG([.D21]/[.D22])/LOG([.$A21]/[.$A22])" office:value-type="float" office:value="-0.223260681461429" calcext:value-type="float">
            <text:p>-0.2232606815</text:p>
          </table:table-cell>
          <table:table-cell office:value-type="float" office:value="0.00129241" calcext:value-type="float">
            <text:p>1.29241E-03</text:p>
          </table:table-cell>
          <table:table-cell table:style-name="ce26" table:formula="of:=LOG([.F21]/[.F22])/LOG([.$A21]/[.$A22])" office:value-type="float" office:value="0.741668704570236" calcext:value-type="float">
            <text:p>0.7416687046</text:p>
          </table:table-cell>
          <table:table-cell office:value-type="float" office:value="0.00549763" calcext:value-type="float">
            <text:p>5.49763E-03</text:p>
          </table:table-cell>
          <table:table-cell table:style-name="ce26" table:formula="of:=LOG([.H21]/[.H22])/LOG([.$A21]/[.$A22])" office:value-type="float" office:value="0.218479141751749" calcext:value-type="float">
            <text:p>0.2184791418</text:p>
          </table:table-cell>
          <table:table-cell table:style-name="ce26" office:value-type="string" calcext:value-type="string">
            <text:p>250k</text:p>
          </table:table-cell>
          <table:table-cell table:number-columns-repeated="2"/>
        </table:table-row>
        <table:table-row table:style-name="ro5">
          <table:table-cell table:number-columns-repeated="12"/>
        </table:table-row>
        <table:table-row table:style-name="ro5" table:number-rows-repeated="2"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 table:number-columns-repeated="2"/>
          <table:table-cell table:number-columns-repeated="2"/>
        </table:table-row>
        <table:table-row table:style-name="ro4">
          <table:table-cell table:style-name="ce27" office:value-type="string" calcext:value-type="string">
            <text:p>conAvNormals</text:p>
          </table:table-cell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 table:number-columns-repeated="2"/>
          <table:table-cell table:number-columns-repeated="2"/>
        </table:table-row>
        <table:table-row table:style-name="ro5">
          <table:table-cell table:style-name="ce25" office:value-type="string" calcext:value-type="string">
            <text:p>Weingarten:</text:p>
          </table:table-cell>
          <table:table-cell table:style-name="ce30" office:value-type="string" calcext:value-type="string" table:number-columns-spanned="4" table:number-rows-spanned="1">
            <text:p>k1 * k2</text:p>
          </table:table-cell>
          <table:covered-table-cell table:style-name="ce34"/>
          <table:covered-table-cell table:style-name="ce37"/>
          <table:covered-table-cell table:style-name="ce34"/>
          <table:table-cell table:style-name="ce30" office:value-type="string" calcext:value-type="string" table:number-columns-spanned="4" table:number-rows-spanned="1">
            <text:p>0.5 * (k1 + k2)</text:p>
          </table:table-cell>
          <table:covered-table-cell table:style-name="ce34"/>
          <table:covered-table-cell table:style-name="ce37"/>
          <table:covered-table-cell table:style-name="ce34"/>
          <table:table-cell table:style-name="ce34"/>
          <table:table-cell table:style-name="ce29" table:number-columns-repeated="2"/>
        </table:table-row>
        <table:table-row table:style-name="ro4">
          <table:table-cell table:style-name="ce25" office:value-type="string" calcext:value-type="string">
            <text:p>hMax</text:p>
          </table:table-cell>
          <table:table-cell table:style-name="ce30" office:value-type="string" calcext:value-type="string">
            <text:p>Err2K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MaxK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2H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MaxH</text:p>
          </table:table-cell>
          <table:table-cell table:style-name="ce34" office:value-type="string" calcext:value-type="string">
            <text:p>EOC</text:p>
          </table:table-cell>
          <table:table-cell table:style-name="ce25" office:value-type="string" calcext:value-type="string" table:number-columns-spanned="3" table:number-rows-spanned="1">
            <text:p>Bem.</text:p>
          </table:table-cell>
          <table:covered-table-cell table:number-columns-repeated="2" table:style-name="ce29"/>
        </table:table-row>
        <table:table-row table:style-name="ro5">
          <table:table-cell table:style-name="ce26" office:value-type="float" office:value="0.263248" calcext:value-type="float">
            <text:p>0.263248</text:p>
          </table:table-cell>
          <table:table-cell office:value-type="float" office:value="0.0589887" calcext:value-type="float">
            <text:p>5.89887E-02</text:p>
          </table:table-cell>
          <table:table-cell table:style-name="ce26"/>
          <table:table-cell office:value-type="float" office:value="0.113059" calcext:value-type="float">
            <text:p>1.13059E-01</text:p>
          </table:table-cell>
          <table:table-cell table:style-name="ce26"/>
          <table:table-cell office:value-type="float" office:value="0.0248099" calcext:value-type="float">
            <text:p>2.48099E-02</text:p>
          </table:table-cell>
          <table:table-cell table:style-name="ce26"/>
          <table:table-cell office:value-type="float" office:value="0.0292189" calcext:value-type="float">
            <text:p>2.92189E-02</text:p>
          </table:table-cell>
          <table:table-cell table:style-name="ce26"/>
          <table:table-cell table:style-name="ce26" office:value-type="string" calcext:value-type="string">
            <text:p>1k</text:p>
          </table:table-cell>
          <table:table-cell table:number-columns-repeated="2"/>
        </table:table-row>
        <table:table-row table:style-name="ro5">
          <table:table-cell table:style-name="ce26" office:value-type="float" office:value="0.214754" calcext:value-type="float">
            <text:p>0.214754</text:p>
          </table:table-cell>
          <table:table-cell office:value-type="float" office:value="0.0401822" calcext:value-type="float">
            <text:p>4.01822E-02</text:p>
          </table:table-cell>
          <table:table-cell table:style-name="ce26" table:formula="of:=LOG([.B29]/[.B30])/LOG([.$A29]/[.$A30])" office:value-type="float" office:value="1.88563575824272" calcext:value-type="float">
            <text:p>1.8856357582</text:p>
          </table:table-cell>
          <table:table-cell office:value-type="float" office:value="0.0777378" calcext:value-type="float">
            <text:p>7.77378E-02</text:p>
          </table:table-cell>
          <table:table-cell table:style-name="ce26" table:formula="of:=LOG([.D29]/[.D30])/LOG([.$A29]/[.$A30])" office:value-type="float" office:value="1.83969541838869" calcext:value-type="float">
            <text:p>1.8396954184</text:p>
          </table:table-cell>
          <table:table-cell office:value-type="float" office:value="0.0173329" calcext:value-type="float">
            <text:p>1.73329E-02</text:p>
          </table:table-cell>
          <table:table-cell table:style-name="ce26" table:formula="of:=LOG([.F29]/[.F30])/LOG([.$A29]/[.$A30])" office:value-type="float" office:value="1.76144600835362" calcext:value-type="float">
            <text:p>1.7614460084</text:p>
          </table:table-cell>
          <table:table-cell office:value-type="float" office:value="0.0211396" calcext:value-type="float">
            <text:p>2.11396E-02</text:p>
          </table:table-cell>
          <table:table-cell table:style-name="ce26" table:formula="of:=LOG([.H29]/[.H30])/LOG([.$A29]/[.$A30])" office:value-type="float" office:value="1.58969719761449" calcext:value-type="float">
            <text:p>1.5896971976</text:p>
          </table:table-cell>
          <table:table-cell table:style-name="ce26" office:value-type="string" calcext:value-type="string">
            <text:p>2k</text:p>
          </table:table-cell>
          <table:table-cell table:number-columns-repeated="2"/>
        </table:table-row>
        <table:table-row table:style-name="ro5">
          <table:table-cell table:style-name="ce26" office:value-type="float" office:value="0.138422" calcext:value-type="float">
            <text:p>0.138422</text:p>
          </table:table-cell>
          <table:table-cell office:value-type="float" office:value="0.0175346" calcext:value-type="float">
            <text:p>1.75346E-02</text:p>
          </table:table-cell>
          <table:table-cell table:style-name="ce26" table:formula="of:=LOG([.B30]/[.B31])/LOG([.$A30]/[.$A31])" office:value-type="float" office:value="1.88814686234405" calcext:value-type="float">
            <text:p>1.8881468623</text:p>
          </table:table-cell>
          <table:table-cell office:value-type="float" office:value="0.0362486" calcext:value-type="float">
            <text:p>3.62486E-02</text:p>
          </table:table-cell>
          <table:table-cell table:style-name="ce26" table:formula="of:=LOG([.D30]/[.D31])/LOG([.$A30]/[.$A31])" office:value-type="float" office:value="1.73716949909354" calcext:value-type="float">
            <text:p>1.7371694991</text:p>
          </table:table-cell>
          <table:table-cell office:value-type="float" office:value="0.00775109" calcext:value-type="float">
            <text:p>7.75109E-03</text:p>
          </table:table-cell>
          <table:table-cell table:style-name="ce26" table:formula="of:=LOG([.F30]/[.F31])/LOG([.$A30]/[.$A31])" office:value-type="float" office:value="1.83241858833932" calcext:value-type="float">
            <text:p>1.8324185883</text:p>
          </table:table-cell>
          <table:table-cell office:value-type="float" office:value="0.00944613" calcext:value-type="float">
            <text:p>9.44613E-03</text:p>
          </table:table-cell>
          <table:table-cell table:style-name="ce26" table:formula="of:=LOG([.H30]/[.H31])/LOG([.$A30]/[.$A31])" office:value-type="float" office:value="1.83417177186465" calcext:value-type="float">
            <text:p>1.8341717719</text:p>
          </table:table-cell>
          <table:table-cell table:style-name="ce26" office:value-type="string" calcext:value-type="string">
            <text:p>5k</text:p>
          </table:table-cell>
          <table:table-cell table:number-columns-repeated="2"/>
        </table:table-row>
        <table:table-row table:style-name="ro5">
          <table:table-cell table:style-name="ce26" office:value-type="float" office:value="0.0940568" calcext:value-type="float">
            <text:p>0.0940568</text:p>
          </table:table-cell>
          <table:table-cell office:value-type="float" office:value="0.0083894" calcext:value-type="float">
            <text:p>8.38940E-03</text:p>
          </table:table-cell>
          <table:table-cell table:style-name="ce26" table:formula="of:=LOG([.B31]/[.B32])/LOG([.$A31]/[.$A32])" office:value-type="float" office:value="1.90784561929563" calcext:value-type="float">
            <text:p>1.9078456193</text:p>
          </table:table-cell>
          <table:table-cell office:value-type="float" office:value="0.0170546" calcext:value-type="float">
            <text:p>1.70546E-02</text:p>
          </table:table-cell>
          <table:table-cell table:style-name="ce26" table:formula="of:=LOG([.D31]/[.D32])/LOG([.$A31]/[.$A32])" office:value-type="float" office:value="1.95125498024458" calcext:value-type="float">
            <text:p>1.9512549802</text:p>
          </table:table-cell>
          <table:table-cell office:value-type="float" office:value="0.00374999" calcext:value-type="float">
            <text:p>3.74999E-03</text:p>
          </table:table-cell>
          <table:table-cell table:style-name="ce26" table:formula="of:=LOG([.F31]/[.F32])/LOG([.$A31]/[.$A32])" office:value-type="float" office:value="1.87905025691916" calcext:value-type="float">
            <text:p>1.8790502569</text:p>
          </table:table-cell>
          <table:table-cell office:value-type="float" office:value="0.00572605" calcext:value-type="float">
            <text:p>5.72605E-03</text:p>
          </table:table-cell>
          <table:table-cell table:style-name="ce26" table:formula="of:=LOG([.H31]/[.H32])/LOG([.$A31]/[.$A32])" office:value-type="float" office:value="1.29546753744433" calcext:value-type="float">
            <text:p>1.2954675374</text:p>
          </table:table-cell>
          <table:table-cell table:style-name="ce26" office:value-type="string" calcext:value-type="string">
            <text:p>10k</text:p>
          </table:table-cell>
          <table:table-cell table:number-columns-repeated="2"/>
        </table:table-row>
        <table:table-row table:style-name="ro5">
          <table:table-cell table:style-name="ce26" office:value-type="float" office:value="0.0603108" calcext:value-type="float">
            <text:p>0.0603108</text:p>
          </table:table-cell>
          <table:table-cell office:value-type="float" office:value="0.00364332" calcext:value-type="float">
            <text:p>3.64332E-03</text:p>
          </table:table-cell>
          <table:table-cell table:style-name="ce26" table:formula="of:=LOG([.B32]/[.B33])/LOG([.$A32]/[.$A33])" office:value-type="float" office:value="1.87690550376706" calcext:value-type="float">
            <text:p>1.8769055038</text:p>
          </table:table-cell>
          <table:table-cell office:value-type="float" office:value="0.00749013" calcext:value-type="float">
            <text:p>7.49013E-03</text:p>
          </table:table-cell>
          <table:table-cell table:style-name="ce26" table:formula="of:=LOG([.D32]/[.D33])/LOG([.$A32]/[.$A33])" office:value-type="float" office:value="1.8516126275637" calcext:value-type="float">
            <text:p>1.8516126276</text:p>
          </table:table-cell>
          <table:table-cell office:value-type="float" office:value="0.00177822" calcext:value-type="float">
            <text:p>1.77822E-03</text:p>
          </table:table-cell>
          <table:table-cell table:style-name="ce26" table:formula="of:=LOG([.F32]/[.F33])/LOG([.$A32]/[.$A33])" office:value-type="float" office:value="1.67903020625559" calcext:value-type="float">
            <text:p>1.6790302063</text:p>
          </table:table-cell>
          <table:table-cell office:value-type="float" office:value="0.00585822" calcext:value-type="float">
            <text:p>5.85822E-03</text:p>
          </table:table-cell>
          <table:table-cell table:style-name="ce26" table:formula="of:=LOG([.H32]/[.H33])/LOG([.$A32]/[.$A33])" office:value-type="float" office:value="-0.0513512555518303" calcext:value-type="float">
            <text:p>-0.0513512556</text:p>
          </table:table-cell>
          <table:table-cell table:style-name="ce26" office:value-type="string" calcext:value-type="string">
            <text:p>25k</text:p>
          </table:table-cell>
          <table:table-cell table:number-columns-repeated="2"/>
        </table:table-row>
        <table:table-row table:style-name="ro5">
          <table:table-cell table:style-name="ce26" office:value-type="float" office:value="0.0427842" calcext:value-type="float">
            <text:p>0.0427842</text:p>
          </table:table-cell>
          <table:table-cell office:value-type="float" office:value="0.00212024" calcext:value-type="float">
            <text:p>2.12024E-03</text:p>
          </table:table-cell>
          <table:table-cell table:style-name="ce26" table:formula="of:=LOG([.B33]/[.B34])/LOG([.$A33]/[.$A34])" office:value-type="float" office:value="1.57675310566706" calcext:value-type="float">
            <text:p>1.5767531057</text:p>
          </table:table-cell>
          <table:table-cell office:value-type="float" office:value="0.00480814" calcext:value-type="float">
            <text:p>4.80814E-03</text:p>
          </table:table-cell>
          <table:table-cell table:style-name="ce26" table:formula="of:=LOG([.D33]/[.D34])/LOG([.$A33]/[.$A34])" office:value-type="float" office:value="1.29106089593619" calcext:value-type="float">
            <text:p>1.2910608959</text:p>
          </table:table-cell>
          <table:table-cell office:value-type="float" office:value="0.00140767" calcext:value-type="float">
            <text:p>1.40767E-03</text:p>
          </table:table-cell>
          <table:table-cell table:style-name="ce26" table:formula="of:=LOG([.F33]/[.F34])/LOG([.$A33]/[.$A34])" office:value-type="float" office:value="0.680594839007894" calcext:value-type="float">
            <text:p>0.680594839</text:p>
          </table:table-cell>
          <table:table-cell office:value-type="float" office:value="0.00394152" calcext:value-type="float">
            <text:p>3.94152E-03</text:p>
          </table:table-cell>
          <table:table-cell table:style-name="ce26" table:formula="of:=LOG([.H33]/[.H34])/LOG([.$A33]/[.$A34])" office:value-type="float" office:value="1.15418155083751" calcext:value-type="float">
            <text:p>1.1541815508</text:p>
          </table:table-cell>
          <table:table-cell table:style-name="ce26" office:value-type="string" calcext:value-type="string">
            <text:p>50k</text:p>
          </table:table-cell>
          <table:table-cell table:number-columns-repeated="2"/>
        </table:table-row>
        <table:table-row table:style-name="ro5">
          <table:table-cell table:style-name="ce26" office:value-type="float" office:value="0.0297978" calcext:value-type="float">
            <text:p>0.0297978</text:p>
          </table:table-cell>
          <table:table-cell office:value-type="float" office:value="0.00139385" calcext:value-type="float">
            <text:p>1.39385E-03</text:p>
          </table:table-cell>
          <table:table-cell table:style-name="ce26" table:formula="of:=LOG([.B34]/[.B35])/LOG([.$A34]/[.$A35])" office:value-type="float" office:value="1.15957921430917" calcext:value-type="float">
            <text:p>1.1595792143</text:p>
          </table:table-cell>
          <table:table-cell office:value-type="float" office:value="0.00422722" calcext:value-type="float">
            <text:p>4.22722E-03</text:p>
          </table:table-cell>
          <table:table-cell table:style-name="ce26" table:formula="of:=LOG([.D34]/[.D35])/LOG([.$A34]/[.$A35])" office:value-type="float" office:value="0.355967749507193" calcext:value-type="float">
            <text:p>0.3559677495</text:p>
          </table:table-cell>
          <table:table-cell office:value-type="float" office:value="0.00118653" calcext:value-type="float">
            <text:p>1.18653E-03</text:p>
          </table:table-cell>
          <table:table-cell table:style-name="ce26" table:formula="of:=LOG([.F34]/[.F35])/LOG([.$A34]/[.$A35])" office:value-type="float" office:value="0.472453868458895" calcext:value-type="float">
            <text:p>0.4724538685</text:p>
          </table:table-cell>
          <table:table-cell office:value-type="float" office:value="0.00331123" calcext:value-type="float">
            <text:p>3.31123E-03</text:p>
          </table:table-cell>
          <table:table-cell table:style-name="ce26" table:formula="of:=LOG([.H34]/[.H35])/LOG([.$A34]/[.$A35])" office:value-type="float" office:value="0.481698056272697" calcext:value-type="float">
            <text:p>0.4816980563</text:p>
          </table:table-cell>
          <table:table-cell table:style-name="ce26" office:value-type="string" calcext:value-type="string">
            <text:p>100k</text:p>
          </table:table-cell>
          <table:table-cell table:number-columns-repeated="2"/>
        </table:table-row>
        <table:table-row table:style-name="ro5">
          <table:table-cell table:style-name="ce26" office:value-type="float" office:value="0.0188374" calcext:value-type="float">
            <text:p>0.0188374</text:p>
          </table:table-cell>
          <table:table-cell office:value-type="float" office:value="0.000884444" calcext:value-type="float">
            <text:p>8.84444E-04</text:p>
          </table:table-cell>
          <table:table-cell table:style-name="ce26" table:formula="of:=LOG([.B35]/[.B36])/LOG([.$A35]/[.$A36])" office:value-type="float" office:value="0.991878312079754" calcext:value-type="float">
            <text:p>0.9918783121</text:p>
          </table:table-cell>
          <table:table-cell office:value-type="float" office:value="0.00373022" calcext:value-type="float">
            <text:p>3.73022E-03</text:p>
          </table:table-cell>
          <table:table-cell table:style-name="ce26" table:formula="of:=LOG([.D35]/[.D36])/LOG([.$A35]/[.$A36])" office:value-type="float" office:value="0.272743123323582" calcext:value-type="float">
            <text:p>0.2727431233</text:p>
          </table:table-cell>
          <table:table-cell office:value-type="float" office:value="0.000823916" calcext:value-type="float">
            <text:p>8.23916E-04</text:p>
          </table:table-cell>
          <table:table-cell table:style-name="ce26" table:formula="of:=LOG([.F35]/[.F36])/LOG([.$A35]/[.$A36])" office:value-type="float" office:value="0.795306331520313" calcext:value-type="float">
            <text:p>0.7953063315</text:p>
          </table:table-cell>
          <table:table-cell office:value-type="float" office:value="0.00251031" calcext:value-type="float">
            <text:p>2.51031E-03</text:p>
          </table:table-cell>
          <table:table-cell table:style-name="ce26" table:formula="of:=LOG([.H35]/[.H36])/LOG([.$A35]/[.$A36])" office:value-type="float" office:value="0.603836287197254" calcext:value-type="float">
            <text:p>0.6038362872</text:p>
          </table:table-cell>
          <table:table-cell table:style-name="ce26" office:value-type="string" calcext:value-type="string">
            <text:p>250k</text:p>
          </table:table-cell>
          <table:table-cell table:number-columns-repeated="2"/>
        </table:table-row>
        <table:table-row table:style-name="ro5" table:number-rows-repeated="3">
          <table:table-cell table:number-columns-repeated="12"/>
        </table:table-row>
        <table:table-row table:style-name="ro5">
          <table:table-cell table:style-name="ce28" office:value-type="string" calcext:value-type="string">
            <text:p>exakte Normalen</text:p>
          </table:table-cell>
          <table:table-cell table:number-columns-repeated="11"/>
        </table:table-row>
        <table:table-row table:style-name="ro5">
          <table:table-cell table:style-name="ce25" office:value-type="string" calcext:value-type="string">
            <text:p>Weingarten:</text:p>
          </table:table-cell>
          <table:table-cell table:style-name="ce30" office:value-type="string" calcext:value-type="string" table:number-columns-spanned="4" table:number-rows-spanned="1">
            <text:p>k1 * k2</text:p>
          </table:table-cell>
          <table:covered-table-cell table:style-name="ce34"/>
          <table:covered-table-cell table:style-name="ce37"/>
          <table:covered-table-cell table:style-name="ce34"/>
          <table:table-cell table:style-name="ce30" office:value-type="string" calcext:value-type="string" table:number-columns-spanned="4" table:number-rows-spanned="1">
            <text:p>0.5 * (k1 + k2)</text:p>
          </table:table-cell>
          <table:covered-table-cell table:style-name="ce34"/>
          <table:covered-table-cell table:style-name="ce37"/>
          <table:covered-table-cell table:style-name="ce34"/>
          <table:table-cell table:style-name="ce34"/>
          <table:table-cell table:style-name="ce29"/>
          <table:table-cell/>
        </table:table-row>
        <table:table-row table:style-name="ro4">
          <table:table-cell table:style-name="ce25" office:value-type="string" calcext:value-type="string">
            <text:p>hMax</text:p>
          </table:table-cell>
          <table:table-cell table:style-name="ce30" office:value-type="string" calcext:value-type="string">
            <text:p>Err2K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MaxK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2H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MaxH</text:p>
          </table:table-cell>
          <table:table-cell table:style-name="ce34" office:value-type="string" calcext:value-type="string">
            <text:p>EOC</text:p>
          </table:table-cell>
          <table:table-cell table:style-name="ce25" office:value-type="string" calcext:value-type="string" table:number-columns-spanned="3" table:number-rows-spanned="1">
            <text:p>Bem.</text:p>
          </table:table-cell>
          <table:covered-table-cell table:style-name="ce29"/>
          <table:covered-table-cell/>
        </table:table-row>
        <table:table-row table:style-name="ro5">
          <table:table-cell table:style-name="ce26" office:value-type="float" office:value="0.263248" calcext:value-type="float">
            <text:p>0.263248</text:p>
          </table:table-cell>
          <table:table-cell office:value-type="float" office:value="0.0421395" calcext:value-type="float">
            <text:p>4.21395E-02</text:p>
          </table:table-cell>
          <table:table-cell table:style-name="ce26"/>
          <table:table-cell office:value-type="float" office:value="0.118439" calcext:value-type="float">
            <text:p>1.18439E-01</text:p>
          </table:table-cell>
          <table:table-cell table:style-name="ce26"/>
          <table:table-cell office:value-type="float" office:value="0.0159035" calcext:value-type="float">
            <text:p>1.59035E-02</text:p>
          </table:table-cell>
          <table:table-cell table:style-name="ce26"/>
          <table:table-cell office:value-type="float" office:value="0.0183957" calcext:value-type="float">
            <text:p>1.83957E-02</text:p>
          </table:table-cell>
          <table:table-cell table:style-name="ce26"/>
          <table:table-cell table:style-name="ce26" office:value-type="string" calcext:value-type="string">
            <text:p>1k</text:p>
          </table:table-cell>
          <table:table-cell table:number-columns-repeated="2"/>
        </table:table-row>
        <table:table-row table:style-name="ro5">
          <table:table-cell table:style-name="ce26" office:value-type="float" office:value="0.214754" calcext:value-type="float">
            <text:p>0.214754</text:p>
          </table:table-cell>
          <table:table-cell office:value-type="float" office:value="0.0276862" calcext:value-type="float">
            <text:p>2.76862E-02</text:p>
          </table:table-cell>
          <table:table-cell table:style-name="ce26" table:formula="of:=LOG([.B43]/[.B44])/LOG([.$A43]/[.$A44])" office:value-type="float" office:value="2.06308695141739" calcext:value-type="float">
            <text:p>2.0630869514</text:p>
          </table:table-cell>
          <table:table-cell office:value-type="float" office:value="0.078531" calcext:value-type="float">
            <text:p>7.85310E-02</text:p>
          </table:table-cell>
          <table:table-cell table:style-name="ce26" table:formula="of:=LOG([.D43]/[.D44])/LOG([.$A43]/[.$A44])" office:value-type="float" office:value="2.01816215313611" calcext:value-type="float">
            <text:p>2.0181621531</text:p>
          </table:table-cell>
          <table:table-cell office:value-type="float" office:value="0.0111176" calcext:value-type="float">
            <text:p>1.11176E-02</text:p>
          </table:table-cell>
          <table:table-cell table:style-name="ce26" table:formula="of:=LOG([.F43]/[.F44])/LOG([.$A43]/[.$A44])" office:value-type="float" office:value="1.75836862867024" calcext:value-type="float">
            <text:p>1.7583686287</text:p>
          </table:table-cell>
          <table:table-cell office:value-type="float" office:value="0.0127709" calcext:value-type="float">
            <text:p>1.27709E-02</text:p>
          </table:table-cell>
          <table:table-cell table:style-name="ce26" table:formula="of:=LOG([.H43]/[.H44])/LOG([.$A43]/[.$A44])" office:value-type="float" office:value="1.79244480297415" calcext:value-type="float">
            <text:p>1.792444803</text:p>
          </table:table-cell>
          <table:table-cell table:style-name="ce26" office:value-type="string" calcext:value-type="string">
            <text:p>2k</text:p>
          </table:table-cell>
          <table:table-cell table:number-columns-repeated="2"/>
        </table:table-row>
        <table:table-row table:style-name="ro5">
          <table:table-cell table:style-name="ce26" office:value-type="float" office:value="0.138422" calcext:value-type="float">
            <text:p>0.138422</text:p>
          </table:table-cell>
          <table:table-cell office:value-type="float" office:value="0.0116123" calcext:value-type="float">
            <text:p>1.16123E-02</text:p>
          </table:table-cell>
          <table:table-cell table:style-name="ce26" table:formula="of:=LOG([.B44]/[.B45])/LOG([.$A44]/[.$A45])" office:value-type="float" office:value="1.97836184070582" calcext:value-type="float">
            <text:p>1.9783618407</text:p>
          </table:table-cell>
          <table:table-cell office:value-type="float" office:value="0.0363753" calcext:value-type="float">
            <text:p>3.63753E-02</text:p>
          </table:table-cell>
          <table:table-cell table:style-name="ce26" table:formula="of:=LOG([.D44]/[.D45])/LOG([.$A44]/[.$A45])" office:value-type="float" office:value="1.75233985909247" calcext:value-type="float">
            <text:p>1.7523398591</text:p>
          </table:table-cell>
          <table:table-cell office:value-type="float" office:value="0.00496833" calcext:value-type="float">
            <text:p>4.96833E-03</text:p>
          </table:table-cell>
          <table:table-cell table:style-name="ce26" table:formula="of:=LOG([.F44]/[.F45])/LOG([.$A44]/[.$A45])" office:value-type="float" office:value="1.83395032974011" calcext:value-type="float">
            <text:p>1.8339503297</text:p>
          </table:table-cell>
          <table:table-cell office:value-type="float" office:value="0.00564408" calcext:value-type="float">
            <text:p>5.64408E-03</text:p>
          </table:table-cell>
          <table:table-cell table:style-name="ce26" table:formula="of:=LOG([.H44]/[.H45])/LOG([.$A44]/[.$A45])" office:value-type="float" office:value="1.85926138560287" calcext:value-type="float">
            <text:p>1.8592613856</text:p>
          </table:table-cell>
          <table:table-cell table:style-name="ce26" office:value-type="string" calcext:value-type="string">
            <text:p>5k</text:p>
          </table:table-cell>
          <table:table-cell table:number-columns-repeated="2"/>
        </table:table-row>
        <table:table-row table:style-name="ro5">
          <table:table-cell table:style-name="ce26" office:value-type="float" office:value="0.0940568" calcext:value-type="float">
            <text:p>0.0940568</text:p>
          </table:table-cell>
          <table:table-cell office:value-type="float" office:value="0.00542485" calcext:value-type="float">
            <text:p>5.42485E-03</text:p>
          </table:table-cell>
          <table:table-cell table:style-name="ce26" table:formula="of:=LOG([.B45]/[.B46])/LOG([.$A45]/[.$A46])" office:value-type="float" office:value="1.96961337762822" calcext:value-type="float">
            <text:p>1.9696133776</text:p>
          </table:table-cell>
          <table:table-cell office:value-type="float" office:value="0.0172349" calcext:value-type="float">
            <text:p>1.72349E-02</text:p>
          </table:table-cell>
          <table:table-cell table:style-name="ce26" table:formula="of:=LOG([.D45]/[.D46])/LOG([.$A45]/[.$A46])" office:value-type="float" office:value="1.93306896889821" calcext:value-type="float">
            <text:p>1.9330689689</text:p>
          </table:table-cell>
          <table:table-cell office:value-type="float" office:value="0.00238374" calcext:value-type="float">
            <text:p>2.38374E-03</text:p>
          </table:table-cell>
          <table:table-cell table:style-name="ce26" table:formula="of:=LOG([.F45]/[.F46])/LOG([.$A45]/[.$A46])" office:value-type="float" office:value="1.9006149669075" calcext:value-type="float">
            <text:p>1.9006149669</text:p>
          </table:table-cell>
          <table:table-cell office:value-type="float" office:value="0.00271495" calcext:value-type="float">
            <text:p>2.71495E-03</text:p>
          </table:table-cell>
          <table:table-cell table:style-name="ce26" table:formula="of:=LOG([.H45]/[.H46])/LOG([.$A45]/[.$A46])" office:value-type="float" office:value="1.89393960675084" calcext:value-type="float">
            <text:p>1.8939396068</text:p>
          </table:table-cell>
          <table:table-cell table:style-name="ce26" office:value-type="string" calcext:value-type="string">
            <text:p>10k</text:p>
          </table:table-cell>
          <table:table-cell table:number-columns-repeated="2"/>
        </table:table-row>
        <table:table-row table:style-name="ro5">
          <table:table-cell table:style-name="ce26" office:value-type="float" office:value="0.0603108" calcext:value-type="float">
            <text:p>0.0603108</text:p>
          </table:table-cell>
          <table:table-cell office:value-type="float" office:value="0.00225709" calcext:value-type="float">
            <text:p>2.25709E-03</text:p>
          </table:table-cell>
          <table:table-cell table:style-name="ce26" table:formula="of:=LOG([.B46]/[.B47])/LOG([.$A46]/[.$A47])" office:value-type="float" office:value="1.97330832840182" calcext:value-type="float">
            <text:p>1.9733083284</text:p>
          </table:table-cell>
          <table:table-cell office:value-type="float" office:value="0.00743839" calcext:value-type="float">
            <text:p>7.43839E-03</text:p>
          </table:table-cell>
          <table:table-cell table:style-name="ce26" table:formula="of:=LOG([.D46]/[.D47])/LOG([.$A46]/[.$A47])" office:value-type="float" office:value="1.89087600833143" calcext:value-type="float">
            <text:p>1.8908760083</text:p>
          </table:table-cell>
          <table:table-cell office:value-type="float" office:value="0.00100729" calcext:value-type="float">
            <text:p>1.00729E-03</text:p>
          </table:table-cell>
          <table:table-cell table:style-name="ce26" table:formula="of:=LOG([.F46]/[.F47])/LOG([.$A46]/[.$A47])" office:value-type="float" office:value="1.93841368320413" calcext:value-type="float">
            <text:p>1.9384136832</text:p>
          </table:table-cell>
          <table:table-cell office:value-type="float" office:value="0.00115397" calcext:value-type="float">
            <text:p>1.15397E-03</text:p>
          </table:table-cell>
          <table:table-cell table:style-name="ce26" table:formula="of:=LOG([.H46]/[.H47])/LOG([.$A46]/[.$A47])" office:value-type="float" office:value="1.92526804223295" calcext:value-type="float">
            <text:p>1.9252680422</text:p>
          </table:table-cell>
          <table:table-cell table:style-name="ce26" office:value-type="string" calcext:value-type="string">
            <text:p>25k</text:p>
          </table:table-cell>
          <table:table-cell table:number-columns-repeated="2"/>
        </table:table-row>
        <table:table-row table:style-name="ro5">
          <table:table-cell table:style-name="ce26" office:value-type="float" office:value="0.0427842" calcext:value-type="float">
            <text:p>0.0427842</text:p>
          </table:table-cell>
          <table:table-cell office:value-type="float" office:value="0.0011451" calcext:value-type="float">
            <text:p>1.14510E-03</text:p>
          </table:table-cell>
          <table:table-cell table:style-name="ce26" table:formula="of:=LOG([.B47]/[.B48])/LOG([.$A47]/[.$A48])" office:value-type="float" office:value="1.97640771526429" calcext:value-type="float">
            <text:p>1.9764077153</text:p>
          </table:table-cell>
          <table:table-cell office:value-type="float" office:value="0.00370765" calcext:value-type="float">
            <text:p>3.70765E-03</text:p>
          </table:table-cell>
          <table:table-cell table:style-name="ce26" table:formula="of:=LOG([.D47]/[.D48])/LOG([.$A47]/[.$A48])" office:value-type="float" office:value="2.02787754708066" calcext:value-type="float">
            <text:p>2.0278775471</text:p>
          </table:table-cell>
          <table:table-cell office:value-type="float" office:value="0.000513812" calcext:value-type="float">
            <text:p>5.13812E-04</text:p>
          </table:table-cell>
          <table:table-cell table:style-name="ce26" table:formula="of:=LOG([.F47]/[.F48])/LOG([.$A47]/[.$A48])" office:value-type="float" office:value="1.96061295969192" calcext:value-type="float">
            <text:p>1.9606129597</text:p>
          </table:table-cell>
          <table:table-cell office:value-type="float" office:value="0.000590779" calcext:value-type="float">
            <text:p>5.90779E-04</text:p>
          </table:table-cell>
          <table:table-cell table:style-name="ce26" table:formula="of:=LOG([.H47]/[.H48])/LOG([.$A47]/[.$A48])" office:value-type="float" office:value="1.95001143985203" calcext:value-type="float">
            <text:p>1.9500114399</text:p>
          </table:table-cell>
          <table:table-cell table:style-name="ce26" office:value-type="string" calcext:value-type="string">
            <text:p>50k</text:p>
          </table:table-cell>
          <table:table-cell table:number-columns-repeated="2"/>
        </table:table-row>
        <table:table-row table:style-name="ro5">
          <table:table-cell table:style-name="ce26" office:value-type="float" office:value="0.0297978" calcext:value-type="float">
            <text:p>0.0297978</text:p>
          </table:table-cell>
          <table:table-cell office:value-type="float" office:value="0.000561061" calcext:value-type="float">
            <text:p>5.61061E-04</text:p>
          </table:table-cell>
          <table:table-cell table:style-name="ce26" table:formula="of:=LOG([.B48]/[.B49])/LOG([.$A48]/[.$A49])" office:value-type="float" office:value="1.97221439644828" calcext:value-type="float">
            <text:p>1.9722143964</text:p>
          </table:table-cell>
          <table:table-cell office:value-type="float" office:value="0.00188086" calcext:value-type="float">
            <text:p>1.88086E-03</text:p>
          </table:table-cell>
          <table:table-cell table:style-name="ce26" table:formula="of:=LOG([.D48]/[.D49])/LOG([.$A48]/[.$A49])" office:value-type="float" office:value="1.87615361445928" calcext:value-type="float">
            <text:p>1.8761536145</text:p>
          </table:table-cell>
          <table:table-cell office:value-type="float" office:value="0.000251673" calcext:value-type="float">
            <text:p>2.51673E-04</text:p>
          </table:table-cell>
          <table:table-cell table:style-name="ce26" table:formula="of:=LOG([.F48]/[.F49])/LOG([.$A48]/[.$A49])" office:value-type="float" office:value="1.9730691662431" calcext:value-type="float">
            <text:p>1.9730691662</text:p>
          </table:table-cell>
          <table:table-cell office:value-type="float" office:value="0.000293789" calcext:value-type="float">
            <text:p>2.93789E-04</text:p>
          </table:table-cell>
          <table:table-cell table:style-name="ce26" table:formula="of:=LOG([.H48]/[.H49])/LOG([.$A48]/[.$A49])" office:value-type="float" office:value="1.93119691045086" calcext:value-type="float">
            <text:p>1.9311969105</text:p>
          </table:table-cell>
          <table:table-cell table:style-name="ce26" office:value-type="string" calcext:value-type="string">
            <text:p>100k</text:p>
          </table:table-cell>
          <table:table-cell table:number-columns-repeated="2"/>
        </table:table-row>
        <table:table-row table:style-name="ro5">
          <table:table-cell table:style-name="ce26" office:value-type="float" office:value="0.0188374" calcext:value-type="float">
            <text:p>0.0188374</text:p>
          </table:table-cell>
          <table:table-cell office:value-type="float" office:value="0.000226305" calcext:value-type="float">
            <text:p>2.26305E-04</text:p>
          </table:table-cell>
          <table:table-cell table:style-name="ce26" table:formula="of:=LOG([.B49]/[.B50])/LOG([.$A49]/[.$A50])" office:value-type="float" office:value="1.97986300068949" calcext:value-type="float">
            <text:p>1.9798630007</text:p>
          </table:table-cell>
          <table:table-cell office:value-type="float" office:value="0.00070427" calcext:value-type="float">
            <text:p>7.04270E-04</text:p>
          </table:table-cell>
          <table:table-cell table:style-name="ce26" table:formula="of:=LOG([.D49]/[.D50])/LOG([.$A49]/[.$A50])" office:value-type="float" office:value="2.142048297709" calcext:value-type="float">
            <text:p>2.1420482977</text:p>
          </table:table-cell>
          <table:table-cell office:value-type="float" office:value="0.00010145" calcext:value-type="float">
            <text:p>1.01450E-04</text:p>
          </table:table-cell>
          <table:table-cell table:style-name="ce26" table:formula="of:=LOG([.F49]/[.F50])/LOG([.$A49]/[.$A50])" office:value-type="float" office:value="1.98121185714754" calcext:value-type="float">
            <text:p>1.9812118571</text:p>
          </table:table-cell>
          <table:table-cell office:value-type="float" office:value="0.000124545" calcext:value-type="float">
            <text:p>1.24545E-04</text:p>
          </table:table-cell>
          <table:table-cell table:style-name="ce26" table:formula="of:=LOG([.H49]/[.H50])/LOG([.$A49]/[.$A50])" office:value-type="float" office:value="1.87137562152194" calcext:value-type="float">
            <text:p>1.8713756215</text:p>
          </table:table-cell>
          <table:table-cell table:style-name="ce26" office:value-type="string" calcext:value-type="string">
            <text:p>250k</text:p>
          </table:table-cell>
          <table:table-cell table:number-columns-repeated="2"/>
        </table:table-row>
        <table:table-row table:style-name="ro5" table:number-rows-repeated="2">
          <table:table-cell table:number-columns-repeated="12"/>
        </table:table-row>
        <table:table-row table:style-name="ro5">
          <table:table-cell table:style-name="ce28" office:value-type="string" calcext:value-type="string">
            <text:p>Normalen</text:p>
          </table:table-cell>
          <table:table-cell table:number-columns-repeated="11"/>
        </table:table-row>
        <table:table-row table:style-name="ro4">
          <table:table-cell table:style-name="ce25" office:value-type="string" calcext:value-type="string">
            <text:p>hMax</text:p>
          </table:table-cell>
          <table:table-cell table:style-name="ce30" office:value-type="string" calcext:value-type="string">
            <text:p>Err2K</text:p>
          </table:table-cell>
          <table:table-cell table:style-name="ce34" office:value-type="string" calcext:value-type="string">
            <text:p>EOC</text:p>
          </table:table-cell>
          <table:table-cell table:style-name="ce30" office:value-type="string" calcext:value-type="string">
            <text:p>ErrMaxK</text:p>
          </table:table-cell>
          <table:table-cell table:style-name="ce34" office:value-type="string" calcext:value-type="string">
            <text:p>EOC</text:p>
          </table:table-cell>
          <table:table-cell table:number-columns-repeated="7"/>
        </table:table-row>
        <table:table-row table:style-name="ro5">
          <table:table-cell table:style-name="ce26" office:value-type="float" office:value="0.263248" calcext:value-type="float">
            <text:p>0.263248</text:p>
          </table:table-cell>
          <table:table-cell office:value-type="float" office:value="0.0112147" calcext:value-type="float">
            <text:p>1.12147E-02</text:p>
          </table:table-cell>
          <table:table-cell table:style-name="ce26"/>
          <table:table-cell office:value-type="float" office:value="0.0134256" calcext:value-type="float">
            <text:p>1.34256E-02</text:p>
          </table:table-cell>
          <table:table-cell table:style-name="ce26"/>
          <table:table-cell office:value-type="string" calcext:value-type="string">
            <text:p>1k</text:p>
          </table:table-cell>
          <table:table-cell table:number-columns-repeated="6"/>
        </table:table-row>
        <table:table-row table:style-name="ro5">
          <table:table-cell table:style-name="ce26" office:value-type="float" office:value="0.214754" calcext:value-type="float">
            <text:p>0.214754</text:p>
          </table:table-cell>
          <table:table-cell office:value-type="float" office:value="0.00770817" calcext:value-type="float">
            <text:p>7.70817E-03</text:p>
          </table:table-cell>
          <table:table-cell table:style-name="ce26" table:formula="of:=LOG([.B55]/[.B56])/LOG([.$A55]/[.$A56])" office:value-type="float" office:value="1.84154426613793" calcext:value-type="float">
            <text:p>1.8415442661</text:p>
          </table:table-cell>
          <table:table-cell office:value-type="float" office:value="0.00938635" calcext:value-type="float">
            <text:p>9.38635E-03</text:p>
          </table:table-cell>
          <table:table-cell table:style-name="ce26" table:formula="of:=LOG([.D55]/[.D56])/LOG([.$A55]/[.$A56])" office:value-type="float" office:value="1.75786300480346" calcext:value-type="float">
            <text:p>1.7578630048</text:p>
          </table:table-cell>
          <table:table-cell office:value-type="string" calcext:value-type="string">
            <text:p>2k</text:p>
          </table:table-cell>
          <table:table-cell table:number-columns-repeated="6"/>
        </table:table-row>
        <table:table-row table:style-name="ro5">
          <table:table-cell table:style-name="ce26" office:value-type="float" office:value="0.138422" calcext:value-type="float">
            <text:p>0.138422</text:p>
          </table:table-cell>
          <table:table-cell office:value-type="float" office:value="0.00337332" calcext:value-type="float">
            <text:p>3.37332E-03</text:p>
          </table:table-cell>
          <table:table-cell table:style-name="ce26" table:formula="of:=LOG([.B56]/[.B57])/LOG([.$A56]/[.$A57])" office:value-type="float" office:value="1.88162421431422" calcext:value-type="float">
            <text:p>1.8816242143</text:p>
          </table:table-cell>
          <table:table-cell office:value-type="float" office:value="0.00404736" calcext:value-type="float">
            <text:p>4.04736E-03</text:p>
          </table:table-cell>
          <table:table-cell table:style-name="ce26" table:formula="of:=LOG([.D56]/[.D57])/LOG([.$A56]/[.$A57])" office:value-type="float" office:value="1.9153418196034" calcext:value-type="float">
            <text:p>1.9153418196</text:p>
          </table:table-cell>
          <table:table-cell office:value-type="string" calcext:value-type="string">
            <text:p>5k</text:p>
          </table:table-cell>
          <table:table-cell table:number-columns-repeated="6"/>
        </table:table-row>
        <table:table-row table:style-name="ro5">
          <table:table-cell table:style-name="ce26" office:value-type="float" office:value="0.0940568" calcext:value-type="float">
            <text:p>0.0940568</text:p>
          </table:table-cell>
          <table:table-cell office:value-type="float" office:value="0.00160779" calcext:value-type="float">
            <text:p>1.60779E-03</text:p>
          </table:table-cell>
          <table:table-cell table:style-name="ce26" table:formula="of:=LOG([.B57]/[.B58])/LOG([.$A57]/[.$A58])" office:value-type="float" office:value="1.9177568749269" calcext:value-type="float">
            <text:p>1.9177568749</text:p>
          </table:table-cell>
          <table:table-cell office:value-type="float" office:value="0.00210221" calcext:value-type="float">
            <text:p>2.10221E-03</text:p>
          </table:table-cell>
          <table:table-cell table:style-name="ce26" table:formula="of:=LOG([.D57]/[.D58])/LOG([.$A57]/[.$A58])" office:value-type="float" office:value="1.69529465113884" calcext:value-type="float">
            <text:p>1.6952946511</text:p>
          </table:table-cell>
          <table:table-cell office:value-type="string" calcext:value-type="string">
            <text:p>10k</text:p>
          </table:table-cell>
          <table:table-cell table:number-columns-repeated="6"/>
        </table:table-row>
        <table:table-row table:style-name="ro5">
          <table:table-cell table:style-name="ce26" office:value-type="float" office:value="0.0603108" calcext:value-type="float">
            <text:p>0.0603108</text:p>
          </table:table-cell>
          <table:table-cell office:value-type="float" office:value="0.000711485" calcext:value-type="float">
            <text:p>7.11485E-04</text:p>
          </table:table-cell>
          <table:table-cell table:style-name="ce26" table:formula="of:=LOG([.B58]/[.B59])/LOG([.$A58]/[.$A59])" office:value-type="float" office:value="1.83457277760306" calcext:value-type="float">
            <text:p>1.8345727776</text:p>
          </table:table-cell>
          <table:table-cell office:value-type="float" office:value="0.00122951" calcext:value-type="float">
            <text:p>1.22951E-03</text:p>
          </table:table-cell>
          <table:table-cell table:style-name="ce26" table:formula="of:=LOG([.D58]/[.D59])/LOG([.$A58]/[.$A59])" office:value-type="float" office:value="1.20699448035013" calcext:value-type="float">
            <text:p>1.2069944804</text:p>
          </table:table-cell>
          <table:table-cell office:value-type="string" calcext:value-type="string">
            <text:p>25k</text:p>
          </table:table-cell>
          <table:table-cell table:number-columns-repeated="6"/>
        </table:table-row>
        <table:table-row table:style-name="ro5">
          <table:table-cell table:style-name="ce26" office:value-type="float" office:value="0.0427842" calcext:value-type="float">
            <text:p>0.0427842</text:p>
          </table:table-cell>
          <table:table-cell office:value-type="float" office:value="0.000370873" calcext:value-type="float">
            <text:p>3.70873E-04</text:p>
          </table:table-cell>
          <table:table-cell table:style-name="ce26" table:formula="of:=LOG([.B59]/[.B60])/LOG([.$A59]/[.$A60])" office:value-type="float" office:value="1.89750758239303" calcext:value-type="float">
            <text:p>1.8975075824</text:p>
          </table:table-cell>
          <table:table-cell office:value-type="float" office:value="0.000688432" calcext:value-type="float">
            <text:p>6.88432E-04</text:p>
          </table:table-cell>
          <table:table-cell table:style-name="ce26" table:formula="of:=LOG([.D59]/[.D60])/LOG([.$A59]/[.$A60])" office:value-type="float" office:value="1.68914351385764" calcext:value-type="float">
            <text:p>1.6891435139</text:p>
          </table:table-cell>
          <table:table-cell office:value-type="string" calcext:value-type="string">
            <text:p>50k</text:p>
          </table:table-cell>
          <table:table-cell table:number-columns-repeated="6"/>
        </table:table-row>
        <table:table-row table:style-name="ro5">
          <table:table-cell table:style-name="ce26" office:value-type="float" office:value="0.0297978" calcext:value-type="float">
            <text:p>0.0297978</text:p>
          </table:table-cell>
          <table:table-cell office:value-type="float" office:value="0.000189846" calcext:value-type="float">
            <text:p>1.89846E-04</text:p>
          </table:table-cell>
          <table:table-cell table:style-name="ce26" table:formula="of:=LOG([.B60]/[.B61])/LOG([.$A60]/[.$A61])" office:value-type="float" office:value="1.85121081893618" calcext:value-type="float">
            <text:p>1.8512108189</text:p>
          </table:table-cell>
          <table:table-cell office:value-type="float" office:value="0.00042756" calcext:value-type="float">
            <text:p>4.27560E-04</text:p>
          </table:table-cell>
          <table:table-cell table:style-name="ce26" table:formula="of:=LOG([.D60]/[.D61])/LOG([.$A60]/[.$A61])" office:value-type="float" office:value="1.31677284937932" calcext:value-type="float">
            <text:p>1.3167728494</text:p>
          </table:table-cell>
          <table:table-cell office:value-type="string" calcext:value-type="string">
            <text:p>100k</text:p>
          </table:table-cell>
          <table:table-cell table:number-columns-repeated="6"/>
        </table:table-row>
        <table:table-row table:style-name="ro5">
          <table:table-cell table:style-name="ce26" office:value-type="float" office:value="0.0188374" calcext:value-type="float">
            <text:p>0.0188374</text:p>
          </table:table-cell>
          <table:table-cell office:value-type="float" office:value="0.0000801637" calcext:value-type="float">
            <text:p>8.01637E-05</text:p>
          </table:table-cell>
          <table:table-cell table:style-name="ce26" table:formula="of:=LOG([.B61]/[.B62])/LOG([.$A61]/[.$A62])" office:value-type="float" office:value="1.8799839521568" calcext:value-type="float">
            <text:p>1.8799839522</text:p>
          </table:table-cell>
          <table:table-cell office:value-type="float" office:value="0.0002226" calcext:value-type="float">
            <text:p>2.22600E-04</text:p>
          </table:table-cell>
          <table:table-cell table:style-name="ce26" table:formula="of:=LOG([.D61]/[.D62])/LOG([.$A61]/[.$A62])" office:value-type="float" office:value="1.42331439733325" calcext:value-type="float">
            <text:p>1.4233143973</text:p>
          </table:table-cell>
          <table:table-cell office:value-type="string" calcext:value-type="string">
            <text:p>250k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MW:</text:p>
          </table:table-cell>
          <table:table-cell/>
          <table:table-cell table:formula="of:=AVERAGE([.C56:.C62])" office:value-type="float" office:value="1.87202864092402" calcext:value-type="float">
            <text:p>1,8720286409</text:p>
          </table:table-cell>
          <table:table-cell/>
          <table:table-cell table:formula="of:=AVERAGE([.E56:.E62])" office:value-type="float" office:value="1.57210353092372" calcext:value-type="float">
            <text:p>1,5721035309</text:p>
          </table:table-cell>
          <table:table-cell table:number-columns-repeated="7"/>
        </table:table-row>
        <table:table-row table:style-name="ro5">
          <table:table-cell table:number-columns-repeated="12"/>
        </table:table-row>
        <table:table-row table:style-name="ro5">
          <table:table-cell table:style-name="ce28" office:value-type="string" calcext:value-type="string">
            <text:p>Sandbox</text:p>
          </table:table-cell>
          <table:table-cell table:number-columns-repeated="11"/>
        </table:table-row>
        <table:table-row table:style-name="ro5">
          <table:table-cell table:number-columns-repeated="12"/>
        </table:table-row>
        <table:table-row table:style-name="ro4">
          <table:table-cell table:style-name="ce29" office:value-type="string" calcext:value-type="string">
            <text:p>DOFs</text:p>
          </table:table-cell>
          <table:table-cell table:style-name="ce32" office:value-type="string" calcext:value-type="string">
            <text:p>hMax</text:p>
          </table:table-cell>
          <table:table-cell table:style-name="ce35" office:value-type="string" calcext:value-type="string">
            <text:p>Err2K</text:p>
          </table:table-cell>
          <table:table-cell table:style-name="ce32" office:value-type="string" calcext:value-type="string">
            <text:p>EOC</text:p>
          </table:table-cell>
          <table:table-cell table:style-name="ce35" office:value-type="string" calcext:value-type="string">
            <text:p>ErrMaxK</text:p>
          </table:table-cell>
          <table:table-cell table:style-name="ce32" office:value-type="string" calcext:value-type="string">
            <text:p>EOC</text:p>
          </table:table-cell>
          <table:table-cell table:style-name="ce35" office:value-type="string" calcext:value-type="string">
            <text:p>Err2H</text:p>
          </table:table-cell>
          <table:table-cell table:style-name="ce32" office:value-type="string" calcext:value-type="string">
            <text:p>EOC</text:p>
          </table:table-cell>
          <table:table-cell table:style-name="ce35" office:value-type="string" calcext:value-type="string">
            <text:p>ErrMaxH</text:p>
          </table:table-cell>
          <table:table-cell table:style-name="ce32" office:value-type="string" calcext:value-type="string">
            <text:p>EOC</text:p>
          </table:table-cell>
          <table:table-cell table:number-columns-repeated="2"/>
        </table:table-row>
        <table:table-row table:style-name="ro5">
          <table:table-cell office:value-type="float" office:value="1360" calcext:value-type="float">
            <text:p>1360</text:p>
          </table:table-cell>
          <table:table-cell table:style-name="ce33" office:value-type="float" office:value="0.263248" calcext:value-type="float">
            <text:p>0.263</text:p>
          </table:table-cell>
          <table:table-cell table:style-name="ce36" office:value-type="float" office:value="0.0589887" calcext:value-type="float">
            <text:p>5.90E-02</text:p>
          </table:table-cell>
          <table:table-cell table:style-name="ce38"/>
          <table:table-cell table:style-name="ce36" office:value-type="float" office:value="0.113059" calcext:value-type="float">
            <text:p>1.13E-01</text:p>
          </table:table-cell>
          <table:table-cell table:style-name="ce38"/>
          <table:table-cell table:style-name="ce36" office:value-type="float" office:value="0.0248099" calcext:value-type="float">
            <text:p>2.48E-02</text:p>
          </table:table-cell>
          <table:table-cell table:style-name="ce38"/>
          <table:table-cell table:style-name="ce36" office:value-type="float" office:value="0.0292189" calcext:value-type="float">
            <text:p>2.92E-02</text:p>
          </table:table-cell>
          <table:table-cell table:style-name="ce38"/>
          <table:table-cell table:number-columns-repeated="2"/>
        </table:table-row>
        <table:table-row table:style-name="ro5">
          <table:table-cell office:value-type="float" office:value="2016" calcext:value-type="float">
            <text:p>2016</text:p>
          </table:table-cell>
          <table:table-cell table:style-name="ce33" office:value-type="float" office:value="0.214754" calcext:value-type="float">
            <text:p>0.215</text:p>
          </table:table-cell>
          <table:table-cell table:style-name="ce36" office:value-type="float" office:value="0.0401822" calcext:value-type="float">
            <text:p>4.02E-02</text:p>
          </table:table-cell>
          <table:table-cell table:style-name="ce38" table:formula="of:=LOG([.C68]/[.C69])/LOG([.$B68]/[.$B69])" office:value-type="float" office:value="1.88563575824272" calcext:value-type="float">
            <text:p>1.89</text:p>
          </table:table-cell>
          <table:table-cell table:style-name="ce36" office:value-type="float" office:value="0.0777378" calcext:value-type="float">
            <text:p>7.77E-02</text:p>
          </table:table-cell>
          <table:table-cell table:style-name="ce38" table:formula="of:=LOG([.E68]/[.E69])/LOG([.$B68]/[.$B69])" office:value-type="float" office:value="1.83969541838869" calcext:value-type="float">
            <text:p>1.84</text:p>
          </table:table-cell>
          <table:table-cell table:style-name="ce36" office:value-type="float" office:value="0.0173329" calcext:value-type="float">
            <text:p>1.73E-02</text:p>
          </table:table-cell>
          <table:table-cell table:style-name="ce38" table:formula="of:=LOG([.G68]/[.G69])/LOG([.$B68]/[.$B69])" office:value-type="float" office:value="1.76144600835362" calcext:value-type="float">
            <text:p>1.76</text:p>
          </table:table-cell>
          <table:table-cell table:style-name="ce36" office:value-type="float" office:value="0.0211396" calcext:value-type="float">
            <text:p>2.11E-02</text:p>
          </table:table-cell>
          <table:table-cell table:style-name="ce38" table:formula="of:=LOG([.I68]/[.I69])/LOG([.$B68]/[.$B69])" office:value-type="float" office:value="1.58969719761449" calcext:value-type="float">
            <text:p>1.59</text:p>
          </table:table-cell>
          <table:table-cell table:number-columns-repeated="2"/>
        </table:table-row>
        <table:table-row table:style-name="ro5">
          <table:table-cell office:value-type="float" office:value="4752" calcext:value-type="float">
            <text:p>4752</text:p>
          </table:table-cell>
          <table:table-cell table:style-name="ce33" office:value-type="float" office:value="0.138422" calcext:value-type="float">
            <text:p>0.138</text:p>
          </table:table-cell>
          <table:table-cell table:style-name="ce36" office:value-type="float" office:value="0.0175346" calcext:value-type="float">
            <text:p>1.75E-02</text:p>
          </table:table-cell>
          <table:table-cell table:style-name="ce38" table:formula="of:=LOG([.C69]/[.C70])/LOG([.$B69]/[.$B70])" office:value-type="float" office:value="1.88814686234405" calcext:value-type="float">
            <text:p>1.89</text:p>
          </table:table-cell>
          <table:table-cell table:style-name="ce36" office:value-type="float" office:value="0.0362486" calcext:value-type="float">
            <text:p>3.62E-02</text:p>
          </table:table-cell>
          <table:table-cell table:style-name="ce38" table:formula="of:=LOG([.E69]/[.E70])/LOG([.$B69]/[.$B70])" office:value-type="float" office:value="1.73716949909354" calcext:value-type="float">
            <text:p>1.74</text:p>
          </table:table-cell>
          <table:table-cell table:style-name="ce36" office:value-type="float" office:value="0.00775109" calcext:value-type="float">
            <text:p>7.75E-03</text:p>
          </table:table-cell>
          <table:table-cell table:style-name="ce38" table:formula="of:=LOG([.G69]/[.G70])/LOG([.$B69]/[.$B70])" office:value-type="float" office:value="1.83241858833932" calcext:value-type="float">
            <text:p>1.83</text:p>
          </table:table-cell>
          <table:table-cell table:style-name="ce36" office:value-type="float" office:value="0.00944613" calcext:value-type="float">
            <text:p>9.45E-03</text:p>
          </table:table-cell>
          <table:table-cell table:style-name="ce38" table:formula="of:=LOG([.I69]/[.I70])/LOG([.$B69]/[.$B70])" office:value-type="float" office:value="1.83417177186465" calcext:value-type="float">
            <text:p>1.83</text:p>
          </table:table-cell>
          <table:table-cell table:number-columns-repeated="2"/>
        </table:table-row>
        <table:table-row table:style-name="ro5">
          <table:table-cell office:value-type="float" office:value="10192" calcext:value-type="float">
            <text:p>10192</text:p>
          </table:table-cell>
          <table:table-cell table:style-name="ce33" office:value-type="float" office:value="0.0940568" calcext:value-type="float">
            <text:p>0.094</text:p>
          </table:table-cell>
          <table:table-cell table:style-name="ce36" office:value-type="float" office:value="0.0083894" calcext:value-type="float">
            <text:p>8.39E-03</text:p>
          </table:table-cell>
          <table:table-cell table:style-name="ce38" table:formula="of:=LOG([.C70]/[.C71])/LOG([.$B70]/[.$B71])" office:value-type="float" office:value="1.90784561929563" calcext:value-type="float">
            <text:p>1.91</text:p>
          </table:table-cell>
          <table:table-cell table:style-name="ce36" office:value-type="float" office:value="0.0170546" calcext:value-type="float">
            <text:p>1.71E-02</text:p>
          </table:table-cell>
          <table:table-cell table:style-name="ce38" table:formula="of:=LOG([.E70]/[.E71])/LOG([.$B70]/[.$B71])" office:value-type="float" office:value="1.95125498024458" calcext:value-type="float">
            <text:p>1.95</text:p>
          </table:table-cell>
          <table:table-cell table:style-name="ce36" office:value-type="float" office:value="0.00374999" calcext:value-type="float">
            <text:p>3.75E-03</text:p>
          </table:table-cell>
          <table:table-cell table:style-name="ce38" table:formula="of:=LOG([.G70]/[.G71])/LOG([.$B70]/[.$B71])" office:value-type="float" office:value="1.87905025691916" calcext:value-type="float">
            <text:p>1.88</text:p>
          </table:table-cell>
          <table:table-cell table:style-name="ce36" office:value-type="float" office:value="0.00572605" calcext:value-type="float">
            <text:p>5.73E-03</text:p>
          </table:table-cell>
          <table:table-cell table:style-name="ce38" table:formula="of:=LOG([.I70]/[.I71])/LOG([.$B70]/[.$B71])" office:value-type="float" office:value="1.29546753744433" calcext:value-type="float">
            <text:p>1.30</text:p>
          </table:table-cell>
          <table:table-cell table:number-columns-repeated="2"/>
        </table:table-row>
        <table:table-row table:style-name="ro5">
          <table:table-cell office:value-type="float" office:value="24640" calcext:value-type="float">
            <text:p>24640</text:p>
          </table:table-cell>
          <table:table-cell table:style-name="ce33" office:value-type="float" office:value="0.0603108" calcext:value-type="float">
            <text:p>0.060</text:p>
          </table:table-cell>
          <table:table-cell table:style-name="ce36" office:value-type="float" office:value="0.00364332" calcext:value-type="float">
            <text:p>3.64E-03</text:p>
          </table:table-cell>
          <table:table-cell table:style-name="ce38" table:formula="of:=LOG([.C71]/[.C72])/LOG([.$B71]/[.$B72])" office:value-type="float" office:value="1.87690550376706" calcext:value-type="float">
            <text:p>1.88</text:p>
          </table:table-cell>
          <table:table-cell table:style-name="ce36" office:value-type="float" office:value="0.00749013" calcext:value-type="float">
            <text:p>7.49E-03</text:p>
          </table:table-cell>
          <table:table-cell table:style-name="ce38" table:formula="of:=LOG([.E71]/[.E72])/LOG([.$B71]/[.$B72])" office:value-type="float" office:value="1.8516126275637" calcext:value-type="float">
            <text:p>1.85</text:p>
          </table:table-cell>
          <table:table-cell table:style-name="ce36" office:value-type="float" office:value="0.00177822" calcext:value-type="float">
            <text:p>1.78E-03</text:p>
          </table:table-cell>
          <table:table-cell table:style-name="ce38" table:formula="of:=LOG([.G71]/[.G72])/LOG([.$B71]/[.$B72])" office:value-type="float" office:value="1.67903020625559" calcext:value-type="float">
            <text:p>1.68</text:p>
          </table:table-cell>
          <table:table-cell table:style-name="ce36" office:value-type="float" office:value="0.00585822" calcext:value-type="float">
            <text:p>5.86E-03</text:p>
          </table:table-cell>
          <table:table-cell table:style-name="ce38" table:formula="of:=LOG([.I71]/[.I72])/LOG([.$B71]/[.$B72])" office:value-type="float" office:value="-0.0513512555518303" calcext:value-type="float">
            <text:p>-0.05</text:p>
          </table:table-cell>
          <table:table-cell table:number-columns-repeated="2"/>
        </table:table-row>
        <table:table-row table:style-name="ro5">
          <table:table-cell office:value-type="float" office:value="48832" calcext:value-type="float">
            <text:p>48832</text:p>
          </table:table-cell>
          <table:table-cell table:style-name="ce33" office:value-type="float" office:value="0.0427842" calcext:value-type="float">
            <text:p>0.043</text:p>
          </table:table-cell>
          <table:table-cell table:style-name="ce36" office:value-type="float" office:value="0.00212024" calcext:value-type="float">
            <text:p>2.12E-03</text:p>
          </table:table-cell>
          <table:table-cell table:style-name="ce38" table:formula="of:=LOG([.C72]/[.C73])/LOG([.$B72]/[.$B73])" office:value-type="float" office:value="1.57675310566706" calcext:value-type="float">
            <text:p>1.58</text:p>
          </table:table-cell>
          <table:table-cell table:style-name="ce36" office:value-type="float" office:value="0.00480814" calcext:value-type="float">
            <text:p>4.81E-03</text:p>
          </table:table-cell>
          <table:table-cell table:style-name="ce38" table:formula="of:=LOG([.E72]/[.E73])/LOG([.$B72]/[.$B73])" office:value-type="float" office:value="1.29106089593619" calcext:value-type="float">
            <text:p>1.29</text:p>
          </table:table-cell>
          <table:table-cell table:style-name="ce36" office:value-type="float" office:value="0.00140767" calcext:value-type="float">
            <text:p>1.41E-03</text:p>
          </table:table-cell>
          <table:table-cell table:style-name="ce38" table:formula="of:=LOG([.G72]/[.G73])/LOG([.$B72]/[.$B73])" office:value-type="float" office:value="0.680594839007894" calcext:value-type="float">
            <text:p>0.68</text:p>
          </table:table-cell>
          <table:table-cell table:style-name="ce36" office:value-type="float" office:value="0.00394152" calcext:value-type="float">
            <text:p>3.94E-03</text:p>
          </table:table-cell>
          <table:table-cell table:style-name="ce38" table:formula="of:=LOG([.I72]/[.I73])/LOG([.$B72]/[.$B73])" office:value-type="float" office:value="1.15418155083751" calcext:value-type="float">
            <text:p>1.15</text:p>
          </table:table-cell>
          <table:table-cell table:number-columns-repeated="2"/>
        </table:table-row>
        <table:table-row table:style-name="ro5">
          <table:table-cell office:value-type="float" office:value="100480" calcext:value-type="float">
            <text:p>100480</text:p>
          </table:table-cell>
          <table:table-cell table:style-name="ce33" office:value-type="float" office:value="0.0297978" calcext:value-type="float">
            <text:p>0.030</text:p>
          </table:table-cell>
          <table:table-cell table:style-name="ce36" office:value-type="float" office:value="0.00139385" calcext:value-type="float">
            <text:p>1.39E-03</text:p>
          </table:table-cell>
          <table:table-cell table:style-name="ce38" table:formula="of:=LOG([.C73]/[.C74])/LOG([.$B73]/[.$B74])" office:value-type="float" office:value="1.15957921430917" calcext:value-type="float">
            <text:p>1.16</text:p>
          </table:table-cell>
          <table:table-cell table:style-name="ce36" office:value-type="float" office:value="0.00422722" calcext:value-type="float">
            <text:p>4.23E-03</text:p>
          </table:table-cell>
          <table:table-cell table:style-name="ce38" table:formula="of:=LOG([.E73]/[.E74])/LOG([.$B73]/[.$B74])" office:value-type="float" office:value="0.355967749507193" calcext:value-type="float">
            <text:p>0.36</text:p>
          </table:table-cell>
          <table:table-cell table:style-name="ce36" office:value-type="float" office:value="0.00118653" calcext:value-type="float">
            <text:p>1.19E-03</text:p>
          </table:table-cell>
          <table:table-cell table:style-name="ce38" table:formula="of:=LOG([.G73]/[.G74])/LOG([.$B73]/[.$B74])" office:value-type="float" office:value="0.472453868458895" calcext:value-type="float">
            <text:p>0.47</text:p>
          </table:table-cell>
          <table:table-cell table:style-name="ce36" office:value-type="float" office:value="0.00331123" calcext:value-type="float">
            <text:p>3.31E-03</text:p>
          </table:table-cell>
          <table:table-cell table:style-name="ce38" table:formula="of:=LOG([.I73]/[.I74])/LOG([.$B73]/[.$B74])" office:value-type="float" office:value="0.481698056272697" calcext:value-type="float">
            <text:p>0.48</text:p>
          </table:table-cell>
          <table:table-cell table:number-columns-repeated="2"/>
        </table:table-row>
        <table:table-row table:style-name="ro5">
          <table:table-cell office:value-type="float" office:value="250992" calcext:value-type="float">
            <text:p>250992</text:p>
          </table:table-cell>
          <table:table-cell table:style-name="ce33" office:value-type="float" office:value="0.0188374" calcext:value-type="float">
            <text:p>0.019</text:p>
          </table:table-cell>
          <table:table-cell table:style-name="ce36" office:value-type="float" office:value="0.000884444" calcext:value-type="float">
            <text:p>8.84E-04</text:p>
          </table:table-cell>
          <table:table-cell table:style-name="ce38" table:formula="of:=LOG([.C74]/[.C75])/LOG([.$B74]/[.$B75])" office:value-type="float" office:value="0.991878312079754" calcext:value-type="float">
            <text:p>0.99</text:p>
          </table:table-cell>
          <table:table-cell table:style-name="ce36" office:value-type="float" office:value="0.00373022" calcext:value-type="float">
            <text:p>3.73E-03</text:p>
          </table:table-cell>
          <table:table-cell table:style-name="ce38" table:formula="of:=LOG([.E74]/[.E75])/LOG([.$B74]/[.$B75])" office:value-type="float" office:value="0.272743123323582" calcext:value-type="float">
            <text:p>0.27</text:p>
          </table:table-cell>
          <table:table-cell table:style-name="ce36" office:value-type="float" office:value="0.000823916" calcext:value-type="float">
            <text:p>8.24E-04</text:p>
          </table:table-cell>
          <table:table-cell table:style-name="ce38" table:formula="of:=LOG([.G74]/[.G75])/LOG([.$B74]/[.$B75])" office:value-type="float" office:value="0.795306331520313" calcext:value-type="float">
            <text:p>0.80</text:p>
          </table:table-cell>
          <table:table-cell table:style-name="ce36" office:value-type="float" office:value="0.00251031" calcext:value-type="float">
            <text:p>2.51E-03</text:p>
          </table:table-cell>
          <table:table-cell table:style-name="ce38" table:formula="of:=LOG([.I74]/[.I75])/LOG([.$B74]/[.$B75])" office:value-type="float" office:value="0.603836287197254" calcext:value-type="float">
            <text:p>0.60</text:p>
          </table:table-cell>
          <table:table-cell table:number-columns-repeated="2"/>
        </table:table-row>
        <table:table-row table:style-name="ro5" table:number-rows-repeated="1048500">
          <table:table-cell table:number-columns-repeated="12"/>
        </table:table-row>
        <table:table-row table:style-name="ro5">
          <table:table-cell table:number-columns-repeated="12"/>
        </table:table-row>
      </table:table>
      <table:table table:name="HeineC" table:style-name="ta1">
        <table:table-column table:style-name="co3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number-columns-repeated="1015" table:default-cell-style-name="ce2"/>
        <table:table-row table:style-name="ro3">
          <table:table-cell table:style-name="ce15"/>
          <table:table-cell table:style-name="ce16" office:value-type="string" table:number-columns-spanned="4" table:number-rows-spanned="1">
            <text:p>Gauss-Bonnet</text:p>
          </table:table-cell>
          <table:covered-table-cell table:style-name="ce17"/>
          <table:covered-table-cell table:style-name="ce16"/>
          <table:covered-table-cell table:style-name="ce17"/>
          <table:table-cell table:style-name="ce16" office:value-type="string" table:number-columns-spanned="4" table:number-rows-spanned="1">
            <text:p>Laplace(X)</text:p>
          </table:table-cell>
          <table:covered-table-cell table:style-name="ce17"/>
          <table:covered-table-cell table:style-name="ce16"/>
          <table:covered-table-cell table:style-name="ce17"/>
          <table:table-cell table:style-name="ce1"/>
          <table:table-cell table:style-name="ce10" table:number-columns-repeated="2"/>
          <table:table-cell table:number-columns-repeated="1012"/>
        </table:table-row>
        <table:table-row table:style-name="ro3">
          <table:table-cell table:style-name="ce15" office:value-type="string">
            <text:p>hMax</text:p>
          </table:table-cell>
          <table:table-cell table:style-name="ce16" office:value-type="string">
            <text:p>Err2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2H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H</text:p>
          </table:table-cell>
          <table:table-cell table:style-name="ce17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10"/>
          <table:table-cell table:number-columns-repeated="1012"/>
        </table:table-row>
        <table:table-row table:style-name="ro3">
          <table:table-cell office:value-type="float" office:value="0.249117">
            <text:p>0.25</text:p>
          </table:table-cell>
          <table:table-cell office:value-type="float" office:value="0.0605908">
            <text:p>6.06E-02</text:p>
          </table:table-cell>
          <table:table-cell/>
          <table:table-cell office:value-type="float" office:value="0.0585884">
            <text:p>5.86E-02</text:p>
          </table:table-cell>
          <table:table-cell/>
          <table:table-cell office:value-type="float" office:value="0.037736">
            <text:p>3.77E-02</text:p>
          </table:table-cell>
          <table:table-cell/>
          <table:table-cell office:value-type="float" office:value="0.13217">
            <text:p>1.32E-01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>
            <text:p>0.18</text:p>
          </table:table-cell>
          <table:table-cell office:value-type="float" office:value="0.0304249">
            <text:p>3.04E-02</text:p>
          </table:table-cell>
          <table:table-cell table:formula="of:=LOG([.B3]/[.B4])/LOG([.$A3]/[.$A4])" office:value-type="float" office:value="2.08092841315459">
            <text:p>2.08</text:p>
          </table:table-cell>
          <table:table-cell office:value-type="float" office:value="0.0552849">
            <text:p>5.53E-02</text:p>
          </table:table-cell>
          <table:table-cell table:formula="of:=LOG([.D3]/[.D4])/LOG([.$A3]/[.$A4])" office:value-type="float" office:value="0.175314065777003">
            <text:p>0.18</text:p>
          </table:table-cell>
          <table:table-cell office:value-type="float" office:value="0.0224912">
            <text:p>2.25E-02</text:p>
          </table:table-cell>
          <table:table-cell table:formula="of:=LOG([.F3]/[.F4])/LOG([.$A3]/[.$A4])" office:value-type="float" office:value="1.56320091727319">
            <text:p>1.56</text:p>
          </table:table-cell>
          <table:table-cell office:value-type="float" office:value="0.0819829">
            <text:p>8.20E-02</text:p>
          </table:table-cell>
          <table:table-cell table:formula="of:=LOG([.H3]/[.H4])/LOG([.$A3]/[.$A4])" office:value-type="float" office:value="1.442636957485">
            <text:p>1.44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>
            <text:p>0.11</text:p>
          </table:table-cell>
          <table:table-cell office:value-type="float" office:value="0.0117452">
            <text:p>1.17E-02</text:p>
          </table:table-cell>
          <table:table-cell table:formula="of:=LOG([.B4]/[.B5])/LOG([.$A4]/[.$A5])" office:value-type="float" office:value="1.93385419647169">
            <text:p>1.93</text:p>
          </table:table-cell>
          <table:table-cell office:value-type="float" office:value="0.053577">
            <text:p>5.36E-02</text:p>
          </table:table-cell>
          <table:table-cell table:formula="of:=LOG([.D4]/[.D5])/LOG([.$A4]/[.$A5])" office:value-type="float" office:value="0.0637562205054551">
            <text:p>0.06</text:p>
          </table:table-cell>
          <table:table-cell office:value-type="float" office:value="0.0103995">
            <text:p>1.04E-02</text:p>
          </table:table-cell>
          <table:table-cell table:formula="of:=LOG([.F4]/[.F5])/LOG([.$A4]/[.$A5])" office:value-type="float" office:value="1.56722416022845">
            <text:p>1.57</text:p>
          </table:table-cell>
          <table:table-cell office:value-type="float" office:value="0.0354003">
            <text:p>3.54E-02</text:p>
          </table:table-cell>
          <table:table-cell table:formula="of:=LOG([.H4]/[.H5])/LOG([.$A4]/[.$A5])" office:value-type="float" office:value="1.70624466718323">
            <text:p>1.71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3">
          <table:table-cell table:style-name="ce9" office:value-type="float" office:value="0.0784945">
            <text:p>0.078</text:p>
          </table:table-cell>
          <table:table-cell office:value-type="float" office:value="0.00648864">
            <text:p>6.49E-03</text:p>
          </table:table-cell>
          <table:table-cell table:formula="of:=LOG([.B5]/[.B6])/LOG([.$A5]/[.$A6])" office:value-type="float" office:value="1.78914394416436">
            <text:p>1.79</text:p>
          </table:table-cell>
          <table:table-cell office:value-type="float" office:value="0.0517027">
            <text:p>5.17E-02</text:p>
          </table:table-cell>
          <table:table-cell table:formula="of:=LOG([.D5]/[.D6])/LOG([.$A5]/[.$A6])" office:value-type="float" office:value="0.107367829458015">
            <text:p>0.11</text:p>
          </table:table-cell>
          <table:table-cell office:value-type="float" office:value="0.00589007">
            <text:p>5.89E-03</text:p>
          </table:table-cell>
          <table:table-cell table:formula="of:=LOG([.F5]/[.F6])/LOG([.$A5]/[.$A6])" office:value-type="float" office:value="1.71406202811825">
            <text:p>1.71</text:p>
          </table:table-cell>
          <table:table-cell office:value-type="float" office:value="0.0198031">
            <text:p>1.98E-02</text:p>
          </table:table-cell>
          <table:table-cell table:formula="of:=LOG([.H5]/[.H6])/LOG([.$A5]/[.$A6])" office:value-type="float" office:value="1.75142520042222">
            <text:p>1.75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3">
          <table:table-cell table:style-name="ce9" office:value-type="float" office:value="0.0503854">
            <text:p>0.050</text:p>
          </table:table-cell>
          <table:table-cell office:value-type="float" office:value="0.00307695">
            <text:p>3.08E-03</text:p>
          </table:table-cell>
          <table:table-cell table:formula="of:=LOG([.B6]/[.B7])/LOG([.$A6]/[.$A7])" office:value-type="float" office:value="1.6829877880363">
            <text:p>1.68</text:p>
          </table:table-cell>
          <table:table-cell office:value-type="float" office:value="0.0512228">
            <text:p>5.12E-02</text:p>
          </table:table-cell>
          <table:table-cell table:formula="of:=LOG([.D6]/[.D7])/LOG([.$A6]/[.$A7])" office:value-type="float" office:value="0.0210347143883774">
            <text:p>0.02</text:p>
          </table:table-cell>
          <table:table-cell office:value-type="float" office:value="0.0026113">
            <text:p>2.61E-03</text:p>
          </table:table-cell>
          <table:table-cell table:formula="of:=LOG([.F6]/[.F7])/LOG([.$A6]/[.$A7])" office:value-type="float" office:value="1.8348070436407">
            <text:p>1.83</text:p>
          </table:table-cell>
          <table:table-cell office:value-type="float" office:value="0.0171172">
            <text:p>1.71E-02</text:p>
          </table:table-cell>
          <table:table-cell table:formula="of:=LOG([.H6]/[.H7])/LOG([.$A6]/[.$A7])" office:value-type="float" office:value="0.328774583177185">
            <text:p>0.33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3">
          <table:table-cell table:style-name="ce9" office:value-type="float" office:value="0.0364551">
            <text:p>0.036</text:p>
          </table:table-cell>
          <table:table-cell office:value-type="float" office:value="0.00183794">
            <text:p>1.84E-03</text:p>
          </table:table-cell>
          <table:table-cell table:formula="of:=LOG([.B7]/[.B8])/LOG([.$A7]/[.$A8])" office:value-type="float" office:value="1.59227901028282">
            <text:p>1.59</text:p>
          </table:table-cell>
          <table:table-cell office:value-type="float" office:value="0.052223">
            <text:p>5.22E-02</text:p>
          </table:table-cell>
          <table:table-cell table:formula="of:=LOG([.D7]/[.D8])/LOG([.$A7]/[.$A8])" office:value-type="float" office:value="-0.059756073230094">
            <text:p>-0.06</text:p>
          </table:table-cell>
          <table:table-cell office:value-type="float" office:value="0.00140573">
            <text:p>1.41E-03</text:p>
          </table:table-cell>
          <table:table-cell table:formula="of:=LOG([.F7]/[.F8])/LOG([.$A7]/[.$A8])" office:value-type="float" office:value="1.91363722782707">
            <text:p>1.91</text:p>
          </table:table-cell>
          <table:table-cell office:value-type="float" office:value="0.0164807">
            <text:p>1.65E-02</text:p>
          </table:table-cell>
          <table:table-cell table:formula="of:=LOG([.H7]/[.H8])/LOG([.$A7]/[.$A8])" office:value-type="float" office:value="0.117093494740751">
            <text:p>0.12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3">
          <table:table-cell table:style-name="ce9" office:value-type="float" office:value="0.0257207">
            <text:p>0.026</text:p>
          </table:table-cell>
          <table:table-cell office:value-type="float" office:value="0.00111634">
            <text:p>1.12E-03</text:p>
          </table:table-cell>
          <table:table-cell table:formula="of:=LOG([.B8]/[.B9])/LOG([.$A8]/[.$A9])" office:value-type="float" office:value="1.42950397261357">
            <text:p>1.43</text:p>
          </table:table-cell>
          <table:table-cell office:value-type="float" office:value="0.0519484">
            <text:p>5.19E-02</text:p>
          </table:table-cell>
          <table:table-cell table:formula="of:=LOG([.D8]/[.D9])/LOG([.$A8]/[.$A9])" office:value-type="float" office:value="0.0151155836725354">
            <text:p>0.02</text:p>
          </table:table-cell>
          <table:table-cell office:value-type="float" office:value="0.000726692">
            <text:p>7.27E-04</text:p>
          </table:table-cell>
          <table:table-cell table:formula="of:=LOG([.F8]/[.F9])/LOG([.$A8]/[.$A9])" office:value-type="float" office:value="1.89173506806191">
            <text:p>1.89</text:p>
          </table:table-cell>
          <table:table-cell office:value-type="float" office:value="0.0162289">
            <text:p>1.62E-02</text:p>
          </table:table-cell>
          <table:table-cell table:formula="of:=LOG([.H8]/[.H9])/LOG([.$A8]/[.$A9])" office:value-type="float" office:value="0.0441429095675888">
            <text:p>0.04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3">
          <table:table-cell table:style-name="ce9" office:value-type="float" office:value="0.0167543">
            <text:p>0.017</text:p>
          </table:table-cell>
          <table:table-cell office:value-type="float" office:value="0.0006237">
            <text:p>6.24E-04</text:p>
          </table:table-cell>
          <table:table-cell table:formula="of:=LOG([.B9]/[.B10])/LOG([.$A9]/[.$A10])" office:value-type="float" office:value="1.35810861996622">
            <text:p>1.36</text:p>
          </table:table-cell>
          <table:table-cell office:value-type="float" office:value="0.0534929">
            <text:p>5.35E-02</text:p>
          </table:table-cell>
          <table:table-cell table:formula="of:=LOG([.D9]/[.D10])/LOG([.$A9]/[.$A10])" office:value-type="float" office:value="-0.0683509154158864">
            <text:p>-0.07</text:p>
          </table:table-cell>
          <table:table-cell office:value-type="float" office:value="0.00032242">
            <text:p>3.22E-04</text:p>
          </table:table-cell>
          <table:table-cell table:formula="of:=LOG([.F9]/[.F10])/LOG([.$A9]/[.$A10])" office:value-type="float" office:value="1.89586940270213">
            <text:p>1.90</text:p>
          </table:table-cell>
          <table:table-cell office:value-type="float" office:value="0.0156743">
            <text:p>1.57E-02</text:p>
          </table:table-cell>
          <table:table-cell table:formula="of:=LOG([.H9]/[.H10])/LOG([.$A9]/[.$A10])" office:value-type="float" office:value="0.0811195406238109">
            <text:p>0.08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Weingarten:</text:p>
          </table:table-cell>
          <table:table-cell table:style-name="ce16" office:value-type="string" table:number-columns-spanned="4" table:number-rows-spanned="1">
            <text:p>k1 * k2</text:p>
          </table:table-cell>
          <table:covered-table-cell table:style-name="ce17"/>
          <table:covered-table-cell table:style-name="ce18"/>
          <table:covered-table-cell table:style-name="ce17"/>
          <table:table-cell table:style-name="ce16" office:value-type="string" table:number-columns-spanned="4" table:number-rows-spanned="1">
            <text:p>0.5 * (k1 + k2)</text:p>
          </table:table-cell>
          <table:covered-table-cell table:style-name="ce17"/>
          <table:covered-table-cell table:style-name="ce18"/>
          <table:covered-table-cell table:style-name="ce17"/>
          <table:table-cell table:style-name="ce10"/>
          <table:table-cell table:number-columns-repeated="1014"/>
        </table:table-row>
        <table:table-row table:style-name="ro3">
          <table:table-cell table:style-name="ce15" office:value-type="string">
            <text:p>hMax</text:p>
          </table:table-cell>
          <table:table-cell table:style-name="ce16" office:value-type="string">
            <text:p>Err2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2H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H</text:p>
          </table:table-cell>
          <table:table-cell table:style-name="ce17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0.249117">
            <text:p>0.25</text:p>
          </table:table-cell>
          <table:table-cell office:value-type="float" office:value="0.209717">
            <text:p>2.10E-01</text:p>
          </table:table-cell>
          <table:table-cell/>
          <table:table-cell office:value-type="float" office:value="0.47307">
            <text:p>4.73E-01</text:p>
          </table:table-cell>
          <table:table-cell/>
          <table:table-cell office:value-type="float" office:value="0.0968374">
            <text:p>9.68E-02</text:p>
          </table:table-cell>
          <table:table-cell/>
          <table:table-cell office:value-type="float" office:value="0.321923">
            <text:p>3.22E-01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>
            <text:p>0.18</text:p>
          </table:table-cell>
          <table:table-cell office:value-type="float" office:value="0.139978">
            <text:p>1.40E-01</text:p>
          </table:table-cell>
          <table:table-cell table:formula="of:=LOG([.B15]/[.B16])/LOG([.$A15]/[.$A16])" office:value-type="float" office:value="1.22120341602966">
            <text:p>1.22</text:p>
          </table:table-cell>
          <table:table-cell office:value-type="float" office:value="0.326632">
            <text:p>3.27E-01</text:p>
          </table:table-cell>
          <table:table-cell table:formula="of:=LOG([.D15]/[.D16])/LOG([.$A15]/[.$A16])" office:value-type="float" office:value="1.11890770547588">
            <text:p>1.12</text:p>
          </table:table-cell>
          <table:table-cell office:value-type="float" office:value="0.0639814">
            <text:p>6.40E-02</text:p>
          </table:table-cell>
          <table:table-cell table:formula="of:=LOG([.F15]/[.F16])/LOG([.$A15]/[.$A16])" office:value-type="float" office:value="1.25191561660033">
            <text:p>1.25</text:p>
          </table:table-cell>
          <table:table-cell office:value-type="float" office:value="0.219472">
            <text:p>2.19E-01</text:p>
          </table:table-cell>
          <table:table-cell table:formula="of:=LOG([.H15]/[.H16])/LOG([.$A15]/[.$A16])" office:value-type="float" office:value="1.15720611348096">
            <text:p>1.16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>
            <text:p>0.11</text:p>
          </table:table-cell>
          <table:table-cell office:value-type="float" office:value="0.0689603">
            <text:p>6.90E-02</text:p>
          </table:table-cell>
          <table:table-cell table:formula="of:=LOG([.B16]/[.B17])/LOG([.$A16]/[.$A17])" office:value-type="float" office:value="1.43838658003368">
            <text:p>1.44</text:p>
          </table:table-cell>
          <table:table-cell office:value-type="float" office:value="0.157128">
            <text:p>1.57E-01</text:p>
          </table:table-cell>
          <table:table-cell table:formula="of:=LOG([.D16]/[.D17])/LOG([.$A16]/[.$A17])" office:value-type="float" office:value="1.48678106053332">
            <text:p>1.49</text:p>
          </table:table-cell>
          <table:table-cell office:value-type="float" office:value="0.0307902">
            <text:p>3.08E-02</text:p>
          </table:table-cell>
          <table:table-cell table:formula="of:=LOG([.F16]/[.F17])/LOG([.$A16]/[.$A17])" office:value-type="float" office:value="1.48601420364401">
            <text:p>1.49</text:p>
          </table:table-cell>
          <table:table-cell office:value-type="float" office:value="0.105216">
            <text:p>1.05E-01</text:p>
          </table:table-cell>
          <table:table-cell table:formula="of:=LOG([.H16]/[.H17])/LOG([.$A16]/[.$A17])" office:value-type="float" office:value="1.49376192538362">
            <text:p>1.49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3">
          <table:table-cell table:style-name="ce9" office:value-type="float" office:value="0.0784945">
            <text:p>0.078</text:p>
          </table:table-cell>
          <table:table-cell office:value-type="float" office:value="0.0397115">
            <text:p>3.97E-02</text:p>
          </table:table-cell>
          <table:table-cell table:formula="of:=LOG([.B17]/[.B18])/LOG([.$A17]/[.$A18])" office:value-type="float" office:value="1.66401206809934">
            <text:p>1.66</text:p>
          </table:table-cell>
          <table:table-cell office:value-type="float" office:value="0.0915163">
            <text:p>9.15E-02</text:p>
          </table:table-cell>
          <table:table-cell table:formula="of:=LOG([.D17]/[.D18])/LOG([.$A17]/[.$A18])" office:value-type="float" office:value="1.62980107919156">
            <text:p>1.63</text:p>
          </table:table-cell>
          <table:table-cell office:value-type="float" office:value="0.0175462">
            <text:p>1.75E-02</text:p>
          </table:table-cell>
          <table:table-cell table:formula="of:=LOG([.F17]/[.F18])/LOG([.$A17]/[.$A18])" office:value-type="float" office:value="1.69557699180157">
            <text:p>1.70</text:p>
          </table:table-cell>
          <table:table-cell office:value-type="float" office:value="0.0610161">
            <text:p>6.10E-02</text:p>
          </table:table-cell>
          <table:table-cell table:formula="of:=LOG([.H17]/[.H18])/LOG([.$A17]/[.$A18])" office:value-type="float" office:value="1.64286844985149">
            <text:p>1.64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3">
          <table:table-cell table:style-name="ce9" office:value-type="float" office:value="0.0503854">
            <text:p>0.050</text:p>
          </table:table-cell>
          <table:table-cell office:value-type="float" office:value="0.0177063">
            <text:p>1.77E-02</text:p>
          </table:table-cell>
          <table:table-cell table:formula="of:=LOG([.B18]/[.B19])/LOG([.$A18]/[.$A19])" office:value-type="float" office:value="1.82195109465776">
            <text:p>1.82</text:p>
          </table:table-cell>
          <table:table-cell office:value-type="float" office:value="0.0404486">
            <text:p>4.04E-02</text:p>
          </table:table-cell>
          <table:table-cell table:formula="of:=LOG([.D18]/[.D19])/LOG([.$A18]/[.$A19])" office:value-type="float" office:value="1.84172149944922">
            <text:p>1.84</text:p>
          </table:table-cell>
          <table:table-cell office:value-type="float" office:value="0.00775927">
            <text:p>7.76E-03</text:p>
          </table:table-cell>
          <table:table-cell table:formula="of:=LOG([.F18]/[.F19])/LOG([.$A18]/[.$A19])" office:value-type="float" office:value="1.84051263682342">
            <text:p>1.84</text:p>
          </table:table-cell>
          <table:table-cell office:value-type="float" office:value="0.0269507">
            <text:p>2.70E-02</text:p>
          </table:table-cell>
          <table:table-cell table:formula="of:=LOG([.H18]/[.H19])/LOG([.$A18]/[.$A19])" office:value-type="float" office:value="1.84317285783037">
            <text:p>1.84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3">
          <table:table-cell table:style-name="ce9" office:value-type="float" office:value="0.0364551">
            <text:p>0.036</text:p>
          </table:table-cell>
          <table:table-cell office:value-type="float" office:value="0.00952316">
            <text:p>9.52E-03</text:p>
          </table:table-cell>
          <table:table-cell table:formula="of:=LOG([.B19]/[.B20])/LOG([.$A19]/[.$A20])" office:value-type="float" office:value="1.91642550081953">
            <text:p>1.92</text:p>
          </table:table-cell>
          <table:table-cell office:value-type="float" office:value="0.0216735">
            <text:p>2.17E-02</text:p>
          </table:table-cell>
          <table:table-cell table:formula="of:=LOG([.D19]/[.D20])/LOG([.$A19]/[.$A20])" office:value-type="float" office:value="1.92800677893831">
            <text:p>1.93</text:p>
          </table:table-cell>
          <table:table-cell office:value-type="float" office:value="0.00415056">
            <text:p>4.15E-03</text:p>
          </table:table-cell>
          <table:table-cell table:formula="of:=LOG([.F19]/[.F20])/LOG([.$A19]/[.$A20])" office:value-type="float" office:value="1.93326997685043">
            <text:p>1.93</text:p>
          </table:table-cell>
          <table:table-cell office:value-type="float" office:value="0.0144433">
            <text:p>1.44E-02</text:p>
          </table:table-cell>
          <table:table-cell table:formula="of:=LOG([.H19]/[.H20])/LOG([.$A19]/[.$A20])" office:value-type="float" office:value="1.92750284135533">
            <text:p>1.93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3">
          <table:table-cell table:style-name="ce9" office:value-type="float" office:value="0.0257207">
            <text:p>0.026</text:p>
          </table:table-cell>
          <table:table-cell office:value-type="float" office:value="0.00482189">
            <text:p>4.82E-03</text:p>
          </table:table-cell>
          <table:table-cell table:formula="of:=LOG([.B20]/[.B21])/LOG([.$A20]/[.$A21])" office:value-type="float" office:value="1.95123147206087">
            <text:p>1.95</text:p>
          </table:table-cell>
          <table:table-cell office:value-type="float" office:value="0.0109678">
            <text:p>1.10E-02</text:p>
          </table:table-cell>
          <table:table-cell table:formula="of:=LOG([.D20]/[.D21])/LOG([.$A20]/[.$A21])" office:value-type="float" office:value="1.95285381640528">
            <text:p>1.95</text:p>
          </table:table-cell>
          <table:table-cell office:value-type="float" office:value="0.00209925">
            <text:p>2.10E-03</text:p>
          </table:table-cell>
          <table:table-cell table:formula="of:=LOG([.F20]/[.F21])/LOG([.$A20]/[.$A21])" office:value-type="float" office:value="1.95439206357537">
            <text:p>1.95</text:p>
          </table:table-cell>
          <table:table-cell office:value-type="float" office:value="0.00730565">
            <text:p>7.31E-03</text:p>
          </table:table-cell>
          <table:table-cell table:formula="of:=LOG([.H20]/[.H21])/LOG([.$A20]/[.$A21])" office:value-type="float" office:value="1.95416123672756">
            <text:p>1.95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3">
          <table:table-cell table:style-name="ce9" office:value-type="float" office:value="0.0167543">
            <text:p>0.017</text:p>
          </table:table-cell>
          <table:table-cell office:value-type="float" office:value="0.00206855">
            <text:p>2.07E-03</text:p>
          </table:table-cell>
          <table:table-cell table:formula="of:=LOG([.B21]/[.B22])/LOG([.$A21]/[.$A22])" office:value-type="float" office:value="1.9744208935465">
            <text:p>1.97</text:p>
          </table:table-cell>
          <table:table-cell office:value-type="float" office:value="0.00471233">
            <text:p>4.71E-03</text:p>
          </table:table-cell>
          <table:table-cell table:formula="of:=LOG([.D21]/[.D22])/LOG([.$A21]/[.$A22])" office:value-type="float" office:value="1.97083547204597">
            <text:p>1.97</text:p>
          </table:table-cell>
          <table:table-cell office:value-type="float" office:value="0.00089715">
            <text:p>8.97E-04</text:p>
          </table:table-cell>
          <table:table-cell table:formula="of:=LOG([.F21]/[.F22])/LOG([.$A21]/[.$A22])" office:value-type="float" office:value="1.98327271760155">
            <text:p>1.98</text:p>
          </table:table-cell>
          <table:table-cell office:value-type="float" office:value="0.00313838">
            <text:p>3.14E-03</text:p>
          </table:table-cell>
          <table:table-cell table:formula="of:=LOG([.H21]/[.H22])/LOG([.$A21]/[.$A22])" office:value-type="float" office:value="1.97120885848182">
            <text:p>1.97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Weingarten(AvN):</text:p>
          </table:table-cell>
          <table:table-cell table:style-name="ce16" office:value-type="string" table:number-columns-spanned="4" table:number-rows-spanned="1">
            <text:p>k1 * k2</text:p>
          </table:table-cell>
          <table:covered-table-cell table:style-name="ce17"/>
          <table:covered-table-cell table:style-name="ce18"/>
          <table:covered-table-cell table:style-name="ce17"/>
          <table:table-cell table:style-name="ce16" office:value-type="string" table:number-columns-spanned="4" table:number-rows-spanned="1">
            <text:p>0.5 * (k1 + k2)</text:p>
          </table:table-cell>
          <table:covered-table-cell table:style-name="ce17"/>
          <table:covered-table-cell table:style-name="ce18"/>
          <table:covered-table-cell table:style-name="ce17"/>
          <table:table-cell table:style-name="ce10"/>
          <table:table-cell table:number-columns-repeated="1014"/>
        </table:table-row>
        <table:table-row table:style-name="ro3">
          <table:table-cell table:style-name="ce15" office:value-type="string">
            <text:p>hMax</text:p>
          </table:table-cell>
          <table:table-cell table:style-name="ce16" office:value-type="string">
            <text:p>Err2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2H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H</text:p>
          </table:table-cell>
          <table:table-cell table:style-name="ce17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0.249117">
            <text:p>0.25</text:p>
          </table:table-cell>
          <table:table-cell table:style-name="ce2" office:value-type="float" office:value="0.321983">
            <text:p>0.321983</text:p>
          </table:table-cell>
          <table:table-cell/>
          <table:table-cell table:style-name="ce2" office:value-type="float" office:value="0.603145">
            <text:p>0.603145</text:p>
          </table:table-cell>
          <table:table-cell/>
          <table:table-cell table:style-name="ce2" office:value-type="float" office:value="0.160546">
            <text:p>0.160546</text:p>
          </table:table-cell>
          <table:table-cell/>
          <table:table-cell table:style-name="ce2" office:value-type="float" office:value="0.438344">
            <text:p>0.438344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>
            <text:p>0.18</text:p>
          </table:table-cell>
          <table:table-cell table:style-name="ce2" office:value-type="float" office:value="0.232983">
            <text:p>0.232983</text:p>
          </table:table-cell>
          <table:table-cell table:formula="of:=LOG([.B26]/[.B27])/LOG([.$A26]/[.$A27])" office:value-type="float" office:value="0.977307915905153">
            <text:p>0.98</text:p>
          </table:table-cell>
          <table:table-cell table:style-name="ce2" office:value-type="float" office:value="0.464826">
            <text:p>0.464826</text:p>
          </table:table-cell>
          <table:table-cell table:formula="of:=LOG([.D26]/[.D27])/LOG([.$A26]/[.$A27])" office:value-type="float" office:value="0.786884562040361">
            <text:p>0.79</text:p>
          </table:table-cell>
          <table:table-cell table:style-name="ce2" office:value-type="float" office:value="0.111961">
            <text:p>0.111961</text:p>
          </table:table-cell>
          <table:table-cell table:formula="of:=LOG([.F26]/[.F27])/LOG([.$A26]/[.$A27])" office:value-type="float" office:value="1.08876288060835">
            <text:p>1.09</text:p>
          </table:table-cell>
          <table:table-cell table:style-name="ce2" office:value-type="float" office:value="0.32703">
            <text:p>0.32703</text:p>
          </table:table-cell>
          <table:table-cell table:formula="of:=LOG([.H26]/[.H27])/LOG([.$A26]/[.$A27])" office:value-type="float" office:value="0.884930308428036">
            <text:p>0.88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>
            <text:p>0.11</text:p>
          </table:table-cell>
          <table:table-cell table:style-name="ce2" office:value-type="float" office:value="0.125849">
            <text:p>0.125849</text:p>
          </table:table-cell>
          <table:table-cell table:formula="of:=LOG([.B27]/[.B28])/LOG([.$A27]/[.$A28])" office:value-type="float" office:value="1.25132009543924">
            <text:p>1.25</text:p>
          </table:table-cell>
          <table:table-cell table:style-name="ce2" office:value-type="float" office:value="0.262582">
            <text:p>0.262582</text:p>
          </table:table-cell>
          <table:table-cell table:formula="of:=LOG([.D27]/[.D28])/LOG([.$A27]/[.$A28])" office:value-type="float" office:value="1.16033223489031">
            <text:p>1.16</text:p>
          </table:table-cell>
          <table:table-cell table:style-name="ce2" office:value-type="float" office:value="0.0576774">
            <text:p>0.0576774</text:p>
          </table:table-cell>
          <table:table-cell table:formula="of:=LOG([.F27]/[.F28])/LOG([.$A27]/[.$A28])" office:value-type="float" office:value="1.34763008736668">
            <text:p>1.35</text:p>
          </table:table-cell>
          <table:table-cell table:style-name="ce2" office:value-type="float" office:value="0.179486">
            <text:p>0.179486</text:p>
          </table:table-cell>
          <table:table-cell table:formula="of:=LOG([.H27]/[.H28])/LOG([.$A27]/[.$A28])" office:value-type="float" office:value="1.21895834165913">
            <text:p>1.22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3">
          <table:table-cell table:style-name="ce9" office:value-type="float" office:value="0.0784945">
            <text:p>0.078</text:p>
          </table:table-cell>
          <table:table-cell table:style-name="ce2" office:value-type="float" office:value="0.0759988">
            <text:p>0.0759988</text:p>
          </table:table-cell>
          <table:table-cell table:formula="of:=LOG([.B28]/[.B29])/LOG([.$A28]/[.$A29])" office:value-type="float" office:value="1.52071894773635">
            <text:p>1.52</text:p>
          </table:table-cell>
          <table:table-cell table:style-name="ce2" office:value-type="float" office:value="0.166081">
            <text:p>0.166081</text:p>
          </table:table-cell>
          <table:table-cell table:formula="of:=LOG([.D28]/[.D29])/LOG([.$A28]/[.$A29])" office:value-type="float" office:value="1.38118718784133">
            <text:p>1.38</text:p>
          </table:table-cell>
          <table:table-cell table:style-name="ce2" office:value-type="float" office:value="0.0341154">
            <text:p>0.0341154</text:p>
          </table:table-cell>
          <table:table-cell table:formula="of:=LOG([.F28]/[.F29])/LOG([.$A28]/[.$A29])" office:value-type="float" office:value="1.58328648164999">
            <text:p>1.58</text:p>
          </table:table-cell>
          <table:table-cell table:style-name="ce2" office:value-type="float" office:value="0.111873">
            <text:p>0.111873</text:p>
          </table:table-cell>
          <table:table-cell table:formula="of:=LOG([.H28]/[.H29])/LOG([.$A28]/[.$A29])" office:value-type="float" office:value="1.42534389698532">
            <text:p>1.43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3">
          <table:table-cell table:style-name="ce9" office:value-type="float" office:value="0.0503854">
            <text:p>0.050</text:p>
          </table:table-cell>
          <table:table-cell table:style-name="ce2" office:value-type="float" office:value="0.0353994">
            <text:p>0.0353994</text:p>
          </table:table-cell>
          <table:table-cell table:formula="of:=LOG([.B29]/[.B30])/LOG([.$A29]/[.$A30])" office:value-type="float" office:value="1.72338362789064">
            <text:p>1.72</text:p>
          </table:table-cell>
          <table:table-cell table:style-name="ce2" office:value-type="float" office:value="0.0790886">
            <text:p>0.0790886</text:p>
          </table:table-cell>
          <table:table-cell table:formula="of:=LOG([.D29]/[.D30])/LOG([.$A29]/[.$A30])" office:value-type="float" office:value="1.67349766037426">
            <text:p>1.67</text:p>
          </table:table-cell>
          <table:table-cell table:style-name="ce2" office:value-type="float" office:value="0.0156266">
            <text:p>0.0156266</text:p>
          </table:table-cell>
          <table:table-cell table:formula="of:=LOG([.F29]/[.F30])/LOG([.$A29]/[.$A30])" office:value-type="float" office:value="1.76116977883209">
            <text:p>1.76</text:p>
          </table:table-cell>
          <table:table-cell table:style-name="ce2" office:value-type="float" office:value="0.0528769">
            <text:p>0.0528769</text:p>
          </table:table-cell>
          <table:table-cell table:formula="of:=LOG([.H29]/[.H30])/LOG([.$A29]/[.$A30])" office:value-type="float" office:value="1.69039455331111">
            <text:p>1.69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3">
          <table:table-cell table:style-name="ce9" office:value-type="float" office:value="0.0364551">
            <text:p>0.036</text:p>
          </table:table-cell>
          <table:table-cell table:style-name="ce2" office:value-type="float" office:value="0.0194333">
            <text:p>0.0194333</text:p>
          </table:table-cell>
          <table:table-cell table:formula="of:=LOG([.B30]/[.B31])/LOG([.$A30]/[.$A31])" office:value-type="float" office:value="1.85311978670425">
            <text:p>1.85</text:p>
          </table:table-cell>
          <table:table-cell table:style-name="ce2" office:value-type="float" office:value="0.0625738">
            <text:p>0.0625738</text:p>
          </table:table-cell>
          <table:table-cell table:formula="of:=LOG([.D30]/[.D31])/LOG([.$A30]/[.$A31])" office:value-type="float" office:value="0.723756325099328">
            <text:p>0.72</text:p>
          </table:table-cell>
          <table:table-cell table:style-name="ce2" office:value-type="float" office:value="0.00849949">
            <text:p>0.00849949</text:p>
          </table:table-cell>
          <table:table-cell table:formula="of:=LOG([.F30]/[.F31])/LOG([.$A30]/[.$A31])" office:value-type="float" office:value="1.88173867568277">
            <text:p>1.88</text:p>
          </table:table-cell>
          <table:table-cell table:style-name="ce2" office:value-type="float" office:value="0.0472383">
            <text:p>0.0472383</text:p>
          </table:table-cell>
          <table:table-cell table:formula="of:=LOG([.H30]/[.H31])/LOG([.$A30]/[.$A31])" office:value-type="float" office:value="0.348438097014693">
            <text:p>0.35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3">
          <table:table-cell table:style-name="ce9" office:value-type="float" office:value="0.0257207">
            <text:p>0.026</text:p>
          </table:table-cell>
          <table:table-cell table:style-name="ce2" office:value-type="float" office:value="0.00999532">
            <text:p>0.00999532</text:p>
          </table:table-cell>
          <table:table-cell table:formula="of:=LOG([.B31]/[.B32])/LOG([.$A31]/[.$A32])" office:value-type="float" office:value="1.90624776622861">
            <text:p>1.91</text:p>
          </table:table-cell>
          <table:table-cell table:style-name="ce2" office:value-type="float" office:value="0.0611925">
            <text:p>0.0611925</text:p>
          </table:table-cell>
          <table:table-cell table:formula="of:=LOG([.D31]/[.D32])/LOG([.$A31]/[.$A32])" office:value-type="float" office:value="0.0639993436686286">
            <text:p>0.06</text:p>
          </table:table-cell>
          <table:table-cell table:style-name="ce2" office:value-type="float" office:value="0.00435455">
            <text:p>0.00435455</text:p>
          </table:table-cell>
          <table:table-cell table:formula="of:=LOG([.F31]/[.F32])/LOG([.$A31]/[.$A32])" office:value-type="float" office:value="1.91746894100716">
            <text:p>1.92</text:p>
          </table:table-cell>
          <table:table-cell table:style-name="ce2" office:value-type="float" office:value="0.0459675">
            <text:p>0.0459675</text:p>
          </table:table-cell>
          <table:table-cell table:formula="of:=LOG([.H31]/[.H32])/LOG([.$A31]/[.$A32])" office:value-type="float" office:value="0.0781867326402871">
            <text:p>0.08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3">
          <table:table-cell table:style-name="ce9" office:value-type="float" office:value="0.0167543">
            <text:p>0.017</text:p>
          </table:table-cell>
          <table:table-cell table:style-name="ce2" office:value-type="float" office:value="0.00436155">
            <text:p>0.00436155</text:p>
          </table:table-cell>
          <table:table-cell table:formula="of:=LOG([.B32]/[.B33])/LOG([.$A32]/[.$A33])" office:value-type="float" office:value="1.93469394934696">
            <text:p>1.93</text:p>
          </table:table-cell>
          <table:table-cell table:style-name="ce2" office:value-type="float" office:value="0.0593363">
            <text:p>0.0593363</text:p>
          </table:table-cell>
          <table:table-cell table:formula="of:=LOG([.D32]/[.D33])/LOG([.$A32]/[.$A33])" office:value-type="float" office:value="0.0718628412861062">
            <text:p>0.07</text:p>
          </table:table-cell>
          <table:table-cell table:style-name="ce2" office:value-type="float" office:value="0.00188527">
            <text:p>0.00188527</text:p>
          </table:table-cell>
          <table:table-cell table:formula="of:=LOG([.F32]/[.F33])/LOG([.$A32]/[.$A33])" office:value-type="float" office:value="1.95303270108864">
            <text:p>1.95</text:p>
          </table:table-cell>
          <table:table-cell table:style-name="ce2" office:value-type="float" office:value="0.043421">
            <text:p>0.043421</text:p>
          </table:table-cell>
          <table:table-cell table:formula="of:=LOG([.H32]/[.H33])/LOG([.$A32]/[.$A33])" office:value-type="float" office:value="0.13295836595323">
            <text:p>0.13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here" table:style-name="ta1">
        <table:table-column table:style-name="co4" table:default-cell-style-name="ce9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default-cell-style-name="ce12"/>
        <table:table-column table:style-name="co1" table:default-cell-style-name="ce14"/>
        <table:table-column table:style-name="co1" table:number-columns-repeated="1015" table:default-cell-style-name="ce23"/>
        <table:table-row table:style-name="ro3">
          <table:table-cell table:style-name="ce19"/>
          <table:table-cell table:style-name="ce16" office:value-type="string" table:number-columns-spanned="4" table:number-rows-spanned="1">
            <text:p>Gauss-Bonnet</text:p>
          </table:table-cell>
          <table:covered-table-cell table:style-name="ce17"/>
          <table:covered-table-cell table:style-name="ce16"/>
          <table:covered-table-cell table:style-name="ce17"/>
          <table:table-cell table:style-name="ce16" office:value-type="string" table:number-columns-spanned="4" table:number-rows-spanned="1">
            <text:p>Laplace(X)</text:p>
          </table:table-cell>
          <table:covered-table-cell table:style-name="ce17"/>
          <table:covered-table-cell table:style-name="ce16"/>
          <table:covered-table-cell table:style-name="ce17"/>
          <table:table-cell table:style-name="ce22"/>
          <table:table-cell table:style-name="ce24" table:number-columns-repeated="2"/>
          <table:table-cell table:number-columns-repeated="1012"/>
        </table:table-row>
        <table:table-row table:style-name="ro3">
          <table:table-cell table:style-name="ce19" office:value-type="string">
            <text:p>hMax</text:p>
          </table:table-cell>
          <table:table-cell table:style-name="ce16" office:value-type="string">
            <text:p>Err2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2H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H</text:p>
          </table:table-cell>
          <table:table-cell table:style-name="ce17" office:value-type="string">
            <text:p>EOC</text:p>
          </table:table-cell>
          <table:table-cell table:style-name="ce22" office:value-type="string" table:number-columns-spanned="3" table:number-rows-spanned="1">
            <text:p>Bem.</text:p>
          </table:table-cell>
          <table:covered-table-cell table:number-columns-repeated="2" table:style-name="ce24"/>
          <table:table-cell table:number-columns-repeated="1012"/>
        </table:table-row>
        <table:table-row table:style-name="ro3">
          <table:table-cell office:value-type="float" office:value="0.152342">
            <text:p>0.152</text:p>
          </table:table-cell>
          <table:table-cell office:value-type="float" office:value="0.00310071">
            <text:p>3.10E-03</text:p>
          </table:table-cell>
          <table:table-cell/>
          <table:table-cell office:value-type="float" office:value="0.00358263">
            <text:p>3.58E-03</text:p>
          </table:table-cell>
          <table:table-cell/>
          <table:table-cell office:value-type="float" office:value="0.00000455003">
            <text:p>4.55E-06</text:p>
          </table:table-cell>
          <table:table-cell/>
          <table:table-cell office:value-type="float" office:value="0.0000101598">
            <text:p>1.02E-05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08972">
            <text:p>0.109</text:p>
          </table:table-cell>
          <table:table-cell office:value-type="float" office:value="0.00158275">
            <text:p>1.58E-03</text:p>
          </table:table-cell>
          <table:table-cell table:formula="of:=LOG([.B3]/[.B4])/LOG([.$A3]/[.$A4])" office:value-type="float" office:value="2.00714317261453">
            <text:p>2.01</text:p>
          </table:table-cell>
          <table:table-cell office:value-type="float" office:value="0.00184379">
            <text:p>1.84E-03</text:p>
          </table:table-cell>
          <table:table-cell table:formula="of:=LOG([.D3]/[.D4])/LOG([.$A3]/[.$A4])" office:value-type="float" office:value="1.98268812827659">
            <text:p>1.98</text:p>
          </table:table-cell>
          <table:table-cell office:value-type="float" office:value="0.00000135164">
            <text:p>1.35E-06</text:p>
          </table:table-cell>
          <table:table-cell table:formula="of:=LOG([.F3]/[.F4])/LOG([.$A3]/[.$A4])" office:value-type="float" office:value="3.62292841147241">
            <text:p>3.62</text:p>
          </table:table-cell>
          <table:table-cell office:value-type="float" office:value="0.00000277793">
            <text:p>2.78E-06</text:p>
          </table:table-cell>
          <table:table-cell table:formula="of:=LOG([.H3]/[.H4])/LOG([.$A3]/[.$A4])" office:value-type="float" office:value="3.87041614671789">
            <text:p>3.87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3">
          <table:table-cell table:style-name="ce20" office:value-type="float" office:value="0.0663925">
            <text:p>0.0664</text:p>
          </table:table-cell>
          <table:table-cell office:value-type="float" office:value="0.000586641">
            <text:p>5.87E-04</text:p>
          </table:table-cell>
          <table:table-cell table:formula="of:=LOG([.B4]/[.B5])/LOG([.$A4]/[.$A5])" office:value-type="float" office:value="2.00301172538025">
            <text:p>2.00</text:p>
          </table:table-cell>
          <table:table-cell office:value-type="float" office:value="0.000687138">
            <text:p>6.87E-04</text:p>
          </table:table-cell>
          <table:table-cell table:formula="of:=LOG([.D4]/[.D5])/LOG([.$A4]/[.$A5])" office:value-type="float" office:value="1.99198725328889">
            <text:p>1.99</text:p>
          </table:table-cell>
          <table:table-cell office:value-type="float" office:value="0.000000210806">
            <text:p>2.11E-07</text:p>
          </table:table-cell>
          <table:table-cell table:formula="of:=LOG([.F4]/[.F5])/LOG([.$A4]/[.$A5])" office:value-type="float" office:value="3.74996953916367">
            <text:p>3.75</text:p>
          </table:table-cell>
          <table:table-cell office:value-type="float" office:value="0.000000416231">
            <text:p>4.16E-07</text:p>
          </table:table-cell>
          <table:table-cell table:formula="of:=LOG([.H4]/[.H5])/LOG([.$A4]/[.$A5])" office:value-type="float" office:value="3.83086702640269">
            <text:p>3.83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3">
          <table:table-cell table:style-name="ce20" office:value-type="float" office:value="0.0477329">
            <text:p>0.0477</text:p>
          </table:table-cell>
          <table:table-cell office:value-type="float" office:value="0.000303095">
            <text:p>3.03E-04</text:p>
          </table:table-cell>
          <table:table-cell table:formula="of:=LOG([.B5]/[.B6])/LOG([.$A5]/[.$A6])" office:value-type="float" office:value="2.00133451030166">
            <text:p>2.00</text:p>
          </table:table-cell>
          <table:table-cell office:value-type="float" office:value="0.000355539">
            <text:p>3.56E-04</text:p>
          </table:table-cell>
          <table:table-cell table:formula="of:=LOG([.D5]/[.D6])/LOG([.$A5]/[.$A6])" office:value-type="float" office:value="1.99688988407431">
            <text:p>2.00</text:p>
          </table:table-cell>
          <table:table-cell office:value-type="float" office:value="0.0000000603422">
            <text:p>6.03E-08</text:p>
          </table:table-cell>
          <table:table-cell table:formula="of:=LOG([.F5]/[.F6])/LOG([.$A5]/[.$A6])" office:value-type="float" office:value="3.79104865513915">
            <text:p>3.79</text:p>
          </table:table-cell>
          <table:table-cell office:value-type="float" office:value="0.000000145206">
            <text:p>1.45E-07</text:p>
          </table:table-cell>
          <table:table-cell table:formula="of:=LOG([.H5]/[.H6])/LOG([.$A5]/[.$A6])" office:value-type="float" office:value="3.19152843903982">
            <text:p>3.19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3">
          <table:table-cell table:style-name="ce20" office:value-type="float" office:value="0.0305541">
            <text:p>0.0306</text:p>
          </table:table-cell>
          <table:table-cell office:value-type="float" office:value="0.000124157">
            <text:p>1.24E-04</text:p>
          </table:table-cell>
          <table:table-cell table:formula="of:=LOG([.B6]/[.B7])/LOG([.$A6]/[.$A7])" office:value-type="float" office:value="2.00057245417507">
            <text:p>2.00</text:p>
          </table:table-cell>
          <table:table-cell office:value-type="float" office:value="0.000145792">
            <text:p>1.46E-04</text:p>
          </table:table-cell>
          <table:table-cell table:formula="of:=LOG([.D6]/[.D7])/LOG([.$A6]/[.$A7])" office:value-type="float" office:value="1.99822916140783">
            <text:p>2.00</text:p>
          </table:table-cell>
          <table:table-cell office:value-type="float" office:value="0.0000000121737">
            <text:p>1.22E-08</text:p>
          </table:table-cell>
          <table:table-cell table:formula="of:=LOG([.F6]/[.F7])/LOG([.$A6]/[.$A7])" office:value-type="float" office:value="3.58815254328001">
            <text:p>3.59</text:p>
          </table:table-cell>
          <table:table-cell office:value-type="float" office:value="0.0000000384554">
            <text:p>3.85E-08</text:p>
          </table:table-cell>
          <table:table-cell table:formula="of:=LOG([.H6]/[.H7])/LOG([.$A6]/[.$A7])" office:value-type="float" office:value="2.97823080102096">
            <text:p>2.98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3">
          <table:table-cell table:style-name="ce20" office:value-type="float" office:value="0.0215183">
            <text:p>0.0215</text:p>
          </table:table-cell>
          <table:table-cell office:value-type="float" office:value="0.0000615754">
            <text:p>6.16E-05</text:p>
          </table:table-cell>
          <table:table-cell table:formula="of:=LOG([.B7]/[.B8])/LOG([.$A7]/[.$A8])" office:value-type="float" office:value="2.00026857120385">
            <text:p>2.00</text:p>
          </table:table-cell>
          <table:table-cell office:value-type="float" office:value="0.0000723307">
            <text:p>7.23E-05</text:p>
          </table:table-cell>
          <table:table-cell table:formula="of:=LOG([.D7]/[.D8])/LOG([.$A7]/[.$A8])" office:value-type="float" office:value="1.9992640965511">
            <text:p>2.00</text:p>
          </table:table-cell>
          <table:table-cell office:value-type="float" office:value="0.00000000388693">
            <text:p>3.89E-09</text:p>
          </table:table-cell>
          <table:table-cell table:formula="of:=LOG([.F7]/[.F8])/LOG([.$A7]/[.$A8])" office:value-type="float" office:value="3.25634354635556">
            <text:p>3.26</text:p>
          </table:table-cell>
          <table:table-cell office:value-type="float" office:value="0.0000000254446">
            <text:p>2.54E-08</text:p>
          </table:table-cell>
          <table:table-cell table:formula="of:=LOG([.H7]/[.H8])/LOG([.$A7]/[.$A8])" office:value-type="float" office:value="1.17798432776315">
            <text:p>1.18</text:p>
          </table:table-cell>
          <table:table-cell office:value-type="string">
            <text:p>50k</text:p>
          </table:table-cell>
          <table:table-cell office:value-type="string">
            <text:p>ab hier e-20 für bicgstab2 wegen laplace-fehler</text:p>
          </table:table-cell>
          <table:table-cell table:number-columns-repeated="1013"/>
        </table:table-row>
        <table:table-row table:style-name="ro3">
          <table:table-cell table:style-name="ce20" office:value-type="float" office:value="0.0152791">
            <text:p>0.0153</text:p>
          </table:table-cell>
          <table:table-cell office:value-type="float" office:value="0.0000310406">
            <text:p>3.10E-05</text:p>
          </table:table-cell>
          <table:table-cell table:formula="of:=LOG([.B8]/[.B9])/LOG([.$A8]/[.$A9])" office:value-type="float" office:value="2.00038171573263">
            <text:p>2.00</text:p>
          </table:table-cell>
          <table:table-cell office:value-type="float" office:value="0.0000364689">
            <text:p>3.65E-05</text:p>
          </table:table-cell>
          <table:table-cell table:formula="of:=LOG([.D8]/[.D9])/LOG([.$A8]/[.$A9])" office:value-type="float" office:value="1.99986305407339">
            <text:p>2.00</text:p>
          </table:table-cell>
          <table:table-cell office:value-type="float" office:value="0.00000000154939">
            <text:p>1.55E-09</text:p>
          </table:table-cell>
          <table:table-cell table:formula="of:=LOG([.F8]/[.F9])/LOG([.$A8]/[.$A9])" office:value-type="float" office:value="2.68607003411224">
            <text:p>2.69</text:p>
          </table:table-cell>
          <table:table-cell office:value-type="float" office:value="0.0000000153638">
            <text:p>1.54E-08</text:p>
          </table:table-cell>
          <table:table-cell table:formula="of:=LOG([.H8]/[.H9])/LOG([.$A8]/[.$A9])" office:value-type="float" office:value="1.4733152500161">
            <text:p>1.47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3">
          <table:table-cell table:style-name="ce21" office:value-type="float" office:value="0.00967015">
            <text:p>0.00967</text:p>
          </table:table-cell>
          <table:table-cell office:value-type="float" office:value="0.0000124342">
            <text:p>1.24E-05</text:p>
          </table:table-cell>
          <table:table-cell table:formula="of:=LOG([.B9]/[.B10])/LOG([.$A9]/[.$A10])" office:value-type="float" office:value="1.99991510158334">
            <text:p>2.00</text:p>
          </table:table-cell>
          <table:table-cell office:value-type="float" office:value="0.0000146107">
            <text:p>1.46E-05</text:p>
          </table:table-cell>
          <table:table-cell table:formula="of:=LOG([.D9]/[.D10])/LOG([.$A9]/[.$A10])" office:value-type="float" office:value="1.99960997268125">
            <text:p>2.00</text:p>
          </table:table-cell>
          <table:table-cell office:value-type="float" office:value="0.000000000513684">
            <text:p>5.14E-10</text:p>
          </table:table-cell>
          <table:table-cell table:formula="of:=LOG([.F9]/[.F10])/LOG([.$A9]/[.$A10])" office:value-type="float" office:value="2.41343853049993">
            <text:p>2.41</text:p>
          </table:table-cell>
          <table:table-cell office:value-type="float" office:value="0.00000000713364">
            <text:p>7.13E-09</text:p>
          </table:table-cell>
          <table:table-cell table:formula="of:=LOG([.H9]/[.H10])/LOG([.$A9]/[.$A10])" office:value-type="float" office:value="1.67713583105711">
            <text:p>1.68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9" office:value-type="string">
            <text:p>Weingarten:</text:p>
          </table:table-cell>
          <table:table-cell table:style-name="ce16" office:value-type="string" table:number-columns-spanned="4" table:number-rows-spanned="1">
            <text:p>k1 * k2</text:p>
          </table:table-cell>
          <table:covered-table-cell table:style-name="ce17"/>
          <table:covered-table-cell table:style-name="ce18"/>
          <table:covered-table-cell table:style-name="ce17"/>
          <table:table-cell table:style-name="ce16" office:value-type="string" table:number-columns-spanned="4" table:number-rows-spanned="1">
            <text:p>0.5 * (k1 + k2)</text:p>
          </table:table-cell>
          <table:covered-table-cell table:style-name="ce17"/>
          <table:covered-table-cell table:style-name="ce18"/>
          <table:covered-table-cell table:style-name="ce17"/>
          <table:table-cell table:style-name="ce24" table:number-columns-repeated="3"/>
          <table:table-cell table:number-columns-repeated="1012"/>
        </table:table-row>
        <table:table-row table:style-name="ro3">
          <table:table-cell table:style-name="ce19" office:value-type="string">
            <text:p>hMax</text:p>
          </table:table-cell>
          <table:table-cell table:style-name="ce16" office:value-type="string">
            <text:p>Err2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2H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H</text:p>
          </table:table-cell>
          <table:table-cell table:style-name="ce17" office:value-type="string">
            <text:p>EOC</text:p>
          </table:table-cell>
          <table:table-cell table:style-name="ce22" office:value-type="string" table:number-columns-spanned="3" table:number-rows-spanned="1">
            <text:p>Bem.</text:p>
          </table:table-cell>
          <table:covered-table-cell table:number-columns-repeated="2" table:style-name="ce24"/>
          <table:table-cell table:number-columns-repeated="1012"/>
        </table:table-row>
        <table:table-row table:style-name="ro3">
          <table:table-cell office:value-type="float" office:value="0.152342">
            <text:p>0.152</text:p>
          </table:table-cell>
          <table:table-cell office:value-type="float" office:value="0.00493378">
            <text:p>4.93E-03</text:p>
          </table:table-cell>
          <table:table-cell/>
          <table:table-cell office:value-type="float" office:value="0.00569487">
            <text:p>5.69E-03</text:p>
          </table:table-cell>
          <table:table-cell/>
          <table:table-cell office:value-type="float" office:value="0.00246999">
            <text:p>2.47E-03</text:p>
          </table:table-cell>
          <table:table-cell/>
          <table:table-cell office:value-type="float" office:value="0.0028515">
            <text:p>2.85E-03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08972">
            <text:p>0.109</text:p>
          </table:table-cell>
          <table:table-cell office:value-type="float" office:value="0.00252713">
            <text:p>2.53E-03</text:p>
          </table:table-cell>
          <table:table-cell table:formula="of:=LOG([.B15]/[.B16])/LOG([.$A15]/[.$A16])" office:value-type="float" office:value="1.99685738398068">
            <text:p>2.00</text:p>
          </table:table-cell>
          <table:table-cell office:value-type="float" office:value="0.00294033">
            <text:p>2.94E-03</text:p>
          </table:table-cell>
          <table:table-cell table:formula="of:=LOG([.D15]/[.D16])/LOG([.$A15]/[.$A16])" office:value-type="float" office:value="1.97304745606165">
            <text:p>1.97</text:p>
          </table:table-cell>
          <table:table-cell office:value-type="float" office:value="0.00126438">
            <text:p>1.26E-03</text:p>
          </table:table-cell>
          <table:table-cell table:formula="of:=LOG([.F15]/[.F16])/LOG([.$A15]/[.$A16])" office:value-type="float" office:value="1.99868124668127">
            <text:p>2.00</text:p>
          </table:table-cell>
          <table:table-cell office:value-type="float" office:value="0.00147125">
            <text:p>1.47E-03</text:p>
          </table:table-cell>
          <table:table-cell table:formula="of:=LOG([.H15]/[.H16])/LOG([.$A15]/[.$A16])" office:value-type="float" office:value="1.97510347471975">
            <text:p>1.98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3">
          <table:table-cell table:style-name="ce20" office:value-type="float" office:value="0.0663925">
            <text:p>0.0664</text:p>
          </table:table-cell>
          <table:table-cell office:value-type="float" office:value="0.000938942">
            <text:p>9.39E-04</text:p>
          </table:table-cell>
          <table:table-cell table:formula="of:=LOG([.B16]/[.B17])/LOG([.$A16]/[.$A17])" office:value-type="float" office:value="1.99812737329608">
            <text:p>2.00</text:p>
          </table:table-cell>
          <table:table-cell office:value-type="float" office:value="0.00109806">
            <text:p>1.10E-03</text:p>
          </table:table-cell>
          <table:table-cell table:formula="of:=LOG([.D16]/[.D17])/LOG([.$A16]/[.$A17])" office:value-type="float" office:value="1.98781670403229">
            <text:p>1.99</text:p>
          </table:table-cell>
          <table:table-cell office:value-type="float" office:value="0.000469583">
            <text:p>4.70E-04</text:p>
          </table:table-cell>
          <table:table-cell table:formula="of:=LOG([.F16]/[.F17])/LOG([.$A16]/[.$A17])" office:value-type="float" office:value="1.99894725011741">
            <text:p>2.00</text:p>
          </table:table-cell>
          <table:table-cell office:value-type="float" office:value="0.00054918">
            <text:p>5.49E-04</text:p>
          </table:table-cell>
          <table:table-cell table:formula="of:=LOG([.H16]/[.H17])/LOG([.$A16]/[.$A17])" office:value-type="float" office:value="1.98875426601423">
            <text:p>1.99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3">
          <table:table-cell table:style-name="ce20" office:value-type="float" office:value="0.0477329">
            <text:p>0.0477</text:p>
          </table:table-cell>
          <table:table-cell office:value-type="float" office:value="0.000485466">
            <text:p>4.85E-04</text:p>
          </table:table-cell>
          <table:table-cell table:formula="of:=LOG([.B17]/[.B18])/LOG([.$A17]/[.$A18])" office:value-type="float" office:value="1.99914546139409">
            <text:p>2.00</text:p>
          </table:table-cell>
          <table:table-cell office:value-type="float" office:value="0.000568542">
            <text:p>5.69E-04</text:p>
          </table:table-cell>
          <table:table-cell table:formula="of:=LOG([.D17]/[.D18])/LOG([.$A17]/[.$A18])" office:value-type="float" office:value="1.99484383400734">
            <text:p>1.99</text:p>
          </table:table-cell>
          <table:table-cell office:value-type="float" office:value="0.000242763">
            <text:p>2.43E-04</text:p>
          </table:table-cell>
          <table:table-cell table:formula="of:=LOG([.F17]/[.F18])/LOG([.$A17]/[.$A18])" office:value-type="float" office:value="1.99949384260087">
            <text:p>2.00</text:p>
          </table:table-cell>
          <table:table-cell office:value-type="float" office:value="0.000284312">
            <text:p>2.84E-04</text:p>
          </table:table-cell>
          <table:table-cell table:formula="of:=LOG([.H17]/[.H18])/LOG([.$A17]/[.$A18])" office:value-type="float" office:value="1.99523464614815">
            <text:p>2.00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3">
          <table:table-cell table:style-name="ce20" office:value-type="float" office:value="0.0305541">
            <text:p>0.0306</text:p>
          </table:table-cell>
          <table:table-cell office:value-type="float" office:value="0.000198956">
            <text:p>1.99E-04</text:p>
          </table:table-cell>
          <table:table-cell table:formula="of:=LOG([.B18]/[.B19])/LOG([.$A18]/[.$A19])" office:value-type="float" office:value="1.99951033594015">
            <text:p>2.00</text:p>
          </table:table-cell>
          <table:table-cell office:value-type="float" office:value="0.000233215">
            <text:p>2.33E-04</text:p>
          </table:table-cell>
          <table:table-cell table:formula="of:=LOG([.D18]/[.D19])/LOG([.$A18]/[.$A19])" office:value-type="float" office:value="1.99746796768215">
            <text:p>2.00</text:p>
          </table:table-cell>
          <table:table-cell office:value-type="float" office:value="0.0000994829">
            <text:p>9.95E-05</text:p>
          </table:table-cell>
          <table:table-cell table:formula="of:=LOG([.F18]/[.F19])/LOG([.$A18]/[.$A19])" office:value-type="float" office:value="1.99967694741094">
            <text:p>2.00</text:p>
          </table:table-cell>
          <table:table-cell office:value-type="float" office:value="0.000116614">
            <text:p>1.17E-04</text:p>
          </table:table-cell>
          <table:table-cell table:formula="of:=LOG([.H18]/[.H19])/LOG([.$A18]/[.$A19])" office:value-type="float" office:value="1.99766629273257">
            <text:p>2.00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3">
          <table:table-cell table:style-name="ce20" office:value-type="float" office:value="0.0215183">
            <text:p>0.0215</text:p>
          </table:table-cell>
          <table:table-cell office:value-type="float" office:value="0.0000986882">
            <text:p>9.87E-05</text:p>
          </table:table-cell>
          <table:table-cell table:formula="of:=LOG([.B19]/[.B20])/LOG([.$A19]/[.$A20])" office:value-type="float" office:value="1.99979467992763">
            <text:p>2.00</text:p>
          </table:table-cell>
          <table:table-cell office:value-type="float" office:value="0.000115729">
            <text:p>1.16E-04</text:p>
          </table:table-cell>
          <table:table-cell table:formula="of:=LOG([.D19]/[.D20])/LOG([.$A19]/[.$A20])" office:value-type="float" office:value="1.99862870313514">
            <text:p>2.00</text:p>
          </table:table-cell>
          <table:table-cell office:value-type="float" office:value="0.0000493454">
            <text:p>4.93E-05</text:p>
          </table:table-cell>
          <table:table-cell table:formula="of:=LOG([.F19]/[.F20])/LOG([.$A19]/[.$A20])" office:value-type="float" office:value="1.99986002782169">
            <text:p>2.00</text:p>
          </table:table-cell>
          <table:table-cell office:value-type="float" office:value="0.0000578662">
            <text:p>5.79E-05</text:p>
          </table:table-cell>
          <table:table-cell table:formula="of:=LOG([.H19]/[.H20])/LOG([.$A19]/[.$A20])" office:value-type="float" office:value="1.99870389656886">
            <text:p>2.00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3">
          <table:table-cell table:style-name="ce20" office:value-type="float" office:value="0.0152791">
            <text:p>0.0153</text:p>
          </table:table-cell>
          <table:table-cell office:value-type="float" office:value="0.0000497536">
            <text:p>4.98E-05</text:p>
          </table:table-cell>
          <table:table-cell table:formula="of:=LOG([.B20]/[.B21])/LOG([.$A20]/[.$A21])" office:value-type="float" office:value="2.00013683127264">
            <text:p>2.00</text:p>
          </table:table-cell>
          <table:table-cell office:value-type="float" office:value="0.0000583465">
            <text:p>5.83E-05</text:p>
          </table:table-cell>
          <table:table-cell table:formula="of:=LOG([.D20]/[.D21])/LOG([.$A20]/[.$A21])" office:value-type="float" office:value="2.0000472175383">
            <text:p>2.00</text:p>
          </table:table-cell>
          <table:table-cell office:value-type="float" office:value="0.0000248771">
            <text:p>2.49E-05</text:p>
          </table:table-cell>
          <table:table-cell table:formula="of:=LOG([.F20]/[.F21])/LOG([.$A20]/[.$A21])" office:value-type="float" office:value="2.00017855193127">
            <text:p>2.00</text:p>
          </table:table-cell>
          <table:table-cell office:value-type="float" office:value="0.0000291737">
            <text:p>2.92E-05</text:p>
          </table:table-cell>
          <table:table-cell table:formula="of:=LOG([.H20]/[.H21])/LOG([.$A20]/[.$A21])" office:value-type="float" office:value="2.00008796768515">
            <text:p>2.00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3">
          <table:table-cell table:style-name="ce21" office:value-type="float" office:value="0.00967015">
            <text:p>0.00967</text:p>
          </table:table-cell>
          <table:table-cell office:value-type="float" office:value="0.0000199314">
            <text:p>1.99E-05</text:p>
          </table:table-cell>
          <table:table-cell table:formula="of:=LOG([.B21]/[.B22])/LOG([.$A21]/[.$A22])" office:value-type="float" office:value="1.99978647501738">
            <text:p>2.00</text:p>
          </table:table-cell>
          <table:table-cell office:value-type="float" office:value="0.0000233761">
            <text:p>2.34E-05</text:p>
          </table:table-cell>
          <table:table-cell table:formula="of:=LOG([.D21]/[.D22])/LOG([.$A21]/[.$A22])" office:value-type="float" office:value="1.99956523607604">
            <text:p>2.00</text:p>
          </table:table-cell>
          <table:table-cell office:value-type="float" office:value="0.00000996574">
            <text:p>9.97E-06</text:p>
          </table:table-cell>
          <table:table-cell table:formula="of:=LOG([.F21]/[.F22])/LOG([.$A21]/[.$A22])" office:value-type="float" office:value="1.99980406324917">
            <text:p>2.00</text:p>
          </table:table-cell>
          <table:table-cell office:value-type="float" office:value="0.0000116881">
            <text:p>1.17E-05</text:p>
          </table:table-cell>
          <table:table-cell table:formula="of:=LOG([.H21]/[.H22])/LOG([.$A21]/[.$A22])" office:value-type="float" office:value="1.99958960442203">
            <text:p>2.00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19" office:value-type="string">
            <text:p>Weingarten (AvN):</text:p>
          </table:table-cell>
          <table:table-cell table:style-name="ce16" office:value-type="string" table:number-columns-spanned="4" table:number-rows-spanned="1">
            <text:p>k1 * k2</text:p>
          </table:table-cell>
          <table:covered-table-cell table:style-name="ce17"/>
          <table:covered-table-cell table:style-name="ce18"/>
          <table:covered-table-cell table:style-name="ce17"/>
          <table:table-cell table:style-name="ce16" office:value-type="string" table:number-columns-spanned="4" table:number-rows-spanned="1">
            <text:p>0.5 * (k1 + k2)</text:p>
          </table:table-cell>
          <table:covered-table-cell table:style-name="ce17"/>
          <table:covered-table-cell table:style-name="ce18"/>
          <table:covered-table-cell table:style-name="ce17"/>
          <table:table-cell table:style-name="ce24" table:number-columns-repeated="3"/>
          <table:table-cell table:number-columns-repeated="1012"/>
        </table:table-row>
        <table:table-row table:style-name="ro3">
          <table:table-cell table:style-name="ce19" office:value-type="string">
            <text:p>hMax</text:p>
          </table:table-cell>
          <table:table-cell table:style-name="ce16" office:value-type="string">
            <text:p>Err2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K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2H</text:p>
          </table:table-cell>
          <table:table-cell table:style-name="ce17" office:value-type="string">
            <text:p>EOC</text:p>
          </table:table-cell>
          <table:table-cell table:style-name="ce16" office:value-type="string">
            <text:p>ErrMaxH</text:p>
          </table:table-cell>
          <table:table-cell table:style-name="ce17" office:value-type="string">
            <text:p>EOC</text:p>
          </table:table-cell>
          <table:table-cell table:style-name="ce22" office:value-type="string" table:number-columns-spanned="3" table:number-rows-spanned="1">
            <text:p>Bem.</text:p>
          </table:table-cell>
          <table:covered-table-cell table:number-columns-repeated="2" table:style-name="ce24"/>
          <table:table-cell table:number-columns-repeated="1012"/>
        </table:table-row>
        <table:table-row table:style-name="ro2">
          <table:table-cell office:value-type="float" office:value="0.152342">
            <text:p>0.152</text:p>
          </table:table-cell>
          <table:table-cell table:style-name="ce2" office:value-type="float" office:value="0.0262689">
            <text:p>0.0262689</text:p>
          </table:table-cell>
          <table:table-cell/>
          <table:table-cell table:style-name="ce2" office:value-type="float" office:value="0.0522424">
            <text:p>0.0522424</text:p>
          </table:table-cell>
          <table:table-cell/>
          <table:table-cell table:style-name="ce2" office:value-type="float" office:value="0.0132212">
            <text:p>0.0132212</text:p>
          </table:table-cell>
          <table:table-cell/>
          <table:table-cell table:style-name="ce2" office:value-type="float" office:value="0.0257887">
            <text:p>0.0257887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2">
          <table:table-cell office:value-type="float" office:value="0.108972">
            <text:p>0.109</text:p>
          </table:table-cell>
          <table:table-cell table:style-name="ce2" office:value-type="float" office:value="0.0165464">
            <text:p>0.0165464</text:p>
          </table:table-cell>
          <table:table-cell table:formula="of:=LOG([.B26]/[.B27])/LOG([.$A26]/[.$A27])" office:value-type="float" office:value="1.37960028330986">
            <text:p>1.38</text:p>
          </table:table-cell>
          <table:table-cell table:style-name="ce2" office:value-type="float" office:value="0.0335202">
            <text:p>0.0335202</text:p>
          </table:table-cell>
          <table:table-cell table:formula="of:=LOG([.D26]/[.D27])/LOG([.$A26]/[.$A27])" office:value-type="float" office:value="1.32446909018791">
            <text:p>1.32</text:p>
          </table:table-cell>
          <table:table-cell table:style-name="ce2" office:value-type="float" office:value="0.00830892">
            <text:p>0.00830892</text:p>
          </table:table-cell>
          <table:table-cell table:formula="of:=LOG([.F26]/[.F27])/LOG([.$A26]/[.$A27])" office:value-type="float" office:value="1.38638995344149">
            <text:p>1.39</text:p>
          </table:table-cell>
          <table:table-cell table:style-name="ce2" office:value-type="float" office:value="0.016627">
            <text:p>0.016627</text:p>
          </table:table-cell>
          <table:table-cell table:formula="of:=LOG([.H26]/[.H27])/LOG([.$A26]/[.$A27])" office:value-type="float" office:value="1.31002993347583">
            <text:p>1.31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2">
          <table:table-cell table:style-name="ce20" office:value-type="float" office:value="0.0663925">
            <text:p>0.0664</text:p>
          </table:table-cell>
          <table:table-cell table:style-name="ce2" office:value-type="float" office:value="0.00809494">
            <text:p>0.00809494</text:p>
          </table:table-cell>
          <table:table-cell table:formula="of:=LOG([.B27]/[.B28])/LOG([.$A27]/[.$A28])" office:value-type="float" office:value="1.44282435497794">
            <text:p>1.44</text:p>
          </table:table-cell>
          <table:table-cell table:style-name="ce2" office:value-type="float" office:value="0.018113">
            <text:p>0.018113</text:p>
          </table:table-cell>
          <table:table-cell table:formula="of:=LOG([.D27]/[.D28])/LOG([.$A27]/[.$A28])" office:value-type="float" office:value="1.2421993854977">
            <text:p>1.24</text:p>
          </table:table-cell>
          <table:table-cell table:style-name="ce2" office:value-type="float" office:value="0.00405554">
            <text:p>0.00405554</text:p>
          </table:table-cell>
          <table:table-cell table:formula="of:=LOG([.F27]/[.F28])/LOG([.$A27]/[.$A28])" office:value-type="float" office:value="1.4474991812008">
            <text:p>1.45</text:p>
          </table:table-cell>
          <table:table-cell table:style-name="ce2" office:value-type="float" office:value="0.00907166">
            <text:p>0.00907166</text:p>
          </table:table-cell>
          <table:table-cell table:formula="of:=LOG([.H27]/[.H28])/LOG([.$A27]/[.$A28])" office:value-type="float" office:value="1.22273301979582">
            <text:p>1.22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2">
          <table:table-cell table:style-name="ce20" office:value-type="float" office:value="0.0477329">
            <text:p>0.0477</text:p>
          </table:table-cell>
          <table:table-cell table:style-name="ce2" office:value-type="float" office:value="0.00498856">
            <text:p>0.00498856</text:p>
          </table:table-cell>
          <table:table-cell table:formula="of:=LOG([.B28]/[.B29])/LOG([.$A28]/[.$A29])" office:value-type="float" office:value="1.46710866082129">
            <text:p>1.47</text:p>
          </table:table-cell>
          <table:table-cell table:style-name="ce2" office:value-type="float" office:value="0.0144858">
            <text:p>0.0144858</text:p>
          </table:table-cell>
          <table:table-cell table:formula="of:=LOG([.D28]/[.D29])/LOG([.$A28]/[.$A29])" office:value-type="float" office:value="0.67723020635846">
            <text:p>0.68</text:p>
          </table:table-cell>
          <table:table-cell table:style-name="ce2" office:value-type="float" office:value="0.00249747">
            <text:p>0.00249747</text:p>
          </table:table-cell>
          <table:table-cell table:formula="of:=LOG([.F28]/[.F29])/LOG([.$A28]/[.$A29])" office:value-type="float" office:value="1.4692717626223">
            <text:p>1.47</text:p>
          </table:table-cell>
          <table:table-cell table:style-name="ce2" office:value-type="float" office:value="0.00724502">
            <text:p>0.00724502</text:p>
          </table:table-cell>
          <table:table-cell table:formula="of:=LOG([.H28]/[.H29])/LOG([.$A28]/[.$A29])" office:value-type="float" office:value="0.681412123384782">
            <text:p>0.68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2">
          <table:table-cell table:style-name="ce20" office:value-type="float" office:value="0.0305541">
            <text:p>0.0306</text:p>
          </table:table-cell>
          <table:table-cell table:style-name="ce2" office:value-type="float" office:value="0.00259324">
            <text:p>0.00259324</text:p>
          </table:table-cell>
          <table:table-cell table:formula="of:=LOG([.B29]/[.B30])/LOG([.$A29]/[.$A30])" office:value-type="float" office:value="1.46650294046465">
            <text:p>1.47</text:p>
          </table:table-cell>
          <table:table-cell table:style-name="ce2" office:value-type="float" office:value="0.023117">
            <text:p>0.023117</text:p>
          </table:table-cell>
          <table:table-cell table:formula="of:=LOG([.D29]/[.D30])/LOG([.$A29]/[.$A30])" office:value-type="float" office:value="-1.04769415844748">
            <text:p>-1.05</text:p>
          </table:table-cell>
          <table:table-cell table:style-name="ce2" office:value-type="float" office:value="0.00129781">
            <text:p>0.00129781</text:p>
          </table:table-cell>
          <table:table-cell table:formula="of:=LOG([.F29]/[.F30])/LOG([.$A29]/[.$A30])" office:value-type="float" office:value="1.46731159622339">
            <text:p>1.47</text:p>
          </table:table-cell>
          <table:table-cell table:style-name="ce2" office:value-type="float" office:value="0.0116261">
            <text:p>0.0116261</text:p>
          </table:table-cell>
          <table:table-cell table:formula="of:=LOG([.H29]/[.H30])/LOG([.$A29]/[.$A30])" office:value-type="float" office:value="-1.06010963211789">
            <text:p>-1.06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table:style-name="ce20" office:value-type="float" office:value="0.0215183">
            <text:p>0.0215</text:p>
          </table:table-cell>
          <table:table-cell table:style-name="ce2" office:value-type="float" office:value="0.00155712">
            <text:p>0.00155712</text:p>
          </table:table-cell>
          <table:table-cell table:formula="of:=LOG([.B30]/[.B31])/LOG([.$A30]/[.$A31])" office:value-type="float" office:value="1.45486924857416">
            <text:p>1.45</text:p>
          </table:table-cell>
          <table:table-cell table:style-name="ce2" office:value-type="float" office:value="0.0294604">
            <text:p>0.0294604</text:p>
          </table:table-cell>
          <table:table-cell table:formula="of:=LOG([.D30]/[.D31])/LOG([.$A30]/[.$A31])" office:value-type="float" office:value="-0.691620272530262">
            <text:p>-0.69</text:p>
          </table:table-cell>
          <table:table-cell table:style-name="ce2" office:value-type="float" office:value="0.000779469">
            <text:p>0.000779469</text:p>
          </table:table-cell>
          <table:table-cell table:formula="of:=LOG([.F30]/[.F31])/LOG([.$A30]/[.$A31])" office:value-type="float" office:value="1.45415757556352">
            <text:p>1.45</text:p>
          </table:table-cell>
          <table:table-cell table:style-name="ce2" office:value-type="float" office:value="0.0148403">
            <text:p>0.0148403</text:p>
          </table:table-cell>
          <table:table-cell table:formula="of:=LOG([.H30]/[.H31])/LOG([.$A30]/[.$A31])" office:value-type="float" office:value="-0.696227214338301">
            <text:p>-0.70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table:style-name="ce20" office:value-type="float" office:value="0.0152791">
            <text:p>0.0153</text:p>
          </table:table-cell>
          <table:table-cell table:style-name="ce2" office:value-type="float" office:value="0.000952146">
            <text:p>0.000952146</text:p>
          </table:table-cell>
          <table:table-cell table:formula="of:=LOG([.B31]/[.B32])/LOG([.$A31]/[.$A32])" office:value-type="float" office:value="1.43647549168995">
            <text:p>1.44</text:p>
          </table:table-cell>
          <table:table-cell table:style-name="ce2" office:value-type="float" office:value="0.0337883">
            <text:p>0.0337883</text:p>
          </table:table-cell>
          <table:table-cell table:formula="of:=LOG([.D31]/[.D32])/LOG([.$A31]/[.$A32])" office:value-type="float" office:value="-0.400293379207297">
            <text:p>-0.40</text:p>
          </table:table-cell>
          <table:table-cell table:style-name="ce2" office:value-type="float" office:value="0.000476943">
            <text:p>0.000476943</text:p>
          </table:table-cell>
          <table:table-cell table:formula="of:=LOG([.F31]/[.F32])/LOG([.$A31]/[.$A32])" office:value-type="float" office:value="1.43455116432862">
            <text:p>1.43</text:p>
          </table:table-cell>
          <table:table-cell table:style-name="ce2" office:value-type="float" office:value="0.0170393">
            <text:p>0.0170393</text:p>
          </table:table-cell>
          <table:table-cell table:formula="of:=LOG([.H31]/[.H32])/LOG([.$A31]/[.$A32])" office:value-type="float" office:value="-0.403530323541952">
            <text:p>-0.40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table:style-name="ce21" office:value-type="float" office:value="0.00967015">
            <text:p>0.00967</text:p>
          </table:table-cell>
          <table:table-cell table:style-name="ce2" office:value-type="float" office:value="0.000500385">
            <text:p>0.000500385</text:p>
          </table:table-cell>
          <table:table-cell table:formula="of:=LOG([.B32]/[.B33])/LOG([.$A32]/[.$A33])" office:value-type="float" office:value="1.40638703382796">
            <text:p>1.41</text:p>
          </table:table-cell>
          <table:table-cell table:style-name="ce2" office:value-type="float" office:value="0.0378091">
            <text:p>0.0378091</text:p>
          </table:table-cell>
          <table:table-cell table:formula="of:=LOG([.D32]/[.D33])/LOG([.$A32]/[.$A33])" office:value-type="float" office:value="-0.245791184167594">
            <text:p>-0.25</text:p>
          </table:table-cell>
          <table:table-cell table:style-name="ce2" office:value-type="float" office:value="0.000250996">
            <text:p>0.000250996</text:p>
          </table:table-cell>
          <table:table-cell table:formula="of:=LOG([.F32]/[.F33])/LOG([.$A32]/[.$A33])" office:value-type="float" office:value="1.40336895081788">
            <text:p>1.40</text:p>
          </table:table-cell>
          <table:table-cell table:style-name="ce2" office:value-type="float" office:value="0.0190867">
            <text:p>0.0190867</text:p>
          </table:table-cell>
          <table:table-cell table:formula="of:=LOG([.H32]/[.H33])/LOG([.$A32]/[.$A33])" office:value-type="float" office:value="-0.248051778655401">
            <text:p>-0.25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eineB" table:style-name="ta1">
        <table:table-column table:style-name="co6" table:default-cell-style-name="ce33"/>
        <table:table-column table:style-name="co1" table:default-cell-style-name="ce36"/>
        <table:table-column table:style-name="co1" table:default-cell-style-name="ce38"/>
        <table:table-column table:style-name="co1" table:default-cell-style-name="ce36"/>
        <table:table-column table:style-name="co1" table:default-cell-style-name="ce38"/>
        <table:table-column table:style-name="co1" table:default-cell-style-name="ce36"/>
        <table:table-column table:style-name="co1" table:default-cell-style-name="ce38"/>
        <table:table-column table:style-name="co1" table:default-cell-style-name="ce36"/>
        <table:table-column table:style-name="co1" table:default-cell-style-name="ce38"/>
        <table:table-column table:style-name="co1" table:default-cell-style-name="ce26"/>
        <table:table-column table:style-name="co7" table:default-cell-style-name="ce26"/>
        <table:table-column table:style-name="co1" table:number-columns-repeated="1013" table:default-cell-style-name="ce26"/>
        <table:table-row table:style-name="ro3">
          <table:table-cell table:style-name="ce43"/>
          <table:table-cell table:style-name="ce40" office:value-type="string" calcext:value-type="string" table:number-columns-spanned="4" table:number-rows-spanned="1">
            <text:p>Gauss-Bonnet</text:p>
          </table:table-cell>
          <table:covered-table-cell table:style-name="ce41"/>
          <table:covered-table-cell table:style-name="ce40"/>
          <table:covered-table-cell table:style-name="ce41"/>
          <table:table-cell table:style-name="ce40" office:value-type="string" calcext:value-type="string" table:number-columns-spanned="4" table:number-rows-spanned="1">
            <text:p>Laplace(X)</text:p>
          </table:table-cell>
          <table:covered-table-cell table:style-name="ce41"/>
          <table:covered-table-cell table:style-name="ce40"/>
          <table:covered-table-cell table:style-name="ce41"/>
          <table:table-cell table:style-name="ce25"/>
          <table:table-cell table:style-name="ce34" table:number-columns-repeated="2"/>
          <table:table-cell table:number-columns-repeated="1012"/>
        </table:table-row>
        <table:table-row table:style-name="ro3">
          <table:table-cell table:style-name="ce43" office:value-type="string" calcext:value-type="string">
            <text:p>hMax</text:p>
          </table:table-cell>
          <table:table-cell table:style-name="ce40" office:value-type="string" calcext:value-type="string">
            <text:p>Err2K</text:p>
          </table:table-cell>
          <table:table-cell table:style-name="ce41" office:value-type="string" calcext:value-type="string">
            <text:p>EOC</text:p>
          </table:table-cell>
          <table:table-cell table:style-name="ce40" office:value-type="string" calcext:value-type="string">
            <text:p>ErrMaxK</text:p>
          </table:table-cell>
          <table:table-cell table:style-name="ce41" office:value-type="string" calcext:value-type="string">
            <text:p>EOC</text:p>
          </table:table-cell>
          <table:table-cell table:style-name="ce40" office:value-type="string" calcext:value-type="string">
            <text:p>Err2H</text:p>
          </table:table-cell>
          <table:table-cell table:style-name="ce41" office:value-type="string" calcext:value-type="string">
            <text:p>EOC</text:p>
          </table:table-cell>
          <table:table-cell table:style-name="ce40" office:value-type="string" calcext:value-type="string">
            <text:p>ErrMaxH</text:p>
          </table:table-cell>
          <table:table-cell table:style-name="ce41" office:value-type="string" calcext:value-type="string">
            <text:p>EOC</text:p>
          </table:table-cell>
          <table:table-cell table:style-name="ce25" office:value-type="string" calcext:value-type="string" table:number-columns-spanned="3" table:number-rows-spanned="1">
            <text:p>Bem.</text:p>
          </table:table-cell>
          <table:covered-table-cell table:number-columns-repeated="2" table:style-name="ce34"/>
          <table:table-cell table:number-columns-repeated="1012"/>
        </table:table-row>
        <table:table-row table:style-name="ro3">
          <table:table-cell office:value-type="float" office:value="0.413931" calcext:value-type="float">
            <text:p>0.414</text:p>
          </table:table-cell>
          <table:table-cell office:value-type="float" office:value="1.91607" calcext:value-type="float">
            <text:p>1.92E+00</text:p>
          </table:table-cell>
          <table:table-cell/>
          <table:table-cell office:value-type="float" office:value="3.24383" calcext:value-type="float">
            <text:p>3.24E+00</text:p>
          </table:table-cell>
          <table:table-cell/>
          <table:table-cell office:value-type="float" office:value="0.530783" calcext:value-type="float">
            <text:p>5.31E-01</text:p>
          </table:table-cell>
          <table:table-cell/>
          <table:table-cell office:value-type="float" office:value="0.799057" calcext:value-type="float">
            <text:p>7.99E-01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339603" calcext:value-type="float">
            <text:p>0.340</text:p>
          </table:table-cell>
          <table:table-cell office:value-type="float" office:value="1.87001" calcext:value-type="float">
            <text:p>1.87E+00</text:p>
          </table:table-cell>
          <table:table-cell table:formula="of:=LOG([.B3]/[.B4])/LOG([.$A3]/[.$A4])" office:value-type="float" office:value="0.122939512909169" calcext:value-type="float">
            <text:p>0.12</text:p>
          </table:table-cell>
          <table:table-cell office:value-type="float" office:value="4.19967" calcext:value-type="float">
            <text:p>4.20E+00</text:p>
          </table:table-cell>
          <table:table-cell table:formula="of:=LOG([.D3]/[.D4])/LOG([.$A3]/[.$A4])" office:value-type="float" office:value="-1.30481307725712" calcext:value-type="float">
            <text:p>-1.30</text:p>
          </table:table-cell>
          <table:table-cell office:value-type="float" office:value="0.476446" calcext:value-type="float">
            <text:p>4.76E-01</text:p>
          </table:table-cell>
          <table:table-cell table:formula="of:=LOG([.F3]/[.F4])/LOG([.$A3]/[.$A4])" office:value-type="float" office:value="0.545663856377887" calcext:value-type="float">
            <text:p>0.55</text:p>
          </table:table-cell>
          <table:table-cell office:value-type="float" office:value="0.669013" calcext:value-type="float">
            <text:p>6.69E-01</text:p>
          </table:table-cell>
          <table:table-cell table:formula="of:=LOG([.H3]/[.H4])/LOG([.$A3]/[.$A4])" office:value-type="float" office:value="0.897468629196223" calcext:value-type="float">
            <text:p>0.90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257294" calcext:value-type="float">
            <text:p>0.257</text:p>
          </table:table-cell>
          <table:table-cell office:value-type="float" office:value="1.88656" calcext:value-type="float">
            <text:p>1.89E+00</text:p>
          </table:table-cell>
          <table:table-cell table:formula="of:=LOG([.B4]/[.B5])/LOG([.$A4]/[.$A5])" office:value-type="float" office:value="-0.0317457610433601" calcext:value-type="float">
            <text:p>-0.03</text:p>
          </table:table-cell>
          <table:table-cell office:value-type="float" office:value="3.20761" calcext:value-type="float">
            <text:p>3.21E+00</text:p>
          </table:table-cell>
          <table:table-cell table:formula="of:=LOG([.D4]/[.D5])/LOG([.$A4]/[.$A5])" office:value-type="float" office:value="0.970895984250067" calcext:value-type="float">
            <text:p>0.97</text:p>
          </table:table-cell>
          <table:table-cell office:value-type="float" office:value="0.39446" calcext:value-type="float">
            <text:p>3.94E-01</text:p>
          </table:table-cell>
          <table:table-cell table:formula="of:=LOG([.F4]/[.F5])/LOG([.$A4]/[.$A5])" office:value-type="float" office:value="0.680350504380288" calcext:value-type="float">
            <text:p>0.68</text:p>
          </table:table-cell>
          <table:table-cell office:value-type="float" office:value="0.650077" calcext:value-type="float">
            <text:p>6.50E-01</text:p>
          </table:table-cell>
          <table:table-cell table:formula="of:=LOG([.H4]/[.H5])/LOG([.$A4]/[.$A5])" office:value-type="float" office:value="0.103447517496834" calcext:value-type="float">
            <text:p>0.10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109466" calcext:value-type="float">
            <text:p>0.109</text:p>
          </table:table-cell>
          <table:table-cell office:value-type="float" office:value="0.442296" calcext:value-type="float">
            <text:p>4.42E-01</text:p>
          </table:table-cell>
          <table:table-cell table:formula="of:=LOG([.B5]/[.B6])/LOG([.$A5]/[.$A6])" office:value-type="float" office:value="1.69731082981166" calcext:value-type="float">
            <text:p>1.70</text:p>
          </table:table-cell>
          <table:table-cell office:value-type="float" office:value="0.669981" calcext:value-type="float">
            <text:p>6.70E-01</text:p>
          </table:table-cell>
          <table:table-cell table:formula="of:=LOG([.D5]/[.D6])/LOG([.$A5]/[.$A6])" office:value-type="float" office:value="1.83246213351322" calcext:value-type="float">
            <text:p>1.83</text:p>
          </table:table-cell>
          <table:table-cell office:value-type="float" office:value="0.118466" calcext:value-type="float">
            <text:p>1.18E-01</text:p>
          </table:table-cell>
          <table:table-cell table:formula="of:=LOG([.F5]/[.F6])/LOG([.$A5]/[.$A6])" office:value-type="float" office:value="1.40754053244499" calcext:value-type="float">
            <text:p>1.41</text:p>
          </table:table-cell>
          <table:table-cell office:value-type="float" office:value="0.230836" calcext:value-type="float">
            <text:p>2.31E-01</text:p>
          </table:table-cell>
          <table:table-cell table:formula="of:=LOG([.H5]/[.H6])/LOG([.$A5]/[.$A6])" office:value-type="float" office:value="1.21153378426451" calcext:value-type="float">
            <text:p>1.21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44" office:value-type="float" office:value="0.078606" calcext:value-type="float">
            <text:p>0.0786</text:p>
          </table:table-cell>
          <table:table-cell office:value-type="float" office:value="0.175345" calcext:value-type="float">
            <text:p>1.75E-01</text:p>
          </table:table-cell>
          <table:table-cell table:formula="of:=LOG([.B6]/[.B7])/LOG([.$A6]/[.$A7])" office:value-type="float" office:value="2.79383745133293" calcext:value-type="float">
            <text:p>2.79</text:p>
          </table:table-cell>
          <table:table-cell office:value-type="float" office:value="0.279146" calcext:value-type="float">
            <text:p>2.79E-01</text:p>
          </table:table-cell>
          <table:table-cell table:formula="of:=LOG([.D6]/[.D7])/LOG([.$A6]/[.$A7])" office:value-type="float" office:value="2.64373305313431" calcext:value-type="float">
            <text:p>2.64</text:p>
          </table:table-cell>
          <table:table-cell office:value-type="float" office:value="0.0876177" calcext:value-type="float">
            <text:p>8.76E-02</text:p>
          </table:table-cell>
          <table:table-cell table:formula="of:=LOG([.F6]/[.F7])/LOG([.$A6]/[.$A7])" office:value-type="float" office:value="0.910851349144734" calcext:value-type="float">
            <text:p>0.91</text:p>
          </table:table-cell>
          <table:table-cell office:value-type="float" office:value="0.15406" calcext:value-type="float">
            <text:p>1.54E-01</text:p>
          </table:table-cell>
          <table:table-cell table:formula="of:=LOG([.H6]/[.H7])/LOG([.$A6]/[.$A7])" office:value-type="float" office:value="1.22103538958233" calcext:value-type="float">
            <text:p>1.22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44" office:value-type="float" office:value="0.0598497" calcext:value-type="float">
            <text:p>0.0598</text:p>
          </table:table-cell>
          <table:table-cell office:value-type="float" office:value="0.104381" calcext:value-type="float">
            <text:p>1.04E-01</text:p>
          </table:table-cell>
          <table:table-cell table:formula="of:=LOG([.B7]/[.B8])/LOG([.$A7]/[.$A8])" office:value-type="float" office:value="1.90273550579165" calcext:value-type="float">
            <text:p>1.90</text:p>
          </table:table-cell>
          <table:table-cell office:value-type="float" office:value="0.186159" calcext:value-type="float">
            <text:p>1.86E-01</text:p>
          </table:table-cell>
          <table:table-cell table:formula="of:=LOG([.D7]/[.D8])/LOG([.$A7]/[.$A8])" office:value-type="float" office:value="1.48612082521068" calcext:value-type="float">
            <text:p>1.49</text:p>
          </table:table-cell>
          <table:table-cell office:value-type="float" office:value="0.0802046" calcext:value-type="float">
            <text:p>8.02E-02</text:p>
          </table:table-cell>
          <table:table-cell table:formula="of:=LOG([.F7]/[.F8])/LOG([.$A7]/[.$A8])" office:value-type="float" office:value="0.324278784521351" calcext:value-type="float">
            <text:p>0.32</text:p>
          </table:table-cell>
          <table:table-cell office:value-type="float" office:value="0.131042" calcext:value-type="float">
            <text:p>1.31E-01</text:p>
          </table:table-cell>
          <table:table-cell table:formula="of:=LOG([.H7]/[.H8])/LOG([.$A7]/[.$A8])" office:value-type="float" office:value="0.59360734004088" calcext:value-type="float">
            <text:p>0.59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44" office:value-type="float" office:value="0.0390528" calcext:value-type="float">
            <text:p>0.0391</text:p>
          </table:table-cell>
          <table:table-cell office:value-type="float" office:value="0.0517547" calcext:value-type="float">
            <text:p>5.18E-02</text:p>
          </table:table-cell>
          <table:table-cell table:formula="of:=LOG([.B8]/[.B9])/LOG([.$A8]/[.$A9])" office:value-type="float" office:value="1.64323383565996" calcext:value-type="float">
            <text:p>1.64</text:p>
          </table:table-cell>
          <table:table-cell office:value-type="float" office:value="0.103139" calcext:value-type="float">
            <text:p>1.03E-01</text:p>
          </table:table-cell>
          <table:table-cell table:formula="of:=LOG([.D8]/[.D9])/LOG([.$A8]/[.$A9])" office:value-type="float" office:value="1.3832123237523" calcext:value-type="float">
            <text:p>1.38</text:p>
          </table:table-cell>
          <table:table-cell office:value-type="float" office:value="0.0747625" calcext:value-type="float">
            <text:p>7.48E-02</text:p>
          </table:table-cell>
          <table:table-cell table:formula="of:=LOG([.F8]/[.F9])/LOG([.$A8]/[.$A9])" office:value-type="float" office:value="0.164583866228564" calcext:value-type="float">
            <text:p>0.16</text:p>
          </table:table-cell>
          <table:table-cell office:value-type="float" office:value="0.0837353" calcext:value-type="float">
            <text:p>8.37E-02</text:p>
          </table:table-cell>
          <table:table-cell table:formula="of:=LOG([.H8]/[.H9])/LOG([.$A8]/[.$A9])" office:value-type="float" office:value="1.04903803153992" calcext:value-type="float">
            <text:p>1.05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>
          <table:table-cell office:value-type="float" office:value="0.0240724" calcext:value-type="float">
            <text:p>0.024</text:p>
          </table:table-cell>
          <table:table-cell office:value-type="float" office:value="0.0243032" calcext:value-type="float">
            <text:p>2.43E-02</text:p>
          </table:table-cell>
          <table:table-cell table:formula="of:=LOG([.B9]/[.B10])/LOG([.$A9]/[.$A10])" office:value-type="float" office:value="1.56228040773615" calcext:value-type="float">
            <text:p>1.56</text:p>
          </table:table-cell>
          <table:table-cell office:value-type="float" office:value="0.050217" calcext:value-type="float">
            <text:p>5.02E-02</text:p>
          </table:table-cell>
          <table:table-cell table:formula="of:=LOG([.D9]/[.D10])/LOG([.$A9]/[.$A10])" office:value-type="float" office:value="1.48749825359565" calcext:value-type="float">
            <text:p>1.49</text:p>
          </table:table-cell>
          <table:table-cell office:value-type="float" office:value="0.0725846" calcext:value-type="float">
            <text:p>7.26E-02</text:p>
          </table:table-cell>
          <table:table-cell table:formula="of:=LOG([.F9]/[.F10])/LOG([.$A9]/[.$A10])" office:value-type="float" office:value="0.061101020011094" calcext:value-type="float">
            <text:p>0.06</text:p>
          </table:table-cell>
          <table:table-cell office:value-type="float" office:value="0.058926" calcext:value-type="float">
            <text:p>5.89E-02</text:p>
          </table:table-cell>
          <table:table-cell table:formula="of:=LOG([.H9]/[.H10])/LOG([.$A9]/[.$A10])" office:value-type="float" office:value="0.726215180757314" calcext:value-type="float">
            <text:p>0.73</text:p>
          </table:table-cell>
          <table:table-cell office:value-type="string" calcext:value-type="string">
            <text:p>800k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3" office:value-type="string" calcext:value-type="string">
            <text:p>Weingarten:</text:p>
          </table:table-cell>
          <table:table-cell table:style-name="ce40" office:value-type="string" calcext:value-type="string" table:number-columns-spanned="4" table:number-rows-spanned="1">
            <text:p>k1 * k2</text:p>
          </table:table-cell>
          <table:covered-table-cell table:style-name="ce41"/>
          <table:covered-table-cell table:style-name="ce42"/>
          <table:covered-table-cell table:style-name="ce41"/>
          <table:table-cell table:style-name="ce40" office:value-type="string" calcext:value-type="string" table:number-columns-spanned="4" table:number-rows-spanned="1">
            <text:p>0.5 * (k1 + k2)</text:p>
          </table:table-cell>
          <table:covered-table-cell table:style-name="ce41"/>
          <table:covered-table-cell table:style-name="ce42"/>
          <table:covered-table-cell table:style-name="ce41"/>
          <table:table-cell table:style-name="ce34"/>
          <table:table-cell table:number-columns-repeated="1014"/>
        </table:table-row>
        <table:table-row table:style-name="ro3">
          <table:table-cell table:style-name="ce43" office:value-type="string" calcext:value-type="string">
            <text:p>hMax</text:p>
          </table:table-cell>
          <table:table-cell table:style-name="ce40" office:value-type="string" calcext:value-type="string">
            <text:p>Err2K</text:p>
          </table:table-cell>
          <table:table-cell table:style-name="ce41" office:value-type="string" calcext:value-type="string">
            <text:p>EOC</text:p>
          </table:table-cell>
          <table:table-cell table:style-name="ce40" office:value-type="string" calcext:value-type="string">
            <text:p>ErrMaxK</text:p>
          </table:table-cell>
          <table:table-cell table:style-name="ce41" office:value-type="string" calcext:value-type="string">
            <text:p>EOC</text:p>
          </table:table-cell>
          <table:table-cell table:style-name="ce40" office:value-type="string" calcext:value-type="string">
            <text:p>Err2H</text:p>
          </table:table-cell>
          <table:table-cell table:style-name="ce41" office:value-type="string" calcext:value-type="string">
            <text:p>EOC</text:p>
          </table:table-cell>
          <table:table-cell table:style-name="ce40" office:value-type="string" calcext:value-type="string">
            <text:p>ErrMaxH</text:p>
          </table:table-cell>
          <table:table-cell table:style-name="ce41" office:value-type="string" calcext:value-type="string">
            <text:p>EOC</text:p>
          </table:table-cell>
          <table:table-cell table:style-name="ce25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0.413931" calcext:value-type="float">
            <text:p>0.414</text:p>
          </table:table-cell>
          <table:table-cell office:value-type="float" office:value="0.982034" calcext:value-type="float">
            <text:p>9.82E-01</text:p>
          </table:table-cell>
          <table:table-cell/>
          <table:table-cell office:value-type="float" office:value="1.23607" calcext:value-type="float">
            <text:p>1.24E+00</text:p>
          </table:table-cell>
          <table:table-cell/>
          <table:table-cell office:value-type="float" office:value="0.393089" calcext:value-type="float">
            <text:p>3.93E-01</text:p>
          </table:table-cell>
          <table:table-cell/>
          <table:table-cell office:value-type="float" office:value="0.509194" calcext:value-type="float">
            <text:p>5.09E-01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339603" calcext:value-type="float">
            <text:p>0.340</text:p>
          </table:table-cell>
          <table:table-cell office:value-type="float" office:value="1.02187" calcext:value-type="float">
            <text:p>1.02E+00</text:p>
          </table:table-cell>
          <table:table-cell table:formula="of:=LOG([.B15]/[.B16])/LOG([.$A15]/[.$A16])" office:value-type="float" office:value="-0.200905554411493" calcext:value-type="float">
            <text:p>-0.20</text:p>
          </table:table-cell>
          <table:table-cell office:value-type="float" office:value="1.51209" calcext:value-type="float">
            <text:p>1.51E+00</text:p>
          </table:table-cell>
          <table:table-cell table:formula="of:=LOG([.D15]/[.D16])/LOG([.$A15]/[.$A16])" office:value-type="float" office:value="-1.01835977314663" calcext:value-type="float">
            <text:p>-1.02</text:p>
          </table:table-cell>
          <table:table-cell office:value-type="float" office:value="0.35968" calcext:value-type="float">
            <text:p>3.60E-01</text:p>
          </table:table-cell>
          <table:table-cell table:formula="of:=LOG([.F15]/[.F16])/LOG([.$A15]/[.$A16])" office:value-type="float" office:value="0.448769211350964" calcext:value-type="float">
            <text:p>0.45</text:p>
          </table:table-cell>
          <table:table-cell office:value-type="float" office:value="0.45445" calcext:value-type="float">
            <text:p>4.54E-01</text:p>
          </table:table-cell>
          <table:table-cell table:formula="of:=LOG([.H15]/[.H16])/LOG([.$A15]/[.$A16])" office:value-type="float" office:value="0.574676812160135" calcext:value-type="float">
            <text:p>0.5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257294" calcext:value-type="float">
            <text:p>0.257</text:p>
          </table:table-cell>
          <table:table-cell office:value-type="float" office:value="0.883386" calcext:value-type="float">
            <text:p>8.83E-01</text:p>
          </table:table-cell>
          <table:table-cell table:formula="of:=LOG([.B16]/[.B17])/LOG([.$A16]/[.$A17])" office:value-type="float" office:value="0.524673648358762" calcext:value-type="float">
            <text:p>0.52</text:p>
          </table:table-cell>
          <table:table-cell office:value-type="float" office:value="0.938907" calcext:value-type="float">
            <text:p>9.39E-01</text:p>
          </table:table-cell>
          <table:table-cell table:formula="of:=LOG([.D16]/[.D17])/LOG([.$A16]/[.$A17])" office:value-type="float" office:value="1.71687300539847" calcext:value-type="float">
            <text:p>1.72</text:p>
          </table:table-cell>
          <table:table-cell office:value-type="float" office:value="0.288263" calcext:value-type="float">
            <text:p>2.88E-01</text:p>
          </table:table-cell>
          <table:table-cell table:formula="of:=LOG([.F16]/[.F17])/LOG([.$A16]/[.$A17])" office:value-type="float" office:value="0.797460633092547" calcext:value-type="float">
            <text:p>0.80</text:p>
          </table:table-cell>
          <table:table-cell office:value-type="float" office:value="0.373892" calcext:value-type="float">
            <text:p>3.74E-01</text:p>
          </table:table-cell>
          <table:table-cell table:formula="of:=LOG([.H16]/[.H17])/LOG([.$A16]/[.$A17])" office:value-type="float" office:value="0.702991768814279" calcext:value-type="float">
            <text:p>0.70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3">
          <table:table-cell office:value-type="float" office:value="0.109466" calcext:value-type="float">
            <text:p>0.109</text:p>
          </table:table-cell>
          <table:table-cell office:value-type="float" office:value="0.221166" calcext:value-type="float">
            <text:p>2.21E-01</text:p>
          </table:table-cell>
          <table:table-cell table:formula="of:=LOG([.B17]/[.B18])/LOG([.$A17]/[.$A18])" office:value-type="float" office:value="1.62045395277171" calcext:value-type="float">
            <text:p>1.62</text:p>
          </table:table-cell>
          <table:table-cell office:value-type="float" office:value="0.480776" calcext:value-type="float">
            <text:p>4.81E-01</text:p>
          </table:table-cell>
          <table:table-cell table:formula="of:=LOG([.D17]/[.D18])/LOG([.$A17]/[.$A18])" office:value-type="float" office:value="0.783185978791435" calcext:value-type="float">
            <text:p>0.78</text:p>
          </table:table-cell>
          <table:table-cell office:value-type="float" office:value="0.110784" calcext:value-type="float">
            <text:p>1.11E-01</text:p>
          </table:table-cell>
          <table:table-cell table:formula="of:=LOG([.F17]/[.F18])/LOG([.$A17]/[.$A18])" office:value-type="float" office:value="1.11898532001206" calcext:value-type="float">
            <text:p>1.12</text:p>
          </table:table-cell>
          <table:table-cell office:value-type="float" office:value="0.358541" calcext:value-type="float">
            <text:p>3.59E-01</text:p>
          </table:table-cell>
          <table:table-cell table:formula="of:=LOG([.H17]/[.H18])/LOG([.$A17]/[.$A18])" office:value-type="float" office:value="0.0490565197568479" calcext:value-type="float">
            <text:p>0.05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table:style-name="ce44" office:value-type="float" office:value="0.078606" calcext:value-type="float">
            <text:p>0.0786</text:p>
          </table:table-cell>
          <table:table-cell office:value-type="float" office:value="0.225455" calcext:value-type="float">
            <text:p>2.25E-01</text:p>
          </table:table-cell>
          <table:table-cell table:formula="of:=LOG([.B18]/[.B19])/LOG([.$A18]/[.$A19])" office:value-type="float" office:value="-0.0579982053025706" calcext:value-type="float">
            <text:p>-0.06</text:p>
          </table:table-cell>
          <table:table-cell office:value-type="float" office:value="0.432235" calcext:value-type="float">
            <text:p>4.32E-01</text:p>
          </table:table-cell>
          <table:table-cell table:formula="of:=LOG([.D18]/[.D19])/LOG([.$A18]/[.$A19])" office:value-type="float" office:value="0.321385813037972" calcext:value-type="float">
            <text:p>0.32</text:p>
          </table:table-cell>
          <table:table-cell office:value-type="float" office:value="0.101324" calcext:value-type="float">
            <text:p>1.01E-01</text:p>
          </table:table-cell>
          <table:table-cell table:formula="of:=LOG([.F18]/[.F19])/LOG([.$A18]/[.$A19])" office:value-type="float" office:value="0.269529678131948" calcext:value-type="float">
            <text:p>0.27</text:p>
          </table:table-cell>
          <table:table-cell office:value-type="float" office:value="0.37374" calcext:value-type="float">
            <text:p>3.74E-01</text:p>
          </table:table-cell>
          <table:table-cell table:formula="of:=LOG([.H18]/[.H19])/LOG([.$A18]/[.$A19])" office:value-type="float" office:value="-0.125367198926883" calcext:value-type="float">
            <text:p>-0.13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table:style-name="ce44" office:value-type="float" office:value="0.0598497" calcext:value-type="float">
            <text:p>0.0598</text:p>
          </table:table-cell>
          <table:table-cell office:value-type="float" office:value="0.20954" calcext:value-type="float">
            <text:p>2.10E-01</text:p>
          </table:table-cell>
          <table:table-cell table:formula="of:=LOG([.B19]/[.B20])/LOG([.$A19]/[.$A20])" office:value-type="float" office:value="0.268535627567287" calcext:value-type="float">
            <text:p>0.27</text:p>
          </table:table-cell>
          <table:table-cell office:value-type="float" office:value="0.434656" calcext:value-type="float">
            <text:p>4.35E-01</text:p>
          </table:table-cell>
          <table:table-cell table:formula="of:=LOG([.D19]/[.D20])/LOG([.$A19]/[.$A20])" office:value-type="float" office:value="-0.0204888256907034" calcext:value-type="float">
            <text:p>-0.02</text:p>
          </table:table-cell>
          <table:table-cell office:value-type="float" office:value="0.0845573" calcext:value-type="float">
            <text:p>8.46E-02</text:p>
          </table:table-cell>
          <table:table-cell table:formula="of:=LOG([.F19]/[.F20])/LOG([.$A19]/[.$A20])" office:value-type="float" office:value="0.66355901064083" calcext:value-type="float">
            <text:p>0.66</text:p>
          </table:table-cell>
          <table:table-cell office:value-type="float" office:value="0.325855" calcext:value-type="float">
            <text:p>3.26E-01</text:p>
          </table:table-cell>
          <table:table-cell table:formula="of:=LOG([.H19]/[.H20])/LOG([.$A19]/[.$A20])" office:value-type="float" office:value="0.502942152285407" calcext:value-type="float">
            <text:p>0.50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44" office:value-type="float" office:value="0.0390528" calcext:value-type="float">
            <text:p>0.0391</text:p>
          </table:table-cell>
          <table:table-cell office:value-type="float" office:value="0.13965" calcext:value-type="float">
            <text:p>1.40E-01</text:p>
          </table:table-cell>
          <table:table-cell table:formula="of:=LOG([.B20]/[.B21])/LOG([.$A20]/[.$A21])" office:value-type="float" office:value="0.950467553668222" calcext:value-type="float">
            <text:p>0.95</text:p>
          </table:table-cell>
          <table:table-cell office:value-type="float" office:value="0.304396" calcext:value-type="float">
            <text:p>3.04E-01</text:p>
          </table:table-cell>
          <table:table-cell table:formula="of:=LOG([.D20]/[.D21])/LOG([.$A20]/[.$A21])" office:value-type="float" office:value="0.834404316272586" calcext:value-type="float">
            <text:p>0.83</text:p>
          </table:table-cell>
          <table:table-cell office:value-type="float" office:value="0.0532833" calcext:value-type="float">
            <text:p>5.33E-02</text:p>
          </table:table-cell>
          <table:table-cell table:formula="of:=LOG([.F20]/[.F21])/LOG([.$A20]/[.$A21])" office:value-type="float" office:value="1.0817119283048" calcext:value-type="float">
            <text:p>1.08</text:p>
          </table:table-cell>
          <table:table-cell office:value-type="float" office:value="0.222388" calcext:value-type="float">
            <text:p>2.22E-01</text:p>
          </table:table-cell>
          <table:table-cell table:formula="of:=LOG([.H20]/[.H21])/LOG([.$A20]/[.$A21])" office:value-type="float" office:value="0.894845038971524" calcext:value-type="float">
            <text:p>0.89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>
          <table:table-cell office:value-type="float" office:value="0.0240724" calcext:value-type="float">
            <text:p>0.024</text:p>
          </table:table-cell>
          <table:table-cell office:value-type="float" office:value="0.071082" calcext:value-type="float">
            <text:p>7.11E-02</text:p>
          </table:table-cell>
          <table:table-cell table:formula="of:=LOG([.B21]/[.B22])/LOG([.$A21]/[.$A22])" office:value-type="float" office:value="1.39569510661712" calcext:value-type="float">
            <text:p>1.40</text:p>
          </table:table-cell>
          <table:table-cell office:value-type="float" office:value="0.155788" calcext:value-type="float">
            <text:p>1.56E-01</text:p>
          </table:table-cell>
          <table:table-cell table:formula="of:=LOG([.D21]/[.D22])/LOG([.$A21]/[.$A22])" office:value-type="float" office:value="1.38438624821043" calcext:value-type="float">
            <text:p>1.38</text:p>
          </table:table-cell>
          <table:table-cell office:value-type="float" office:value="0.0265425" calcext:value-type="float">
            <text:p>2.65E-02</text:p>
          </table:table-cell>
          <table:table-cell table:formula="of:=LOG([.F21]/[.F22])/LOG([.$A21]/[.$A22])" office:value-type="float" office:value="1.44027637901135" calcext:value-type="float">
            <text:p>1.44</text:p>
          </table:table-cell>
          <table:table-cell office:value-type="float" office:value="0.113473" calcext:value-type="float">
            <text:p>1.13E-01</text:p>
          </table:table-cell>
          <table:table-cell table:formula="of:=LOG([.H21]/[.H22])/LOG([.$A21]/[.$A22])" office:value-type="float" office:value="1.39063883248597" calcext:value-type="float">
            <text:p>1.39</text:p>
          </table:table-cell>
          <table:table-cell office:value-type="string" calcext:value-type="string">
            <text:p>800k</text:p>
          </table:table-cell>
          <table:table-cell table:number-columns-repeated="1014"/>
        </table:table-row>
        <table:table-row table:style-name="ro3">
          <table:table-cell table:style-name="ce4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3" office:value-type="string" calcext:value-type="string">
            <text:p>Weingarten (AvN):</text:p>
          </table:table-cell>
          <table:table-cell table:style-name="ce40" office:value-type="string" calcext:value-type="string" table:number-columns-spanned="4" table:number-rows-spanned="1">
            <text:p>k1 * k2</text:p>
          </table:table-cell>
          <table:covered-table-cell table:style-name="ce41"/>
          <table:covered-table-cell table:style-name="ce42"/>
          <table:covered-table-cell table:style-name="ce41"/>
          <table:table-cell table:style-name="ce40" office:value-type="string" calcext:value-type="string" table:number-columns-spanned="4" table:number-rows-spanned="1">
            <text:p>0.5 * (k1 + k2)</text:p>
          </table:table-cell>
          <table:covered-table-cell table:style-name="ce41"/>
          <table:covered-table-cell table:style-name="ce42"/>
          <table:covered-table-cell table:style-name="ce41"/>
          <table:table-cell table:style-name="ce34"/>
          <table:table-cell table:number-columns-repeated="1014"/>
        </table:table-row>
        <table:table-row table:style-name="ro3">
          <table:table-cell table:style-name="ce43" office:value-type="string" calcext:value-type="string">
            <text:p>hMax</text:p>
          </table:table-cell>
          <table:table-cell table:style-name="ce40" office:value-type="string" calcext:value-type="string">
            <text:p>Err2K</text:p>
          </table:table-cell>
          <table:table-cell table:style-name="ce41" office:value-type="string" calcext:value-type="string">
            <text:p>EOC</text:p>
          </table:table-cell>
          <table:table-cell table:style-name="ce40" office:value-type="string" calcext:value-type="string">
            <text:p>ErrMaxK</text:p>
          </table:table-cell>
          <table:table-cell table:style-name="ce41" office:value-type="string" calcext:value-type="string">
            <text:p>EOC</text:p>
          </table:table-cell>
          <table:table-cell table:style-name="ce40" office:value-type="string" calcext:value-type="string">
            <text:p>Err2H</text:p>
          </table:table-cell>
          <table:table-cell table:style-name="ce41" office:value-type="string" calcext:value-type="string">
            <text:p>EOC</text:p>
          </table:table-cell>
          <table:table-cell table:style-name="ce40" office:value-type="string" calcext:value-type="string">
            <text:p>ErrMaxH</text:p>
          </table:table-cell>
          <table:table-cell table:style-name="ce41" office:value-type="string" calcext:value-type="string">
            <text:p>EOC</text:p>
          </table:table-cell>
          <table:table-cell table:style-name="ce25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5">
          <table:table-cell office:value-type="float" office:value="0.413931" calcext:value-type="float">
            <text:p>0.414</text:p>
          </table:table-cell>
          <table:table-cell table:style-name="ce26" office:value-type="float" office:value="0.765999" calcext:value-type="float">
            <text:p>0.765999</text:p>
          </table:table-cell>
          <table:table-cell/>
          <table:table-cell table:style-name="ce26" office:value-type="float" office:value="0.838479" calcext:value-type="float">
            <text:p>0.838479</text:p>
          </table:table-cell>
          <table:table-cell/>
          <table:table-cell table:style-name="ce26" office:value-type="float" office:value="0.326261" calcext:value-type="float">
            <text:p>0.326261</text:p>
          </table:table-cell>
          <table:table-cell/>
          <table:table-cell table:style-name="ce26" office:value-type="float" office:value="0.412639" calcext:value-type="float">
            <text:p>0.412639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5">
          <table:table-cell office:value-type="float" office:value="0.339603" calcext:value-type="float">
            <text:p>0.340</text:p>
          </table:table-cell>
          <table:table-cell table:style-name="ce26" office:value-type="float" office:value="0.75564" calcext:value-type="float">
            <text:p>0.75564</text:p>
          </table:table-cell>
          <table:table-cell table:formula="of:=LOG([.B27]/[.B28])/LOG([.$A27]/[.$A28])" office:value-type="float" office:value="0.0687937249405446" calcext:value-type="float">
            <text:p>0.07</text:p>
          </table:table-cell>
          <table:table-cell table:style-name="ce26" office:value-type="float" office:value="1.01662" calcext:value-type="float">
            <text:p>1.01662</text:p>
          </table:table-cell>
          <table:table-cell table:formula="of:=LOG([.D27]/[.D28])/LOG([.$A27]/[.$A28])" office:value-type="float" office:value="-0.973358884801107" calcext:value-type="float">
            <text:p>-0.97</text:p>
          </table:table-cell>
          <table:table-cell table:style-name="ce26" office:value-type="float" office:value="0.300841" calcext:value-type="float">
            <text:p>0.300841</text:p>
          </table:table-cell>
          <table:table-cell table:formula="of:=LOG([.F27]/[.F28])/LOG([.$A27]/[.$A28])" office:value-type="float" office:value="0.40983714057603" calcext:value-type="float">
            <text:p>0.41</text:p>
          </table:table-cell>
          <table:table-cell table:style-name="ce26" office:value-type="float" office:value="0.445162" calcext:value-type="float">
            <text:p>0.445162</text:p>
          </table:table-cell>
          <table:table-cell table:formula="of:=LOG([.H27]/[.H28])/LOG([.$A27]/[.$A28])" office:value-type="float" office:value="-0.383308274244826" calcext:value-type="float">
            <text:p>-0.38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5">
          <table:table-cell office:value-type="float" office:value="0.257294" calcext:value-type="float">
            <text:p>0.257</text:p>
          </table:table-cell>
          <table:table-cell table:style-name="ce26" office:value-type="float" office:value="0.621781" calcext:value-type="float">
            <text:p>0.621781</text:p>
          </table:table-cell>
          <table:table-cell table:formula="of:=LOG([.B28]/[.B29])/LOG([.$A28]/[.$A29])" office:value-type="float" office:value="0.702473753178752" calcext:value-type="float">
            <text:p>0.70</text:p>
          </table:table-cell>
          <table:table-cell table:style-name="ce26" office:value-type="float" office:value="0.681089" calcext:value-type="float">
            <text:p>0.681089</text:p>
          </table:table-cell>
          <table:table-cell table:formula="of:=LOG([.D28]/[.D29])/LOG([.$A28]/[.$A29])" office:value-type="float" office:value="1.44310685167625" calcext:value-type="float">
            <text:p>1.44</text:p>
          </table:table-cell>
          <table:table-cell table:style-name="ce26" office:value-type="float" office:value="0.255107" calcext:value-type="float">
            <text:p>0.255107</text:p>
          </table:table-cell>
          <table:table-cell table:formula="of:=LOG([.F28]/[.F29])/LOG([.$A28]/[.$A29])" office:value-type="float" office:value="0.594106050979038" calcext:value-type="float">
            <text:p>0.59</text:p>
          </table:table-cell>
          <table:table-cell table:style-name="ce26" office:value-type="float" office:value="0.503836" calcext:value-type="float">
            <text:p>0.503836</text:p>
          </table:table-cell>
          <table:table-cell table:formula="of:=LOG([.H28]/[.H29])/LOG([.$A28]/[.$A29])" office:value-type="float" office:value="-0.446078323158097" calcext:value-type="float">
            <text:p>-0.45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5">
          <table:table-cell office:value-type="float" office:value="0.109466" calcext:value-type="float">
            <text:p>0.109</text:p>
          </table:table-cell>
          <table:table-cell table:style-name="ce26" office:value-type="float" office:value="0.372657" calcext:value-type="float">
            <text:p>0.372657</text:p>
          </table:table-cell>
          <table:table-cell table:formula="of:=LOG([.B29]/[.B30])/LOG([.$A29]/[.$A30])" office:value-type="float" office:value="0.599024432178038" calcext:value-type="float">
            <text:p>0.60</text:p>
          </table:table-cell>
          <table:table-cell table:style-name="ce26" office:value-type="float" office:value="0.645899" calcext:value-type="float">
            <text:p>0.645899</text:p>
          </table:table-cell>
          <table:table-cell table:formula="of:=LOG([.D29]/[.D30])/LOG([.$A29]/[.$A30])" office:value-type="float" office:value="0.0620752488679724" calcext:value-type="float">
            <text:p>0.06</text:p>
          </table:table-cell>
          <table:table-cell table:style-name="ce26" office:value-type="float" office:value="0.178652" calcext:value-type="float">
            <text:p>0.178652</text:p>
          </table:table-cell>
          <table:table-cell table:formula="of:=LOG([.F29]/[.F30])/LOG([.$A29]/[.$A30])" office:value-type="float" office:value="0.416851198248839" calcext:value-type="float">
            <text:p>0.42</text:p>
          </table:table-cell>
          <table:table-cell table:style-name="ce26" office:value-type="float" office:value="0.500402" calcext:value-type="float">
            <text:p>0.500402</text:p>
          </table:table-cell>
          <table:table-cell table:formula="of:=LOG([.H29]/[.H30])/LOG([.$A29]/[.$A30])" office:value-type="float" office:value="0.0080025739320209" calcext:value-type="float">
            <text:p>0.01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5">
          <table:table-cell table:style-name="ce44" office:value-type="float" office:value="0.078606" calcext:value-type="float">
            <text:p>0.0786</text:p>
          </table:table-cell>
          <table:table-cell table:style-name="ce26" office:value-type="float" office:value="0.378079" calcext:value-type="float">
            <text:p>0.378079</text:p>
          </table:table-cell>
          <table:table-cell table:formula="of:=LOG([.B30]/[.B31])/LOG([.$A30]/[.$A31])" office:value-type="float" office:value="-0.043617836451246" calcext:value-type="float">
            <text:p>-0.04</text:p>
          </table:table-cell>
          <table:table-cell table:style-name="ce26" office:value-type="float" office:value="0.637947" calcext:value-type="float">
            <text:p>0.637947</text:p>
          </table:table-cell>
          <table:table-cell table:formula="of:=LOG([.D30]/[.D31])/LOG([.$A30]/[.$A31])" office:value-type="float" office:value="0.0374070353677499" calcext:value-type="float">
            <text:p>0.04</text:p>
          </table:table-cell>
          <table:table-cell table:style-name="ce26" office:value-type="float" office:value="0.163547" calcext:value-type="float">
            <text:p>0.163547</text:p>
          </table:table-cell>
          <table:table-cell table:formula="of:=LOG([.F30]/[.F31])/LOG([.$A30]/[.$A31])" office:value-type="float" office:value="0.266752558092346" calcext:value-type="float">
            <text:p>0.27</text:p>
          </table:table-cell>
          <table:table-cell table:style-name="ce26" office:value-type="float" office:value="0.511296" calcext:value-type="float">
            <text:p>0.511296</text:p>
          </table:table-cell>
          <table:table-cell table:formula="of:=LOG([.H30]/[.H31])/LOG([.$A30]/[.$A31])" office:value-type="float" office:value="-0.0650335652213872" calcext:value-type="float">
            <text:p>-0.07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5">
          <table:table-cell table:style-name="ce44" office:value-type="float" office:value="0.0598497" calcext:value-type="float">
            <text:p>0.0598</text:p>
          </table:table-cell>
          <table:table-cell table:style-name="ce26" office:value-type="float" office:value="0.325024" calcext:value-type="float">
            <text:p>0.325024</text:p>
          </table:table-cell>
          <table:table-cell table:formula="of:=LOG([.B31]/[.B32])/LOG([.$A31]/[.$A32])" office:value-type="float" office:value="0.554650409440547" calcext:value-type="float">
            <text:p>0.55</text:p>
          </table:table-cell>
          <table:table-cell table:style-name="ce26" office:value-type="float" office:value="0.572397" calcext:value-type="float">
            <text:p>0.572397</text:p>
          </table:table-cell>
          <table:table-cell table:formula="of:=LOG([.D31]/[.D32])/LOG([.$A31]/[.$A32])" office:value-type="float" office:value="0.397717470823398" calcext:value-type="float">
            <text:p>0.40</text:p>
          </table:table-cell>
          <table:table-cell table:style-name="ce26" office:value-type="float" office:value="0.136016" calcext:value-type="float">
            <text:p>0.136016</text:p>
          </table:table-cell>
          <table:table-cell table:formula="of:=LOG([.F31]/[.F32])/LOG([.$A31]/[.$A32])" office:value-type="float" office:value="0.676155659471833" calcext:value-type="float">
            <text:p>0.68</text:p>
          </table:table-cell>
          <table:table-cell table:style-name="ce26" office:value-type="float" office:value="0.44588" calcext:value-type="float">
            <text:p>0.44588</text:p>
          </table:table-cell>
          <table:table-cell table:formula="of:=LOG([.H31]/[.H32])/LOG([.$A31]/[.$A32])" office:value-type="float" office:value="0.502175310369249" calcext:value-type="float">
            <text:p>0.50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table:style-name="ce44" office:value-type="float" office:value="0.0390528" calcext:value-type="float">
            <text:p>0.0391</text:p>
          </table:table-cell>
          <table:table-cell table:style-name="ce26" office:value-type="float" office:value="0.222005" calcext:value-type="float">
            <text:p>0.222005</text:p>
          </table:table-cell>
          <table:table-cell table:formula="of:=LOG([.B32]/[.B33])/LOG([.$A32]/[.$A33])" office:value-type="float" office:value="0.892901424569435" calcext:value-type="float">
            <text:p>0.89</text:p>
          </table:table-cell>
          <table:table-cell table:style-name="ce26" office:value-type="float" office:value="0.423725" calcext:value-type="float">
            <text:p>0.423725</text:p>
          </table:table-cell>
          <table:table-cell table:formula="of:=LOG([.D32]/[.D33])/LOG([.$A32]/[.$A33])" office:value-type="float" office:value="0.704457154737798" calcext:value-type="float">
            <text:p>0.70</text:p>
          </table:table-cell>
          <table:table-cell table:style-name="ce26" office:value-type="float" office:value="0.089295" calcext:value-type="float">
            <text:p>0.089295</text:p>
          </table:table-cell>
          <table:table-cell table:formula="of:=LOG([.F32]/[.F33])/LOG([.$A32]/[.$A33])" office:value-type="float" office:value="0.985723822050251" calcext:value-type="float">
            <text:p>0.99</text:p>
          </table:table-cell>
          <table:table-cell table:style-name="ce26" office:value-type="float" office:value="0.322505" calcext:value-type="float">
            <text:p>0.322505</text:p>
          </table:table-cell>
          <table:table-cell table:formula="of:=LOG([.H32]/[.H33])/LOG([.$A32]/[.$A33])" office:value-type="float" office:value="0.758760000203532" calcext:value-type="float">
            <text:p>0.76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>
          <table:table-cell office:value-type="float" office:value="0.0240724" calcext:value-type="float">
            <text:p>0.024</text:p>
          </table:table-cell>
          <table:table-cell office:value-type="float" office:value="0.122013" calcext:value-type="float">
            <text:p>1.22E-01</text:p>
          </table:table-cell>
          <table:table-cell table:formula="of:=LOG([.B33]/[.B34])/LOG([.$A33]/[.$A34])" office:value-type="float" office:value="1.23710657043599" calcext:value-type="float">
            <text:p>1.24</text:p>
          </table:table-cell>
          <table:table-cell office:value-type="float" office:value="0.247926" calcext:value-type="float">
            <text:p>2.48E-01</text:p>
          </table:table-cell>
          <table:table-cell table:formula="of:=LOG([.D33]/[.D34])/LOG([.$A33]/[.$A34])" office:value-type="float" office:value="1.10769013795585" calcext:value-type="float">
            <text:p>1.11</text:p>
          </table:table-cell>
          <table:table-cell office:value-type="float" office:value="0.0472614" calcext:value-type="float">
            <text:p>4.73E-02</text:p>
          </table:table-cell>
          <table:table-cell table:formula="of:=LOG([.F33]/[.F34])/LOG([.$A33]/[.$A34])" office:value-type="float" office:value="1.31498070560389" calcext:value-type="float">
            <text:p>1.31</text:p>
          </table:table-cell>
          <table:table-cell office:value-type="float" office:value="0.18432" calcext:value-type="float">
            <text:p>1.84E-01</text:p>
          </table:table-cell>
          <table:table-cell table:formula="of:=LOG([.H33]/[.H34])/LOG([.$A33]/[.$A34])" office:value-type="float" office:value="1.15624027557973" calcext:value-type="float">
            <text:p>1.16</text:p>
          </table:table-cell>
          <table:table-cell office:value-type="string" calcext:value-type="string">
            <text:p>800k</text:p>
          </table:table-cell>
          <table:table-cell table:number-columns-repeated="1014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120" number:language="en" number:country="US">
      <number:scientific-number number:decimal-places="5" number:min-integer-digits="1" number:min-exponent-digits="2"/>
    </number:number-style>
    <number:number-style style:name="N10121" number:language="en" number:country="US">
      <number:number number:decimal-places="8" number:min-integer-digits="1"/>
    </number:number-style>
    <number:number-style style:name="N10122" number:language="en" number:country="US">
      <number:number number:decimal-places="3" number:min-integer-digits="1"/>
    </number:number-style>
    <number:number-style style:name="N10123" number:language="en" number:country="US">
      <number:scientific-number number:decimal-places="3" number:min-integer-digits="1" number:min-exponent-digits="1"/>
    </number:number-style>
    <number:number-style style:name="N10124" number:language="en" number:country="US">
      <number:number number:decimal-places="4" number:min-integer-digits="1"/>
    </number:number-style>
    <number:number-style style:name="N10125" number:language="en" number:country="US">
      <number:number number:decimal-places="5" number:min-integer-digits="1"/>
    </number:number-style>
    <number:number-style style:name="N10126" number:language="en" number:country="US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.00.0000</text:date>, <text:time style:data-style-name="N2" text:time-value="09:23:27.24367617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4-02-27T12:55:53</meta:creation-date>
    <dc:date>2014-11-10T10:07:41.673799565</dc:date>
    <meta:editing-duration>P1DT2H55M44S</meta:editing-duration>
    <meta:editing-cycles>97</meta:editing-cycles>
    <meta:generator>LibreOffice/4.2.6.3$Linux_X86_64 LibreOffice_project/420m0$Build-3</meta:generator>
    <dc:creator>Ingo Nitschke</dc:creator>
    <meta:document-statistic meta:table-count="4" meta:cell-count="1307" meta:object-count="0"/>
  </office:meta>
</office:document-meta>
</file>